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0.4146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0.8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6" style:family="table-cell" style:parent-style-name="Default">
      <style:table-cell-properties fo:padding="0.028in"/>
    </style:style>
    <style:style style:name="ce37" style:family="table-cell" style:parent-style-name="Default">
      <style:table-cell-properties fo:border="0.0008in solid #000000"/>
    </style:style>
    <style:style style:name="ce5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4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10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0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3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99" style:text-align-source="fix" style:repeat-content="false" fo:border="0.0008in solid #000000" fo:padding="0.028in"/>
      <style:paragraph-properties fo:text-align="end" fo:margin-left="0in"/>
    </style:style>
    <style:style style:name="ce96" style:family="table-cell" style:parent-style-name="Default">
      <style:table-cell-properties fo:background-color="#ffff99" fo:border="0.0008in solid #000000"/>
    </style:style>
    <style:style style:name="ce97" style:family="table-cell" style:parent-style-name="Default">
      <style:table-cell-properties fo:background-color="transparent" fo:border="0.0008in solid #000000"/>
    </style:style>
    <style:style style:name="ce9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00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01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02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103" style:family="table-cell" style:parent-style-name="Default" style:data-style-name="N37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109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11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11" style:family="table-cell" style:parent-style-name="Absent">
      <style:table-cell-properties fo:background-color="#ff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112" style:family="table-cell" style:parent-style-name="Default">
      <style:table-cell-properties fo:background-color="#ffff99"/>
    </style:style>
    <style:style style:name="ce113" style:family="table-cell" style:parent-style-name="Default">
      <style:table-cell-properties fo:background-color="transparent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Arial" style:font-style-name="Regular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5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9">
            <text:p>0.9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4">(</text:span>to internship with allowance<text:span text:style-name="T4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7" office:value-type="string">
            <text:p>- Remove ThoNT</text:p>
            <text:p>- Remove AnhNT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5-14">
            <text:p>May 14, 2014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7" office:value-type="string">
            <text:p>- Remove TuLT</text:p>
            <text:p>- Remove HoangL</text:p>
            <text:p>- Add MinhHA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6-09">
            <text:p>June 09, 2014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visibility="collapse" table:default-cell-style-name="Default"/>
        <table:table-column table:style-name="co7" table:number-columns-repeated="1017" table:default-cell-style-name="Default"/>
        <table:table-row table:style-name="ro9">
          <table:table-cell table:style-name="ce93" office:value-type="string">
            <text:p>Tổng hợp ngày nghỉ 2014</text:p>
          </table:table-cell>
          <table:table-cell table:style-name="ce36" table:number-columns-repeated="8"/>
          <table:table-cell table:number-columns-repeated="1015"/>
        </table:table-row>
        <table:table-row table:style-name="ro9" table:number-rows-repeated="4">
          <table:table-cell table:style-name="ce93"/>
          <table:table-cell table:style-name="ce36" table:number-columns-repeated="8"/>
          <table:table-cell table:number-columns-repeated="1015"/>
        </table:table-row>
        <table:table-row table:style-name="ro10">
          <table:table-cell table:style-name="ce94" office:value-type="string">
            <text:p>No.</text:p>
          </table:table-cell>
          <table:table-cell table:style-name="ce94" office:value-type="string">
            <text:p>Name</text:p>
          </table:table-cell>
          <table:table-cell table:style-name="ce98" office:value-type="string">
            <office:annotation office:display="true" draw:style-name="gr3" draw:text-style-name="P2" svg:width="3.4126in" svg:height="1.3232in" svg:x="2.9559in" svg:y="0.0776in" draw:caption-point-x="-0.7689in" draw:caption-point-y="1.2858in">
              <dc:creator>ThuyLTT</dc:creator>
              <dc:date>2014-01-06T00:00:00</dc:date>
              <text:p text:style-name="P3"><text:span text:style-name="T1">- Ngày phép (dương) còn lại từ năm ngoái sẽ chuyển thành phép năm nay</text:span></text:p>
              <text:p text:style-name="P3"><text:span text:style-name="T5">Note</text:span><text:span text:style-name="T1">: sau ngày </text:span><text:span text:style-name="T5">31/3</text:span><text:span text:style-name="T1">, những ngày phép này sẽ hết giá trị</text:span></text:p>
              <text:p text:style-name="P3"><text:span text:style-name="T1"/></text:p>
              <text:p text:style-name="P3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98" office:value-type="string">
            <office:annotation draw:style-name="gr2" draw:text-style-name="P2" svg:width="1.1413in" svg:height="0.5457in" svg:x="3.3161in" svg:y="0.8079in" draw:caption-point-x="-0.2402in" draw:caption-point-y="0.5555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98" office:value-type="string">
            <text:p>Working To</text:p>
          </table:table-cell>
          <table:table-cell table:style-name="ce98" office:value-type="string">
            <office:annotation draw:style-name="gr2" draw:text-style-name="P2" svg:width="1.1413in" svg:height="0.7012in" svg:x="5.2969in" svg:y="0.8079in" draw:caption-point-x="-0.2622in" draw:caption-point-y="0.5555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98" office:value-type="string">
            <office:annotation draw:style-name="gr2" draw:text-style-name="P2" svg:width="1.1413in" svg:height="0.5457in" svg:x="5.2748in" svg:y="0.8079in" draw:caption-point-x="-0.2402in" draw:caption-point-y="0.5555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98" office:value-type="string">
            <office:annotation draw:style-name="gr2" draw:text-style-name="P2" svg:width="1.1413in" svg:height="0.3902in" svg:x="6.1638in" svg:y="0.8079in" draw:caption-point-x="-0.2402in" draw:caption-point-y="0.5555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98" office:value-type="string">
            <office:annotation office:display="true" draw:style-name="gr4" draw:text-style-name="P2" svg:width="1.9224in" svg:height="1.4787in" svg:x="7.613in" svg:y="0.902in" draw:caption-point-x="-0.8004in" draw:caption-point-y="0.4614in">
              <dc:creator>ThuyLTT</dc:creator>
              <dc:date>2014-01-06T00:00:00</dc:date>
              <text:p text:style-name="P3"><text:span text:style-name="T1">Ngày phép còn lại trong năm</text:span></text:p>
              <text:p text:style-name="P3"><text:span text:style-name="T1"/></text:p>
              <text:p text:style-name="P3"><text:span text:style-name="T1">Khi kết thúc năm:</text:span></text:p>
              <text:p text:style-name="P3"><text:span text:style-name="T1">- Số ngày phép còn lại (dương) sẽ được chuyển sang năm sau</text:span></text:p>
              <text:p text:style-name="P3"><text:span text:style-name="T1"/></text:p>
              <text:p text:style-name="P3"><text:span text:style-name="T1">- Số ngày phép còn lại (âm) sẽ bị trừ vào lương tháng 13 </text:span></text:p>
            </office:annotation>
            <text:p>Remaining Leave Days</text:p>
          </table:table-cell>
          <table:table-cell table:number-columns-repeated="1015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VH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5-05">
            <text:p>05/05/14</text:p>
          </table:table-cell>
          <table:table-cell table:style-name="ce102" table:formula="of:=IF(YEAR(NOW())&gt;YEAR([.D7]);DATE(YEAR([.D7]);12;31);NOW())" office:value-type="date" office:date-value="2014-08-27T09:35:31.04">
            <text:p>08/27/14</text:p>
          </table:table-cell>
          <table:table-cell table:style-name="ce99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4">
            <text:p>4</text:p>
          </table:table-cell>
          <table:table-cell table:style-name="ce110"/>
          <table:table-cell table:style-name="ce110" table:formula="of:=SUMPRODUCT([Thong_Tin_Ngay_Nghi_201401.$B$3:.$B$18]=[.B7];[Thong_Tin_Ngay_Nghi_201401.$C$3:.$C$18]) + SUMPRODUCT([Thong_Tin_Ngay_Nghi_201402.$B$3:.$B$21]=[.B7];[Thong_Tin_Ngay_Nghi_201402.$C$3:.$C$21]) + SUMPRODUCT([Thong_Tin_Ngay_Nghi_201403.$B$3:.$B$22]=[.B7];[Thong_Tin_Ngay_Nghi_201403.$C$3:.$C$22]) + SUMPRODUCT([Thong_Tin_Ngay_Nghi_201404.$B$4:.$B$32]=[.B7];[Thong_Tin_Ngay_Nghi_201404.$C$4:.$C$32]) + SUMPRODUCT([Thong_Tin_Ngay_Nghi_201405.$B$2:.$B$30]=[.B7];[Thong_Tin_Ngay_Nghi_201405.$C$2:.$C$30]) +SUMPRODUCT([Thong_Tin_Ngay_Nghi_201406.$B$3:.$B$34]=[.B7];[Thong_Tin_Ngay_Nghi_201406.$C$3:.$C$34]) + SUMPRODUCT([$Thong_Tin_Ngay_Nghi_201407.$B$3:.$B$33]=[.B7];[$Thong_Tin_Ngay_Nghi_201407.$C$3:.$C$33]) + SUMPRODUCT([Thong_Tin_Ngay_Nghi_201408.$B$3:.$B$36]=[.B7];[$Thong_Tin_Ngay_Nghi_201408.$C$3:.$C$36])" office:value-type="float" office:value="9">
            <text:p>9</text:p>
          </table:table-cell>
          <table:table-cell table:style-name="ce99" table:formula="of:=IF(DATE(YEAR([.E7]);MONTH([.E7]);DAY([.E7]))&lt;=DATE(YEAR([.E7]);3;31); [.F7]+[.C7]-[.G7]; IF([.G7]-[.C7]&lt;0;[.F7]-[.H7];[.F7]+[.C7]-[.H7]))" office:value-type="float" office:value="-5">
            <text:p>-5</text:p>
          </table:table-cell>
          <table:table-cell table:number-columns-repeated="1015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AnVT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4-14">
            <text:p>04/14/14</text:p>
          </table:table-cell>
          <table:table-cell table:style-name="ce102" table:formula="of:=IF(YEAR(NOW())&gt;YEAR([.D8]);DATE(YEAR([.D8]);12;31);NOW())" office:value-type="date" office:date-value="2014-08-27T09:35:31.08">
            <text:p>08/27/14</text:p>
          </table:table-cell>
          <table:table-cell table:style-name="ce99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5">
            <text:p>5</text:p>
          </table:table-cell>
          <table:table-cell table:style-name="ce110"/>
          <table:table-cell table:style-name="ce110" table:formula="of:=SUMPRODUCT([Thong_Tin_Ngay_Nghi_201401.$B$3:.$B$18]=[.B8];[Thong_Tin_Ngay_Nghi_201401.$C$3:.$C$18]) + SUMPRODUCT([Thong_Tin_Ngay_Nghi_201402.$B$3:.$B$21]=[.B8];[Thong_Tin_Ngay_Nghi_201402.$C$3:.$C$21]) + SUMPRODUCT([Thong_Tin_Ngay_Nghi_201403.$B$3:.$B$22]=[.B8];[Thong_Tin_Ngay_Nghi_201403.$C$3:.$C$22]) + SUMPRODUCT([Thong_Tin_Ngay_Nghi_201404.$B$4:.$B$32]=[.B8];[Thong_Tin_Ngay_Nghi_201404.$C$4:.$C$32]) + SUMPRODUCT([Thong_Tin_Ngay_Nghi_201405.$B$2:.$B$30]=[.B8];[Thong_Tin_Ngay_Nghi_201405.$C$2:.$C$30]) +SUMPRODUCT([Thong_Tin_Ngay_Nghi_201406.$B$3:.$B$34]=[.B8];[Thong_Tin_Ngay_Nghi_201406.$C$3:.$C$34]) + SUMPRODUCT([$Thong_Tin_Ngay_Nghi_201407.$B$3:.$B$33]=[.B8];[$Thong_Tin_Ngay_Nghi_201407.$C$3:.$C$33]) + SUMPRODUCT([Thong_Tin_Ngay_Nghi_201408.$B$3:.$B$36]=[.B8];[$Thong_Tin_Ngay_Nghi_201408.$C$3:.$C$36])" office:value-type="float" office:value="5.5">
            <text:p>5.5</text:p>
          </table:table-cell>
          <table:table-cell table:style-name="ce99" table:formula="of:=IF(DATE(YEAR([.E8]);MONTH([.E8]);DAY([.E8]))&lt;=DATE(YEAR([.E8]);3;31); [.F8]+[.C8]-[.G8]; IF([.G8]-[.C8]&lt;0;[.F8]-[.H8];[.F8]+[.C8]-[.H8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BinhNT</text:p>
          </table:table-cell>
          <table:table-cell table:style-name="ce99" office:value-type="float" office:value="0.5">
            <text:p>0.5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9]);DATE(YEAR([.D9]);12;31);NOW())" office:value-type="date" office:date-value="2014-08-27T09:35:31.08">
            <text:p>08/27/14</text:p>
          </table:table-cell>
          <table:table-cell table:style-name="ce99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8">
            <text:p>8</text:p>
          </table:table-cell>
          <table:table-cell table:style-name="ce110" table:formula="of:=SUMPRODUCT([Thong_Tin_Ngay_Nghi_201401.$B$3:.$B$17]=[.B9];[Thong_Tin_Ngay_Nghi_201401.$C$3:.$C$17]) + SUMPRODUCT([Thong_Tin_Ngay_Nghi_201402.$B$3:.$B$20]=[.B9];[Thong_Tin_Ngay_Nghi_201402.$C$3:.$C$20]) + SUMPRODUCT([Thong_Tin_Ngay_Nghi_201403.$B$3:.$B$21]=[.B9];[Thong_Tin_Ngay_Nghi_201403.$C$3:.$C$21])" office:value-type="float" office:value="0">
            <text:p>0</text:p>
          </table:table-cell>
          <table:table-cell table:style-name="ce110" table:formula="of:=SUMPRODUCT([Thong_Tin_Ngay_Nghi_201401.$B$3:.$B$18]=[.B9];[Thong_Tin_Ngay_Nghi_201401.$C$3:.$C$18]) + SUMPRODUCT([Thong_Tin_Ngay_Nghi_201402.$B$3:.$B$21]=[.B9];[Thong_Tin_Ngay_Nghi_201402.$C$3:.$C$21]) + SUMPRODUCT([Thong_Tin_Ngay_Nghi_201403.$B$3:.$B$22]=[.B9];[Thong_Tin_Ngay_Nghi_201403.$C$3:.$C$22]) + SUMPRODUCT([Thong_Tin_Ngay_Nghi_201404.$B$4:.$B$32]=[.B9];[Thong_Tin_Ngay_Nghi_201404.$C$4:.$C$32]) + SUMPRODUCT([Thong_Tin_Ngay_Nghi_201405.$B$2:.$B$30]=[.B9];[Thong_Tin_Ngay_Nghi_201405.$C$2:.$C$30]) +SUMPRODUCT([Thong_Tin_Ngay_Nghi_201406.$B$3:.$B$34]=[.B9];[Thong_Tin_Ngay_Nghi_201406.$C$3:.$C$34]) + SUMPRODUCT([$Thong_Tin_Ngay_Nghi_201407.$B$3:.$B$33]=[.B9];[$Thong_Tin_Ngay_Nghi_201407.$C$3:.$C$33]) + SUMPRODUCT([Thong_Tin_Ngay_Nghi_201408.$B$3:.$B$36]=[.B9];[$Thong_Tin_Ngay_Nghi_201408.$C$3:.$C$36])" office:value-type="float" office:value="1">
            <text:p>1</text:p>
          </table:table-cell>
          <table:table-cell table:style-name="ce99" table:formula="of:=IF(DATE(YEAR([.E9]);MONTH([.E9]);DAY([.E9]))&lt;=DATE(YEAR([.E9]);3;31); [.F9]+[.C9]-[.G9]; IF([.G9]-[.C9]&lt;0;[.F9]-[.H9];[.F9]+[.C9]-[.H9]))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anhLH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4-03">
            <text:p>04/03/14</text:p>
          </table:table-cell>
          <table:table-cell table:style-name="ce102" table:formula="of:=IF(YEAR(NOW())&gt;YEAR([.D10]);DATE(YEAR([.D10]);12;31);NOW())" office:value-type="date" office:date-value="2014-08-27T09:35:31.08">
            <text:p>08/27/14</text:p>
          </table:table-cell>
          <table:table-cell table:style-name="ce99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5">
            <text:p>5</text:p>
          </table:table-cell>
          <table:table-cell table:style-name="ce110" table:formula="of:=SUMPRODUCT([Thong_Tin_Ngay_Nghi_201401.$B$3:.$B$17]=[.B10];[Thong_Tin_Ngay_Nghi_201401.$C$3:.$C$17]) + SUMPRODUCT([Thong_Tin_Ngay_Nghi_201402.$B$3:.$B$20]=[.B10];[Thong_Tin_Ngay_Nghi_201402.$C$3:.$C$20]) + SUMPRODUCT([Thong_Tin_Ngay_Nghi_201403.$B$3:.$B$21]=[.B10];[Thong_Tin_Ngay_Nghi_201403.$C$3:.$C$21])" office:value-type="float" office:value="0">
            <text:p>0</text:p>
          </table:table-cell>
          <table:table-cell table:style-name="ce110" table:formula="of:=SUMPRODUCT([Thong_Tin_Ngay_Nghi_201401.$B$3:.$B$18]=[.B10];[Thong_Tin_Ngay_Nghi_201401.$C$3:.$C$18]) + SUMPRODUCT([Thong_Tin_Ngay_Nghi_201402.$B$3:.$B$21]=[.B10];[Thong_Tin_Ngay_Nghi_201402.$C$3:.$C$21]) + SUMPRODUCT([Thong_Tin_Ngay_Nghi_201403.$B$3:.$B$22]=[.B10];[Thong_Tin_Ngay_Nghi_201403.$C$3:.$C$22]) + SUMPRODUCT([Thong_Tin_Ngay_Nghi_201404.$B$4:.$B$32]=[.B10];[Thong_Tin_Ngay_Nghi_201404.$C$4:.$C$32]) + SUMPRODUCT([Thong_Tin_Ngay_Nghi_201405.$B$2:.$B$30]=[.B10];[Thong_Tin_Ngay_Nghi_201405.$C$2:.$C$30]) +SUMPRODUCT([Thong_Tin_Ngay_Nghi_201406.$B$3:.$B$34]=[.B10];[Thong_Tin_Ngay_Nghi_201406.$C$3:.$C$34]) + SUMPRODUCT([$Thong_Tin_Ngay_Nghi_201407.$B$3:.$B$33]=[.B10];[$Thong_Tin_Ngay_Nghi_201407.$C$3:.$C$33]) + SUMPRODUCT([Thong_Tin_Ngay_Nghi_201408.$B$3:.$B$36]=[.B10];[$Thong_Tin_Ngay_Nghi_201408.$C$3:.$C$36])" office:value-type="float" office:value="1.5">
            <text:p>1.5</text:p>
          </table:table-cell>
          <table:table-cell table:style-name="ce99" table:formula="of:=IF(DATE(YEAR([.E10]);MONTH([.E10]);DAY([.E10]))&lt;=DATE(YEAR([.E10]);3;31); [.F10]+[.C10]-[.G10]; IF([.G10]-[.C10]&lt;0;[.F10]-[.H10];[.F10]+[.C10]-[.H10]))" office:value-type="float" office:value="3.5">
            <text:p>3.5</text:p>
          </table:table-cell>
          <table:table-cell table:number-columns-repeated="1015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hienTX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11]);DATE(YEAR([.D11]);12;31);NOW())" office:value-type="date" office:date-value="2014-08-27T09:35:31.08">
            <text:p>08/27/14</text:p>
          </table:table-cell>
          <table:table-cell table:style-name="ce99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8">
            <text:p>8</text:p>
          </table:table-cell>
          <table:table-cell table:style-name="ce110" table:formula="of:=SUMPRODUCT([Thong_Tin_Ngay_Nghi_201401.$B$3:.$B$17]=[.B11];[Thong_Tin_Ngay_Nghi_201401.$C$3:.$C$17]) + SUMPRODUCT([Thong_Tin_Ngay_Nghi_201402.$B$3:.$B$20]=[.B11];[Thong_Tin_Ngay_Nghi_201402.$C$3:.$C$20]) + SUMPRODUCT([Thong_Tin_Ngay_Nghi_201403.$B$3:.$B$21]=[.B11];[Thong_Tin_Ngay_Nghi_201403.$C$3:.$C$21])" office:value-type="float" office:value="9">
            <text:p>9</text:p>
          </table:table-cell>
          <table:table-cell table:style-name="ce110" table:formula="of:=SUMPRODUCT([Thong_Tin_Ngay_Nghi_201401.$B$3:.$B$18]=[.B11];[Thong_Tin_Ngay_Nghi_201401.$C$3:.$C$18]) + SUMPRODUCT([Thong_Tin_Ngay_Nghi_201402.$B$3:.$B$21]=[.B11];[Thong_Tin_Ngay_Nghi_201402.$C$3:.$C$21]) + SUMPRODUCT([Thong_Tin_Ngay_Nghi_201403.$B$3:.$B$22]=[.B11];[Thong_Tin_Ngay_Nghi_201403.$C$3:.$C$22]) + SUMPRODUCT([Thong_Tin_Ngay_Nghi_201404.$B$4:.$B$32]=[.B11];[Thong_Tin_Ngay_Nghi_201404.$C$4:.$C$32]) + SUMPRODUCT([Thong_Tin_Ngay_Nghi_201405.$B$2:.$B$30]=[.B11];[Thong_Tin_Ngay_Nghi_201405.$C$2:.$C$30]) +SUMPRODUCT([Thong_Tin_Ngay_Nghi_201406.$B$3:.$B$34]=[.B11];[Thong_Tin_Ngay_Nghi_201406.$C$3:.$C$34]) + SUMPRODUCT([$Thong_Tin_Ngay_Nghi_201407.$B$3:.$B$33]=[.B11];[$Thong_Tin_Ngay_Nghi_201407.$C$3:.$C$33]) + SUMPRODUCT([Thong_Tin_Ngay_Nghi_201408.$B$3:.$B$36]=[.B11];[$Thong_Tin_Ngay_Nghi_201408.$C$3:.$C$36])" office:value-type="float" office:value="10">
            <text:p>10</text:p>
          </table:table-cell>
          <table:table-cell table:style-name="ce99" table:formula="of:=IF(DATE(YEAR([.E11]);MONTH([.E11]);DAY([.E11]))&lt;=DATE(YEAR([.E11]);3;31); [.F11]+[.C11]-[.G11]; IF([.G11]-[.C11]&lt;0;[.F11]-[.H11];[.F11]+[.C11]-[.H11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CuongLT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2-17">
            <text:p>02/17/14</text:p>
          </table:table-cell>
          <table:table-cell table:style-name="ce102" table:formula="of:=IF(YEAR(NOW())&gt;YEAR([.D12]);DATE(YEAR([.D12]);12;31);NOW())" office:value-type="date" office:date-value="2014-08-27T09:35:31.08">
            <text:p>08/27/14</text:p>
          </table:table-cell>
          <table:table-cell table:style-name="ce99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6">
            <text:p>6</text:p>
          </table:table-cell>
          <table:table-cell table:style-name="ce110" table:formula="of:=SUMPRODUCT([Thong_Tin_Ngay_Nghi_201401.$B$3:.$B$17]=[.B12];[Thong_Tin_Ngay_Nghi_201401.$C$3:.$C$17]) + SUMPRODUCT([Thong_Tin_Ngay_Nghi_201402.$B$3:.$B$20]=[.B12];[Thong_Tin_Ngay_Nghi_201402.$C$3:.$C$20]) + SUMPRODUCT([Thong_Tin_Ngay_Nghi_201403.$B$3:.$B$21]=[.B12];[Thong_Tin_Ngay_Nghi_201403.$C$3:.$C$21])" office:value-type="float" office:value="0">
            <text:p>0</text:p>
          </table:table-cell>
          <table:table-cell table:style-name="ce110" table:formula="of:=SUMPRODUCT([Thong_Tin_Ngay_Nghi_201401.$B$3:.$B$18]=[.B12];[Thong_Tin_Ngay_Nghi_201401.$C$3:.$C$18]) + SUMPRODUCT([Thong_Tin_Ngay_Nghi_201402.$B$3:.$B$21]=[.B12];[Thong_Tin_Ngay_Nghi_201402.$C$3:.$C$21]) + SUMPRODUCT([Thong_Tin_Ngay_Nghi_201403.$B$3:.$B$22]=[.B12];[Thong_Tin_Ngay_Nghi_201403.$C$3:.$C$22]) + SUMPRODUCT([Thong_Tin_Ngay_Nghi_201404.$B$4:.$B$32]=[.B12];[Thong_Tin_Ngay_Nghi_201404.$C$4:.$C$32]) + SUMPRODUCT([Thong_Tin_Ngay_Nghi_201405.$B$2:.$B$30]=[.B12];[Thong_Tin_Ngay_Nghi_201405.$C$2:.$C$30]) +SUMPRODUCT([Thong_Tin_Ngay_Nghi_201406.$B$3:.$B$34]=[.B12];[Thong_Tin_Ngay_Nghi_201406.$C$3:.$C$34]) + SUMPRODUCT([$Thong_Tin_Ngay_Nghi_201407.$B$3:.$B$33]=[.B12];[$Thong_Tin_Ngay_Nghi_201407.$C$3:.$C$33]) + SUMPRODUCT([Thong_Tin_Ngay_Nghi_201408.$B$3:.$B$36]=[.B12];[$Thong_Tin_Ngay_Nghi_201408.$C$3:.$C$36])" office:value-type="float" office:value="5.5">
            <text:p>5.5</text:p>
          </table:table-cell>
          <table:table-cell table:style-name="ce99" table:formula="of:=IF(DATE(YEAR([.E12]);MONTH([.E12]);DAY([.E12]))&lt;=DATE(YEAR([.E12]);3;31); [.F12]+[.C12]-[.G12]; IF([.G12]-[.C12]&lt;0;[.F12]-[.H12];[.F12]+[.C12]-[.H12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DuongDN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13]);DATE(YEAR([.D13]);12;31);NOW())" office:value-type="date" office:date-value="2014-08-27T09:35:31.08">
            <text:p>08/27/14</text:p>
          </table:table-cell>
          <table:table-cell table:style-name="ce99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8">
            <text:p>8</text:p>
          </table:table-cell>
          <table:table-cell table:style-name="ce110" table:formula="of:=SUMPRODUCT([Thong_Tin_Ngay_Nghi_201401.$B$3:.$B$17]=[.B13];[Thong_Tin_Ngay_Nghi_201401.$C$3:.$C$17]) + SUMPRODUCT([Thong_Tin_Ngay_Nghi_201402.$B$3:.$B$20]=[.B13];[Thong_Tin_Ngay_Nghi_201402.$C$3:.$C$20]) + SUMPRODUCT([Thong_Tin_Ngay_Nghi_201403.$B$3:.$B$21]=[.B13];[Thong_Tin_Ngay_Nghi_201403.$C$3:.$C$21])" office:value-type="float" office:value="3">
            <text:p>3</text:p>
          </table:table-cell>
          <table:table-cell table:style-name="ce110" table:formula="of:=SUMPRODUCT([Thong_Tin_Ngay_Nghi_201401.$B$3:.$B$18]=[.B13];[Thong_Tin_Ngay_Nghi_201401.$C$3:.$C$18]) + SUMPRODUCT([Thong_Tin_Ngay_Nghi_201402.$B$3:.$B$21]=[.B13];[Thong_Tin_Ngay_Nghi_201402.$C$3:.$C$21]) + SUMPRODUCT([Thong_Tin_Ngay_Nghi_201403.$B$3:.$B$22]=[.B13];[Thong_Tin_Ngay_Nghi_201403.$C$3:.$C$22]) + SUMPRODUCT([Thong_Tin_Ngay_Nghi_201404.$B$4:.$B$32]=[.B13];[Thong_Tin_Ngay_Nghi_201404.$C$4:.$C$32]) + SUMPRODUCT([Thong_Tin_Ngay_Nghi_201405.$B$2:.$B$30]=[.B13];[Thong_Tin_Ngay_Nghi_201405.$C$2:.$C$30]) +SUMPRODUCT([Thong_Tin_Ngay_Nghi_201406.$B$3:.$B$34]=[.B13];[Thong_Tin_Ngay_Nghi_201406.$C$3:.$C$34]) + SUMPRODUCT([$Thong_Tin_Ngay_Nghi_201407.$B$3:.$B$33]=[.B13];[$Thong_Tin_Ngay_Nghi_201407.$C$3:.$C$33]) + SUMPRODUCT([Thong_Tin_Ngay_Nghi_201408.$B$3:.$B$36]=[.B13];[$Thong_Tin_Ngay_Nghi_201408.$C$3:.$C$36])" office:value-type="float" office:value="6">
            <text:p>6</text:p>
          </table:table-cell>
          <table:table-cell table:style-name="ce99" table:formula="of:=IF(DATE(YEAR([.E13]);MONTH([.E13]);DAY([.E13]))&lt;=DATE(YEAR([.E13]);3;31); [.F13]+[.C13]-[.G13]; IF([.G13]-[.C13]&lt;0;[.F13]-[.H13];[.F13]+[.C13]-[.H13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95" office:value-type="float" office:value="8">
            <text:p>8</text:p>
          </table:table-cell>
          <table:table-cell table:style-name="ce96" office:value-type="string">
            <office:annotation draw:style-name="gr2" draw:text-style-name="P2" svg:width="1.1413in" svg:height="0.8567in" svg:x="1.5382in" svg:y="3.1831in" draw:caption-point-x="-0.2402in" draw:caption-point-y="0.6154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100" office:value-type="float" office:value="0">
            <text:p>0</text:p>
          </table:table-cell>
          <table:table-cell table:style-name="ce103" office:value-type="date" office:date-value="2014-03-17">
            <text:p>03/17/14</text:p>
          </table:table-cell>
          <table:table-cell table:style-name="ce103" table:formula="of:=IF(YEAR(NOW())&gt;YEAR([.D14]);DATE(YEAR([.D14]);12;31);NOW())" office:value-type="date" office:date-value="2014-08-27T09:35:31.08">
            <text:p>08/27/14</text:p>
          </table:table-cell>
          <table:table-cell table:style-name="ce100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5">
            <text:p>5</text:p>
          </table:table-cell>
          <table:table-cell table:style-name="ce111" table:formula="of:=SUMPRODUCT([Thong_Tin_Ngay_Nghi_201401.$B$3:.$B$17]=[.A14];[Thong_Tin_Ngay_Nghi_201401.$C$3:.$C$17]) + SUMPRODUCT([Thong_Tin_Ngay_Nghi_201402.$B$3:.$B$20]=[.A14];[Thong_Tin_Ngay_Nghi_201402.$C$3:.$C$20]) + SUMPRODUCT([Thong_Tin_Ngay_Nghi_201403.$B$3:.$B$21]=[.A14];[Thong_Tin_Ngay_Nghi_201403.$C$3:.$C$21])" office:value-type="float" office:value="0">
            <office:annotation draw:style-name="gr2" draw:text-style-name="P2" svg:width="1.1413in" svg:height="1.3232in" svg:x="5.2748in" svg:y="3.1921in" draw:caption-point-x="-0.2402in" draw:caption-point-y="0.6063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111" table:formula="of:= SUMPRODUCT([Thong_Tin_Ngay_Nghi_201403.$B$3:.$B$22]=[.B14];[Thong_Tin_Ngay_Nghi_201403.$C$3:.$C$22]) -1.5 + SUMPRODUCT([Thong_Tin_Ngay_Nghi_201404.$B$4:.$B$32]=[.B14];[Thong_Tin_Ngay_Nghi_201404.$C$4:.$C$32]) + SUMPRODUCT([Thong_Tin_Ngay_Nghi_201405.$B$2:.$B$30]=[.B14];[Thong_Tin_Ngay_Nghi_201405.$C$2:.$C$30]) +SUMPRODUCT([Thong_Tin_Ngay_Nghi_201406.$B$3:.$B$34]=[.B14];[Thong_Tin_Ngay_Nghi_201406.$C$3:.$C$34]) + SUMPRODUCT([$Thong_Tin_Ngay_Nghi_201407.$B$3:.$B$33]=[.B14];[$Thong_Tin_Ngay_Nghi_201407.$C$3:.$C$33]) + SUMPRODUCT([$Thong_Tin_Ngay_Nghi_201408.$B$3:.$B$36]=[.B14];[$Thong_Tin_Ngay_Nghi_201408.$C$3:.$C$36])" office:value-type="float" office:value="5">
            <office:annotation draw:style-name="gr2" draw:text-style-name="P2" svg:width="1.1413in" svg:height="1.3232in" svg:x="6.1638in" svg:y="3.1917in" draw:caption-point-x="-0.2402in" draw:caption-point-y="0.6067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5</text:p>
          </table:table-cell>
          <table:table-cell table:style-name="ce100" table:formula="of:=IF(DATE(YEAR([.E14]);MONTH([.E14]);DAY([.E14]))&lt;=DATE(YEAR([.E14]);3;31); [.F14]+[.C14]-[.G14]; IF([.G14]-[.C14]&lt;0;[.F14]-[.H14];[.F14]+[.C14]-[.H14]))" office:value-type="float" office:value="0">
            <text:p>0</text:p>
          </table:table-cell>
          <table:table-cell table:style-name="ce112" table:number-columns-repeated="1015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ienNV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15]);DATE(YEAR([.D15]);12;31);NOW())" office:value-type="date" office:date-value="2014-08-27T09:35:31.08">
            <text:p>08/27/14</text:p>
          </table:table-cell>
          <table:table-cell table:style-name="ce99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8">
            <text:p>8</text:p>
          </table:table-cell>
          <table:table-cell table:style-name="ce110" table:formula="of:=SUMPRODUCT([Thong_Tin_Ngay_Nghi_201401.$B$3:.$B$17]=[.B15];[Thong_Tin_Ngay_Nghi_201401.$C$3:.$C$17]) + SUMPRODUCT([Thong_Tin_Ngay_Nghi_201402.$B$3:.$B$20]=[.B15];[Thong_Tin_Ngay_Nghi_201402.$C$3:.$C$20]) + SUMPRODUCT([Thong_Tin_Ngay_Nghi_201403.$B$3:.$B$21]=[.B15];[Thong_Tin_Ngay_Nghi_201403.$C$3:.$C$21])" office:value-type="float" office:value="3.5">
            <text:p>3.5</text:p>
          </table:table-cell>
          <table:table-cell table:style-name="ce110" table:formula="of:=SUMPRODUCT([Thong_Tin_Ngay_Nghi_201401.$B$3:.$B$18]=[.B15];[Thong_Tin_Ngay_Nghi_201401.$C$3:.$C$18]) + SUMPRODUCT([Thong_Tin_Ngay_Nghi_201402.$B$3:.$B$21]=[.B15];[Thong_Tin_Ngay_Nghi_201402.$C$3:.$C$21]) + SUMPRODUCT([Thong_Tin_Ngay_Nghi_201403.$B$3:.$B$22]=[.B15];[Thong_Tin_Ngay_Nghi_201403.$C$3:.$C$22]) + SUMPRODUCT([Thong_Tin_Ngay_Nghi_201404.$B$4:.$B$32]=[.B15];[Thong_Tin_Ngay_Nghi_201404.$C$4:.$C$32]) + SUMPRODUCT([Thong_Tin_Ngay_Nghi_201405.$B$2:.$B$30]=[.B15];[Thong_Tin_Ngay_Nghi_201405.$C$2:.$C$30]) +SUMPRODUCT([Thong_Tin_Ngay_Nghi_201406.$B$3:.$B$34]=[.B15];[Thong_Tin_Ngay_Nghi_201406.$C$3:.$C$34]) + SUMPRODUCT([$Thong_Tin_Ngay_Nghi_201407.$B$3:.$B$33]=[.B15];[$Thong_Tin_Ngay_Nghi_201407.$C$3:.$C$33]) + SUMPRODUCT([Thong_Tin_Ngay_Nghi_201408.$B$3:.$B$36]=[.B15];[$Thong_Tin_Ngay_Nghi_201408.$C$3:.$C$36])" office:value-type="float" office:value="6.5">
            <text:p>6.5</text:p>
          </table:table-cell>
          <table:table-cell table:style-name="ce99" table:formula="of:=IF(DATE(YEAR([.E15]);MONTH([.E15]);DAY([.E15]))&lt;=DATE(YEAR([.E15]);3;31); [.F15]+[.C15]-[.G15]; IF([.G15]-[.C15]&lt;0;[.F15]-[.H15];[.F15]+[.C15]-[.H15]))" office:value-type="float" office:value="1.5">
            <text:p>1.5</text:p>
          </table:table-cell>
          <table:table-cell table:number-columns-repeated="1015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iepNH</text:p>
          </table:table-cell>
          <table:table-cell table:style-name="ce99" office:value-type="float" office:value="1">
            <text:p>1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16]);DATE(YEAR([.D16]);12;31);NOW())" office:value-type="date" office:date-value="2014-08-27T09:35:31.08">
            <text:p>08/27/14</text:p>
          </table:table-cell>
          <table:table-cell table:style-name="ce99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8">
            <text:p>8</text:p>
          </table:table-cell>
          <table:table-cell table:style-name="ce110" table:formula="of:=SUMPRODUCT([Thong_Tin_Ngay_Nghi_201401.$B$3:.$B$17]=[.B16];[Thong_Tin_Ngay_Nghi_201401.$C$3:.$C$17]) + SUMPRODUCT([Thong_Tin_Ngay_Nghi_201402.$B$3:.$B$20]=[.B16];[Thong_Tin_Ngay_Nghi_201402.$C$3:.$C$20]) + SUMPRODUCT([Thong_Tin_Ngay_Nghi_201403.$B$3:.$B$21]=[.B16];[Thong_Tin_Ngay_Nghi_201403.$C$3:.$C$21])" office:value-type="float" office:value="2">
            <text:p>2</text:p>
          </table:table-cell>
          <table:table-cell table:style-name="ce110" table:formula="of:=SUMPRODUCT([Thong_Tin_Ngay_Nghi_201401.$B$3:.$B$18]=[.B16];[Thong_Tin_Ngay_Nghi_201401.$C$3:.$C$18]) + SUMPRODUCT([Thong_Tin_Ngay_Nghi_201402.$B$3:.$B$21]=[.B16];[Thong_Tin_Ngay_Nghi_201402.$C$3:.$C$21]) + SUMPRODUCT([Thong_Tin_Ngay_Nghi_201403.$B$3:.$B$22]=[.B16];[Thong_Tin_Ngay_Nghi_201403.$C$3:.$C$22]) + SUMPRODUCT([Thong_Tin_Ngay_Nghi_201404.$B$4:.$B$32]=[.B16];[Thong_Tin_Ngay_Nghi_201404.$C$4:.$C$32]) + SUMPRODUCT([Thong_Tin_Ngay_Nghi_201405.$B$2:.$B$30]=[.B16];[Thong_Tin_Ngay_Nghi_201405.$C$2:.$C$30]) +SUMPRODUCT([Thong_Tin_Ngay_Nghi_201406.$B$3:.$B$34]=[.B16];[Thong_Tin_Ngay_Nghi_201406.$C$3:.$C$34]) + SUMPRODUCT([$Thong_Tin_Ngay_Nghi_201407.$B$3:.$B$33]=[.B16];[$Thong_Tin_Ngay_Nghi_201407.$C$3:.$C$33]) + SUMPRODUCT([Thong_Tin_Ngay_Nghi_201408.$B$3:.$B$36]=[.B16];[$Thong_Tin_Ngay_Nghi_201408.$C$3:.$C$36])" office:value-type="float" office:value="3">
            <text:p>3</text:p>
          </table:table-cell>
          <table:table-cell table:style-name="ce99" table:formula="of:=IF(DATE(YEAR([.E16]);MONTH([.E16]);DAY([.E16]))&lt;=DATE(YEAR([.E16]);3;31); [.F16]+[.C16]-[.G16]; IF([.G16]-[.C16]&lt;0;[.F16]-[.H16];[.F16]+[.C16]-[.H16]))" office:value-type="float" office:value="6">
            <text:p>6</text:p>
          </table:table-cell>
          <table:table-cell table:number-columns-repeated="1015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oaHM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3-10">
            <text:p>03/10/14</text:p>
          </table:table-cell>
          <table:table-cell table:style-name="ce102" office:value-type="date" office:date-value="2014-08-22">
            <text:p>08/22/14</text:p>
          </table:table-cell>
          <table:table-cell table:style-name="ce99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6">
            <text:p>6</text:p>
          </table:table-cell>
          <table:table-cell table:style-name="ce110" table:formula="of:=SUMPRODUCT([Thong_Tin_Ngay_Nghi_201401.$B$3:.$B$17]=[.B17];[Thong_Tin_Ngay_Nghi_201401.$C$3:.$C$17]) + SUMPRODUCT([Thong_Tin_Ngay_Nghi_201402.$B$3:.$B$20]=[.B17];[Thong_Tin_Ngay_Nghi_201402.$C$3:.$C$20]) + SUMPRODUCT([Thong_Tin_Ngay_Nghi_201403.$B$3:.$B$21]=[.B17];[Thong_Tin_Ngay_Nghi_201403.$C$3:.$C$21])" office:value-type="float" office:value="1">
            <text:p>1</text:p>
          </table:table-cell>
          <table:table-cell table:style-name="ce110" table:formula="of:=SUMPRODUCT([Thong_Tin_Ngay_Nghi_201401.$B$3:.$B$18]=[.B17];[Thong_Tin_Ngay_Nghi_201401.$C$3:.$C$18]) + SUMPRODUCT([Thong_Tin_Ngay_Nghi_201402.$B$3:.$B$21]=[.B17];[Thong_Tin_Ngay_Nghi_201402.$C$3:.$C$21]) + SUMPRODUCT([Thong_Tin_Ngay_Nghi_201403.$B$3:.$B$22]=[.B17];[Thong_Tin_Ngay_Nghi_201403.$C$3:.$C$22]) + SUMPRODUCT([Thong_Tin_Ngay_Nghi_201404.$B$4:.$B$32]=[.B17];[Thong_Tin_Ngay_Nghi_201404.$C$4:.$C$32]) + SUMPRODUCT([Thong_Tin_Ngay_Nghi_201405.$B$2:.$B$30]=[.B17];[Thong_Tin_Ngay_Nghi_201405.$C$2:.$C$30]) +SUMPRODUCT([Thong_Tin_Ngay_Nghi_201406.$B$3:.$B$34]=[.B17];[Thong_Tin_Ngay_Nghi_201406.$C$3:.$C$34]) + SUMPRODUCT([$Thong_Tin_Ngay_Nghi_201407.$B$3:.$B$33]=[.B17];[$Thong_Tin_Ngay_Nghi_201407.$C$3:.$C$33]) + SUMPRODUCT([Thong_Tin_Ngay_Nghi_201408.$B$3:.$B$36]=[.B17];[$Thong_Tin_Ngay_Nghi_201408.$C$3:.$C$36])" office:value-type="float" office:value="9">
            <text:p>9</text:p>
          </table:table-cell>
          <table:table-cell table:style-name="ce99" table:formula="of:=IF(DATE(YEAR([.E17]);MONTH([.E17]);DAY([.E17]))&lt;=DATE(YEAR([.E17]);3;31); [.F17]+[.C17]-[.G17]; IF([.G17]-[.C17]&lt;0;[.F17]-[.H17];[.F17]+[.C17]-[.H17]))" office:value-type="float" office:value="-3">
            <text:p>-3</text:p>
          </table:table-cell>
          <table:table-cell table:number-columns-repeated="1015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HuongDT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18]);DATE(YEAR([.D18]);12;31);NOW())" office:value-type="date" office:date-value="2014-08-27T09:35:31.08">
            <text:p>08/27/14</text:p>
          </table:table-cell>
          <table:table-cell table:style-name="ce99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8">
            <text:p>8</text:p>
          </table:table-cell>
          <table:table-cell table:style-name="ce110" table:formula="of:=SUMPRODUCT([Thong_Tin_Ngay_Nghi_201401.$B$3:.$B$17]=[.B18];[Thong_Tin_Ngay_Nghi_201401.$C$3:.$C$17]) + SUMPRODUCT([Thong_Tin_Ngay_Nghi_201402.$B$3:.$B$20]=[.B18];[Thong_Tin_Ngay_Nghi_201402.$C$3:.$C$20]) + SUMPRODUCT([Thong_Tin_Ngay_Nghi_201403.$B$3:.$B$21]=[.B18];[Thong_Tin_Ngay_Nghi_201403.$C$3:.$C$21])" office:value-type="float" office:value="10">
            <text:p>10</text:p>
          </table:table-cell>
          <table:table-cell table:style-name="ce110" table:formula="of:=SUMPRODUCT([Thong_Tin_Ngay_Nghi_201401.$B$3:.$B$18]=[.B18];[Thong_Tin_Ngay_Nghi_201401.$C$3:.$C$18]) + SUMPRODUCT([Thong_Tin_Ngay_Nghi_201402.$B$3:.$B$21]=[.B18];[Thong_Tin_Ngay_Nghi_201402.$C$3:.$C$21]) + SUMPRODUCT([Thong_Tin_Ngay_Nghi_201403.$B$3:.$B$22]=[.B18];[Thong_Tin_Ngay_Nghi_201403.$C$3:.$C$22]) + SUMPRODUCT([Thong_Tin_Ngay_Nghi_201404.$B$4:.$B$32]=[.B18];[Thong_Tin_Ngay_Nghi_201404.$C$4:.$C$32]) + SUMPRODUCT([Thong_Tin_Ngay_Nghi_201405.$B$2:.$B$30]=[.B18];[Thong_Tin_Ngay_Nghi_201405.$C$2:.$C$30]) +SUMPRODUCT([Thong_Tin_Ngay_Nghi_201406.$B$3:.$B$34]=[.B18];[Thong_Tin_Ngay_Nghi_201406.$C$3:.$C$34]) + SUMPRODUCT([$Thong_Tin_Ngay_Nghi_201407.$B$3:.$B$33]=[.B18];[$Thong_Tin_Ngay_Nghi_201407.$C$3:.$C$33]) + SUMPRODUCT([Thong_Tin_Ngay_Nghi_201408.$B$3:.$B$36]=[.B18];[$Thong_Tin_Ngay_Nghi_201408.$C$3:.$C$36])" office:value-type="float" office:value="11">
            <text:p>11</text:p>
          </table:table-cell>
          <table:table-cell table:style-name="ce99" table:formula="of:=IF(DATE(YEAR([.E18]);MONTH([.E18]);DAY([.E18]))&lt;=DATE(YEAR([.E18]);3;31); [.F18]+[.C18]-[.G18]; IF([.G18]-[.C18]&lt;0;[.F18]-[.H18];[.F18]+[.C18]-[.H18]))" office:value-type="float" office:value="-3">
            <text:p>-3</text:p>
          </table:table-cell>
          <table:table-cell table:number-columns-repeated="1015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KhoiNLD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8-11">
            <text:p>08/11/14</text:p>
          </table:table-cell>
          <table:table-cell table:style-name="ce102" table:formula="of:=IF(YEAR(NOW())&gt;YEAR([.D19]);DATE(YEAR([.D19]);12;31);NOW())" office:value-type="date" office:date-value="2014-08-27T09:35:31.08">
            <text:p>08/27/14</text:p>
          </table:table-cell>
          <table:table-cell table:style-name="ce99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1">
            <text:p>1</text:p>
          </table:table-cell>
          <table:table-cell table:style-name="ce110"/>
          <table:table-cell table:style-name="ce110" table:formula="of:=SUMPRODUCT([Thong_Tin_Ngay_Nghi_201401.$B$3:.$B$18]=[.B19];[Thong_Tin_Ngay_Nghi_201401.$C$3:.$C$18]) + SUMPRODUCT([Thong_Tin_Ngay_Nghi_201402.$B$3:.$B$21]=[.B19];[Thong_Tin_Ngay_Nghi_201402.$C$3:.$C$21]) + SUMPRODUCT([Thong_Tin_Ngay_Nghi_201403.$B$3:.$B$22]=[.B19];[Thong_Tin_Ngay_Nghi_201403.$C$3:.$C$22]) + SUMPRODUCT([Thong_Tin_Ngay_Nghi_201404.$B$4:.$B$32]=[.B19];[Thong_Tin_Ngay_Nghi_201404.$C$4:.$C$32]) + SUMPRODUCT([Thong_Tin_Ngay_Nghi_201405.$B$2:.$B$30]=[.B19];[Thong_Tin_Ngay_Nghi_201405.$C$2:.$C$30]) +SUMPRODUCT([Thong_Tin_Ngay_Nghi_201406.$B$3:.$B$34]=[.B19];[Thong_Tin_Ngay_Nghi_201406.$C$3:.$C$34]) + SUMPRODUCT([$Thong_Tin_Ngay_Nghi_201407.$B$3:.$B$33]=[.B19];[$Thong_Tin_Ngay_Nghi_201407.$C$3:.$C$33]) + SUMPRODUCT([Thong_Tin_Ngay_Nghi_201408.$B$3:.$B$36]=[.B19];[$Thong_Tin_Ngay_Nghi_201408.$C$3:.$C$36])" office:value-type="float" office:value="0">
            <text:p>0</text:p>
          </table:table-cell>
          <table:table-cell table:style-name="ce99" table:formula="of:=IF(DATE(YEAR([.E19]);MONTH([.E19]);DAY([.E19]))&lt;=DATE(YEAR([.E19]);3;31); [.F19]+[.C19]-[.G19]; IF([.G19]-[.C19]&lt;0;[.F19]-[.H19];[.F19]+[.C19]-[.H19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LocNP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20]);DATE(YEAR([.D20]);12;31);NOW())" office:value-type="date" office:date-value="2014-08-27T09:35:31.08">
            <text:p>08/27/14</text:p>
          </table:table-cell>
          <table:table-cell table:style-name="ce99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8">
            <text:p>8</text:p>
          </table:table-cell>
          <table:table-cell table:style-name="ce110" table:formula="of:=SUMPRODUCT([Thong_Tin_Ngay_Nghi_201401.$B$3:.$B$17]=[.B20];[Thong_Tin_Ngay_Nghi_201401.$C$3:.$C$17]) + SUMPRODUCT([Thong_Tin_Ngay_Nghi_201402.$B$3:.$B$20]=[.B20];[Thong_Tin_Ngay_Nghi_201402.$C$3:.$C$20]) + SUMPRODUCT([Thong_Tin_Ngay_Nghi_201403.$B$3:.$B$21]=[.B20];[Thong_Tin_Ngay_Nghi_201403.$C$3:.$C$21])" office:value-type="float" office:value="4">
            <text:p>4</text:p>
          </table:table-cell>
          <table:table-cell table:style-name="ce110" table:formula="of:=SUMPRODUCT([Thong_Tin_Ngay_Nghi_201401.$B$3:.$B$18]=[.B20];[Thong_Tin_Ngay_Nghi_201401.$C$3:.$C$18]) + SUMPRODUCT([Thong_Tin_Ngay_Nghi_201402.$B$3:.$B$21]=[.B20];[Thong_Tin_Ngay_Nghi_201402.$C$3:.$C$21]) + SUMPRODUCT([Thong_Tin_Ngay_Nghi_201403.$B$3:.$B$22]=[.B20];[Thong_Tin_Ngay_Nghi_201403.$C$3:.$C$22]) + SUMPRODUCT([Thong_Tin_Ngay_Nghi_201404.$B$4:.$B$32]=[.B20];[Thong_Tin_Ngay_Nghi_201404.$C$4:.$C$32]) + SUMPRODUCT([Thong_Tin_Ngay_Nghi_201405.$B$2:.$B$30]=[.B20];[Thong_Tin_Ngay_Nghi_201405.$C$2:.$C$30]) +SUMPRODUCT([Thong_Tin_Ngay_Nghi_201406.$B$3:.$B$34]=[.B20];[Thong_Tin_Ngay_Nghi_201406.$C$3:.$C$34]) + SUMPRODUCT([$Thong_Tin_Ngay_Nghi_201407.$B$3:.$B$33]=[.B20];[$Thong_Tin_Ngay_Nghi_201407.$C$3:.$C$33]) + SUMPRODUCT([Thong_Tin_Ngay_Nghi_201408.$B$3:.$B$36]=[.B20];[$Thong_Tin_Ngay_Nghi_201408.$C$3:.$C$36])" office:value-type="float" office:value="9.5">
            <text:p>9.5</text:p>
          </table:table-cell>
          <table:table-cell table:style-name="ce99" table:formula="of:=IF(DATE(YEAR([.E20]);MONTH([.E20]);DAY([.E20]))&lt;=DATE(YEAR([.E20]);3;31); [.F20]+[.C20]-[.G20]; IF([.G20]-[.C20]&lt;0;[.F20]-[.H20];[.F20]+[.C20]-[.H20]))" office:value-type="float" office:value="-1.5">
            <text:p>-1.5</text:p>
          </table:table-cell>
          <table:table-cell table:number-columns-repeated="1015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LocNPQ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3-19">
            <text:p>03/19/14</text:p>
          </table:table-cell>
          <table:table-cell table:style-name="ce102" table:formula="of:=IF(YEAR(NOW())&gt;YEAR([.D21]);DATE(YEAR([.D21]);12;31);NOW())" office:value-type="date" office:date-value="2014-08-27T09:35:31.08">
            <text:p>08/27/14</text:p>
          </table:table-cell>
          <table:table-cell table:style-name="ce99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5">
            <text:p>5</text:p>
          </table:table-cell>
          <table:table-cell table:style-name="ce110" table:formula="of:=SUMPRODUCT([Thong_Tin_Ngay_Nghi_201401.$B$3:.$B$17]=[.B21];[Thong_Tin_Ngay_Nghi_201401.$C$3:.$C$17]) + SUMPRODUCT([Thong_Tin_Ngay_Nghi_201402.$B$3:.$B$20]=[.B21];[Thong_Tin_Ngay_Nghi_201402.$C$3:.$C$20]) + SUMPRODUCT([Thong_Tin_Ngay_Nghi_201403.$B$3:.$B$21]=[.B21];[Thong_Tin_Ngay_Nghi_201403.$C$3:.$C$21])" office:value-type="float" office:value="0">
            <text:p>0</text:p>
          </table:table-cell>
          <table:table-cell table:style-name="ce110" table:formula="of:=SUMPRODUCT([Thong_Tin_Ngay_Nghi_201401.$B$3:.$B$18]=[.B21];[Thong_Tin_Ngay_Nghi_201401.$C$3:.$C$18]) + SUMPRODUCT([Thong_Tin_Ngay_Nghi_201402.$B$3:.$B$21]=[.B21];[Thong_Tin_Ngay_Nghi_201402.$C$3:.$C$21]) + SUMPRODUCT([Thong_Tin_Ngay_Nghi_201403.$B$3:.$B$22]=[.B21];[Thong_Tin_Ngay_Nghi_201403.$C$3:.$C$22]) + SUMPRODUCT([Thong_Tin_Ngay_Nghi_201404.$B$4:.$B$32]=[.B21];[Thong_Tin_Ngay_Nghi_201404.$C$4:.$C$32]) + SUMPRODUCT([Thong_Tin_Ngay_Nghi_201405.$B$2:.$B$30]=[.B21];[Thong_Tin_Ngay_Nghi_201405.$C$2:.$C$30]) +SUMPRODUCT([Thong_Tin_Ngay_Nghi_201406.$B$3:.$B$34]=[.B21];[Thong_Tin_Ngay_Nghi_201406.$C$3:.$C$34]) + SUMPRODUCT([$Thong_Tin_Ngay_Nghi_201407.$B$3:.$B$33]=[.B21];[$Thong_Tin_Ngay_Nghi_201407.$C$3:.$C$33]) + SUMPRODUCT([Thong_Tin_Ngay_Nghi_201408.$B$3:.$B$36]=[.B21];[$Thong_Tin_Ngay_Nghi_201408.$C$3:.$C$36])" office:value-type="float" office:value="8">
            <text:p>8</text:p>
          </table:table-cell>
          <table:table-cell table:style-name="ce99" table:formula="of:=IF(DATE(YEAR([.E21]);MONTH([.E21]);DAY([.E21]))&lt;=DATE(YEAR([.E21]);3;31); [.F21]+[.C21]-[.G21]; IF([.G21]-[.C21]&lt;0;[.F21]-[.H21];[.F21]+[.C21]-[.H21]))" office:value-type="float" office:value="-3">
            <text:p>-3</text:p>
          </table:table-cell>
          <table:table-cell table:number-columns-repeated="1015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MaiDTP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8-19">
            <text:p>08/19/14</text:p>
          </table:table-cell>
          <table:table-cell table:style-name="ce102" table:formula="of:=IF(YEAR(NOW())&gt;YEAR([.D22]);DATE(YEAR([.D22]);12;31);NOW())" office:value-type="date" office:date-value="2014-08-27T09:35:31.08">
            <text:p>08/27/14</text:p>
          </table:table-cell>
          <table:table-cell table:style-name="ce99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0">
            <text:p>0</text:p>
          </table:table-cell>
          <table:table-cell table:style-name="ce110"/>
          <table:table-cell table:style-name="ce110" table:formula="of:=SUMPRODUCT([Thong_Tin_Ngay_Nghi_201401.$B$3:.$B$18]=[.B22];[Thong_Tin_Ngay_Nghi_201401.$C$3:.$C$18]) + SUMPRODUCT([Thong_Tin_Ngay_Nghi_201402.$B$3:.$B$21]=[.B22];[Thong_Tin_Ngay_Nghi_201402.$C$3:.$C$21]) + SUMPRODUCT([Thong_Tin_Ngay_Nghi_201403.$B$3:.$B$22]=[.B22];[Thong_Tin_Ngay_Nghi_201403.$C$3:.$C$22]) + SUMPRODUCT([Thong_Tin_Ngay_Nghi_201404.$B$4:.$B$32]=[.B22];[Thong_Tin_Ngay_Nghi_201404.$C$4:.$C$32]) + SUMPRODUCT([Thong_Tin_Ngay_Nghi_201405.$B$2:.$B$30]=[.B22];[Thong_Tin_Ngay_Nghi_201405.$C$2:.$C$30]) +SUMPRODUCT([Thong_Tin_Ngay_Nghi_201406.$B$3:.$B$34]=[.B22];[Thong_Tin_Ngay_Nghi_201406.$C$3:.$C$34]) + SUMPRODUCT([$Thong_Tin_Ngay_Nghi_201407.$B$3:.$B$33]=[.B22];[$Thong_Tin_Ngay_Nghi_201407.$C$3:.$C$33]) + SUMPRODUCT([Thong_Tin_Ngay_Nghi_201408.$B$3:.$B$36]=[.B22];[$Thong_Tin_Ngay_Nghi_201408.$C$3:.$C$36])" office:value-type="float" office:value="0">
            <text:p>0</text:p>
          </table:table-cell>
          <table:table-cell table:style-name="ce99" table:formula="of:=IF(DATE(YEAR([.E22]);MONTH([.E22]);DAY([.E22]))&lt;=DATE(YEAR([.E22]);3;31); [.F22]+[.C22]-[.G22]; IF([.G22]-[.C22]&lt;0;[.F22]-[.H22];[.F22]+[.C22]-[.H22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MinhHA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6-09">
            <text:p>06/09/14</text:p>
          </table:table-cell>
          <table:table-cell table:style-name="ce102" table:formula="of:=IF(YEAR(NOW())&gt;YEAR([.D23]);DATE(YEAR([.D23]);12;31);NOW())" office:value-type="date" office:date-value="2014-08-27T09:35:31.08">
            <text:p>08/27/14</text:p>
          </table:table-cell>
          <table:table-cell table:style-name="ce99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3">
            <text:p>3</text:p>
          </table:table-cell>
          <table:table-cell table:style-name="ce110"/>
          <table:table-cell table:style-name="ce110" table:formula="of:=SUMPRODUCT([Thong_Tin_Ngay_Nghi_201401.$B$3:.$B$18]=[.B23];[Thong_Tin_Ngay_Nghi_201401.$C$3:.$C$18]) + SUMPRODUCT([Thong_Tin_Ngay_Nghi_201402.$B$3:.$B$21]=[.B23];[Thong_Tin_Ngay_Nghi_201402.$C$3:.$C$21]) + SUMPRODUCT([Thong_Tin_Ngay_Nghi_201403.$B$3:.$B$22]=[.B23];[Thong_Tin_Ngay_Nghi_201403.$C$3:.$C$22]) + SUMPRODUCT([Thong_Tin_Ngay_Nghi_201404.$B$4:.$B$32]=[.B23];[Thong_Tin_Ngay_Nghi_201404.$C$4:.$C$32]) + SUMPRODUCT([Thong_Tin_Ngay_Nghi_201405.$B$2:.$B$30]=[.B23];[Thong_Tin_Ngay_Nghi_201405.$C$2:.$C$30]) +SUMPRODUCT([Thong_Tin_Ngay_Nghi_201406.$B$3:.$B$34]=[.B23];[Thong_Tin_Ngay_Nghi_201406.$C$3:.$C$34]) + SUMPRODUCT([$Thong_Tin_Ngay_Nghi_201407.$B$3:.$B$33]=[.B23];[$Thong_Tin_Ngay_Nghi_201407.$C$3:.$C$33]) + SUMPRODUCT([Thong_Tin_Ngay_Nghi_201408.$B$3:.$B$36]=[.B23];[$Thong_Tin_Ngay_Nghi_201408.$C$3:.$C$36])" office:value-type="float" office:value="3">
            <text:p>3</text:p>
          </table:table-cell>
          <table:table-cell table:style-name="ce99" table:formula="of:=IF(DATE(YEAR([.E23]);MONTH([.E23]);DAY([.E23]))&lt;=DATE(YEAR([.E23]);3;31); [.F23]+[.C23]-[.G23]; IF([.G23]-[.C23]&lt;0;[.F23]-[.H23];[.F23]+[.C23]-[.H23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NamTV</text:p>
          </table:table-cell>
          <table:table-cell table:style-name="ce99" office:value-type="float" office:value="1.5">
            <text:p>1.5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24]);DATE(YEAR([.D24]);12;31);NOW())" office:value-type="date" office:date-value="2014-08-27T09:35:31.08">
            <text:p>08/27/14</text:p>
          </table:table-cell>
          <table:table-cell table:style-name="ce99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8">
            <text:p>8</text:p>
          </table:table-cell>
          <table:table-cell table:style-name="ce110" table:formula="of:=SUMPRODUCT([Thong_Tin_Ngay_Nghi_201401.$B$3:.$B$17]=[.B24];[Thong_Tin_Ngay_Nghi_201401.$C$3:.$C$17]) + SUMPRODUCT([Thong_Tin_Ngay_Nghi_201402.$B$3:.$B$20]=[.B24];[Thong_Tin_Ngay_Nghi_201402.$C$3:.$C$20]) + SUMPRODUCT([Thong_Tin_Ngay_Nghi_201403.$B$3:.$B$21]=[.B24];[Thong_Tin_Ngay_Nghi_201403.$C$3:.$C$21])" office:value-type="float" office:value="7">
            <text:p>7</text:p>
          </table:table-cell>
          <table:table-cell table:style-name="ce110" table:formula="of:=SUMPRODUCT([Thong_Tin_Ngay_Nghi_201401.$B$3:.$B$18]=[.B24];[Thong_Tin_Ngay_Nghi_201401.$C$3:.$C$18]) + SUMPRODUCT([Thong_Tin_Ngay_Nghi_201402.$B$3:.$B$21]=[.B24];[Thong_Tin_Ngay_Nghi_201402.$C$3:.$C$21]) + SUMPRODUCT([Thong_Tin_Ngay_Nghi_201403.$B$3:.$B$22]=[.B24];[Thong_Tin_Ngay_Nghi_201403.$C$3:.$C$22]) + SUMPRODUCT([Thong_Tin_Ngay_Nghi_201404.$B$4:.$B$32]=[.B24];[Thong_Tin_Ngay_Nghi_201404.$C$4:.$C$32]) + SUMPRODUCT([Thong_Tin_Ngay_Nghi_201405.$B$2:.$B$30]=[.B24];[Thong_Tin_Ngay_Nghi_201405.$C$2:.$C$30]) +SUMPRODUCT([Thong_Tin_Ngay_Nghi_201406.$B$3:.$B$34]=[.B24];[Thong_Tin_Ngay_Nghi_201406.$C$3:.$C$34]) + SUMPRODUCT([$Thong_Tin_Ngay_Nghi_201407.$B$3:.$B$33]=[.B24];[$Thong_Tin_Ngay_Nghi_201407.$C$3:.$C$33]) + SUMPRODUCT([Thong_Tin_Ngay_Nghi_201408.$B$3:.$B$36]=[.B24];[$Thong_Tin_Ngay_Nghi_201408.$C$3:.$C$36])" office:value-type="float" office:value="10">
            <text:p>10</text:p>
          </table:table-cell>
          <table:table-cell table:style-name="ce99" table:formula="of:=IF(DATE(YEAR([.E24]);MONTH([.E24]);DAY([.E24]))&lt;=DATE(YEAR([.E24]);3;31); [.F24]+[.C24]-[.G24]; IF([.G24]-[.C24]&lt;0;[.F24]-[.H24];[.F24]+[.C24]-[.H24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NguyenHTT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5-05">
            <text:p>05/05/14</text:p>
          </table:table-cell>
          <table:table-cell table:style-name="ce102" table:formula="of:=IF(YEAR(NOW())&gt;YEAR([.D25]);DATE(YEAR([.D25]);12;31);NOW())" office:value-type="date" office:date-value="2014-08-27T09:35:31.08">
            <text:p>08/27/14</text:p>
          </table:table-cell>
          <table:table-cell table:style-name="ce99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4">
            <text:p>4</text:p>
          </table:table-cell>
          <table:table-cell table:style-name="ce110"/>
          <table:table-cell table:style-name="ce110" table:formula="of:=SUMPRODUCT([Thong_Tin_Ngay_Nghi_201401.$B$3:.$B$18]=[.B25];[Thong_Tin_Ngay_Nghi_201401.$C$3:.$C$18]) + SUMPRODUCT([Thong_Tin_Ngay_Nghi_201402.$B$3:.$B$21]=[.B25];[Thong_Tin_Ngay_Nghi_201402.$C$3:.$C$21]) + SUMPRODUCT([Thong_Tin_Ngay_Nghi_201403.$B$3:.$B$22]=[.B25];[Thong_Tin_Ngay_Nghi_201403.$C$3:.$C$22]) + SUMPRODUCT([Thong_Tin_Ngay_Nghi_201404.$B$4:.$B$32]=[.B25];[Thong_Tin_Ngay_Nghi_201404.$C$4:.$C$32]) + SUMPRODUCT([Thong_Tin_Ngay_Nghi_201405.$B$2:.$B$30]=[.B25];[Thong_Tin_Ngay_Nghi_201405.$C$2:.$C$30]) +SUMPRODUCT([Thong_Tin_Ngay_Nghi_201406.$B$3:.$B$34]=[.B25];[Thong_Tin_Ngay_Nghi_201406.$C$3:.$C$34]) + SUMPRODUCT([$Thong_Tin_Ngay_Nghi_201407.$B$3:.$B$33]=[.B25];[$Thong_Tin_Ngay_Nghi_201407.$C$3:.$C$33]) + SUMPRODUCT([Thong_Tin_Ngay_Nghi_201408.$B$3:.$B$36]=[.B25];[$Thong_Tin_Ngay_Nghi_201408.$C$3:.$C$36])" office:value-type="float" office:value="0">
            <text:p>0</text:p>
          </table:table-cell>
          <table:table-cell table:style-name="ce99" table:formula="of:=IF(DATE(YEAR([.E25]);MONTH([.E25]);DAY([.E25]))&lt;=DATE(YEAR([.E25]);3;31); [.F25]+[.C25]-[.G25]; IF([.G25]-[.C25]&lt;0;[.F25]-[.H25];[.F25]+[.C25]-[.H25]))" office:value-type="float" office:value="4">
            <text:p>4</text:p>
          </table:table-cell>
          <table:table-cell table:number-columns-repeated="1015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NhanNM</text:p>
          </table:table-cell>
          <table:table-cell table:style-name="ce99" office:value-type="float" office:value="0.5">
            <text:p>0.5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26]);DATE(YEAR([.D26]);12;31);NOW())" office:value-type="date" office:date-value="2014-08-27T10:01:22.5">
            <text:p>08/27/14</text:p>
          </table:table-cell>
          <table:table-cell table:style-name="ce99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8">
            <text:p>8</text:p>
          </table:table-cell>
          <table:table-cell table:style-name="ce110" table:formula="of:=SUMPRODUCT([Thong_Tin_Ngay_Nghi_201401.$B$3:.$B$17]=[.B26];[Thong_Tin_Ngay_Nghi_201401.$C$3:.$C$17]) + SUMPRODUCT([Thong_Tin_Ngay_Nghi_201402.$B$3:.$B$20]=[.B26];[Thong_Tin_Ngay_Nghi_201402.$C$3:.$C$20]) + SUMPRODUCT([Thong_Tin_Ngay_Nghi_201403.$B$3:.$B$21]=[.B26];[Thong_Tin_Ngay_Nghi_201403.$C$3:.$C$21])" office:value-type="float" office:value="5">
            <text:p>5</text:p>
          </table:table-cell>
          <table:table-cell table:style-name="ce110" table:formula="of:=SUMPRODUCT([Thong_Tin_Ngay_Nghi_201401.$B$3:.$B$18]=[.B26];[Thong_Tin_Ngay_Nghi_201401.$C$3:.$C$18]) + SUMPRODUCT([Thong_Tin_Ngay_Nghi_201402.$B$3:.$B$21]=[.B26];[Thong_Tin_Ngay_Nghi_201402.$C$3:.$C$21]) + SUMPRODUCT([Thong_Tin_Ngay_Nghi_201403.$B$3:.$B$22]=[.B26];[Thong_Tin_Ngay_Nghi_201403.$C$3:.$C$22]) + SUMPRODUCT([Thong_Tin_Ngay_Nghi_201404.$B$4:.$B$32]=[.B26];[Thong_Tin_Ngay_Nghi_201404.$C$4:.$C$32]) + SUMPRODUCT([Thong_Tin_Ngay_Nghi_201405.$B$2:.$B$30]=[.B26];[Thong_Tin_Ngay_Nghi_201405.$C$2:.$C$30]) +SUMPRODUCT([Thong_Tin_Ngay_Nghi_201406.$B$3:.$B$34]=[.B26];[Thong_Tin_Ngay_Nghi_201406.$C$3:.$C$34]) + SUMPRODUCT([$Thong_Tin_Ngay_Nghi_201407.$B$3:.$B$33]=[.B26];[$Thong_Tin_Ngay_Nghi_201407.$C$3:.$C$33]) + SUMPRODUCT([Thong_Tin_Ngay_Nghi_201408.$B$3:.$B$36]=[.B26];[$Thong_Tin_Ngay_Nghi_201408.$C$3:.$C$36])" office:value-type="float" office:value="6.5">
            <text:p>6.5</text:p>
          </table:table-cell>
          <table:table-cell table:style-name="ce99" table:formula="of:=IF(DATE(YEAR([.E26]);MONTH([.E26]);DAY([.E26]))&lt;=DATE(YEAR([.E26]);3;31); [.F26]+[.C26]-[.G26]; IF([.G26]-[.C26]&lt;0;[.F26]-[.H26];[.F26]+[.C26]-[.H26]))" office:value-type="float" office:value="2">
            <text:p>2</text:p>
          </table:table-cell>
          <table:table-cell table:number-columns-repeated="1015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NhanNV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4-24">
            <text:p>04/24/14</text:p>
          </table:table-cell>
          <table:table-cell table:style-name="ce102" table:formula="of:=IF(YEAR(NOW())&gt;YEAR([.D27]);DATE(YEAR([.D27]);12;31);NOW())" office:value-type="date" office:date-value="2014-08-27T10:01:22.5">
            <text:p>08/27/14</text:p>
          </table:table-cell>
          <table:table-cell table:style-name="ce99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4">
            <text:p>4</text:p>
          </table:table-cell>
          <table:table-cell table:style-name="ce110"/>
          <table:table-cell table:style-name="ce110" table:formula="of:=SUMPRODUCT([Thong_Tin_Ngay_Nghi_201401.$B$3:.$B$18]=[.B27];[Thong_Tin_Ngay_Nghi_201401.$C$3:.$C$18]) + SUMPRODUCT([Thong_Tin_Ngay_Nghi_201402.$B$3:.$B$21]=[.B27];[Thong_Tin_Ngay_Nghi_201402.$C$3:.$C$21]) + SUMPRODUCT([Thong_Tin_Ngay_Nghi_201403.$B$3:.$B$22]=[.B27];[Thong_Tin_Ngay_Nghi_201403.$C$3:.$C$22]) + SUMPRODUCT([Thong_Tin_Ngay_Nghi_201404.$B$4:.$B$32]=[.B27];[Thong_Tin_Ngay_Nghi_201404.$C$4:.$C$32]) + SUMPRODUCT([Thong_Tin_Ngay_Nghi_201405.$B$2:.$B$30]=[.B27];[Thong_Tin_Ngay_Nghi_201405.$C$2:.$C$30]) +SUMPRODUCT([Thong_Tin_Ngay_Nghi_201406.$B$3:.$B$34]=[.B27];[Thong_Tin_Ngay_Nghi_201406.$C$3:.$C$34]) + SUMPRODUCT([$Thong_Tin_Ngay_Nghi_201407.$B$3:.$B$33]=[.B27];[$Thong_Tin_Ngay_Nghi_201407.$C$3:.$C$33]) + SUMPRODUCT([Thong_Tin_Ngay_Nghi_201408.$B$3:.$B$36]=[.B27];[$Thong_Tin_Ngay_Nghi_201408.$C$3:.$C$36])" office:value-type="float" office:value="12">
            <text:p>12</text:p>
          </table:table-cell>
          <table:table-cell table:style-name="ce99" table:formula="of:=IF(DATE(YEAR([.E27]);MONTH([.E27]);DAY([.E27]))&lt;=DATE(YEAR([.E27]);3;31); [.F27]+[.C27]-[.G27]; IF([.G27]-[.C27]&lt;0;[.F27]-[.H27];[.F27]+[.C27]-[.H27]))" office:value-type="float" office:value="-8">
            <text:p>-8</text:p>
          </table:table-cell>
          <table:table-cell table:number-columns-repeated="1015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SinhNT</text:p>
          </table:table-cell>
          <table:table-cell table:style-name="ce99" office:value-type="float" office:value="2.5">
            <text:p>2.5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28]);DATE(YEAR([.D28]);12;31);NOW())" office:value-type="date" office:date-value="2014-08-27T10:01:22.5">
            <text:p>08/27/14</text:p>
          </table:table-cell>
          <table:table-cell table:style-name="ce99" table:formula="of:=IF(YEAR([.E28])&gt;YEAR([.D28]);12;IF(DAY([.E28])&lt;DAY(DATE(YEAR([.E28]);MONTH([.E28])+1;1)-1)/2;MONTH([.E28])-1;MONTH([.E28])))  -  IF(DAY(DATE(YEAR([.D28]);MONTH([.D28])+1;1)-1) - DAY([.D28]) + 1&lt; DAY(DATE(YEAR([.D28]);MONTH([.D28])+1;1)-1)/2;MONTH([.D28]);MONTH([.D28])-1)" office:value-type="float" office:value="8">
            <text:p>8</text:p>
          </table:table-cell>
          <table:table-cell table:style-name="ce110" table:formula="of:=SUMPRODUCT([Thong_Tin_Ngay_Nghi_201401.$B$3:.$B$17]=[.B28];[Thong_Tin_Ngay_Nghi_201401.$C$3:.$C$17]) + SUMPRODUCT([Thong_Tin_Ngay_Nghi_201402.$B$3:.$B$20]=[.B28];[Thong_Tin_Ngay_Nghi_201402.$C$3:.$C$20]) + SUMPRODUCT([Thong_Tin_Ngay_Nghi_201403.$B$3:.$B$21]=[.B28];[Thong_Tin_Ngay_Nghi_201403.$C$3:.$C$21])" office:value-type="float" office:value="8.5">
            <text:p>8.5</text:p>
          </table:table-cell>
          <table:table-cell table:style-name="ce110" table:formula="of:=SUMPRODUCT([Thong_Tin_Ngay_Nghi_201401.$B$3:.$B$18]=[.B28];[Thong_Tin_Ngay_Nghi_201401.$C$3:.$C$18]) + SUMPRODUCT([Thong_Tin_Ngay_Nghi_201402.$B$3:.$B$21]=[.B28];[Thong_Tin_Ngay_Nghi_201402.$C$3:.$C$21]) + SUMPRODUCT([Thong_Tin_Ngay_Nghi_201403.$B$3:.$B$22]=[.B28];[Thong_Tin_Ngay_Nghi_201403.$C$3:.$C$22]) + SUMPRODUCT([Thong_Tin_Ngay_Nghi_201404.$B$4:.$B$32]=[.B28];[Thong_Tin_Ngay_Nghi_201404.$C$4:.$C$32]) + SUMPRODUCT([Thong_Tin_Ngay_Nghi_201405.$B$2:.$B$30]=[.B28];[Thong_Tin_Ngay_Nghi_201405.$C$2:.$C$30]) +SUMPRODUCT([Thong_Tin_Ngay_Nghi_201406.$B$3:.$B$34]=[.B28];[Thong_Tin_Ngay_Nghi_201406.$C$3:.$C$34]) + SUMPRODUCT([$Thong_Tin_Ngay_Nghi_201407.$B$3:.$B$33]=[.B28];[$Thong_Tin_Ngay_Nghi_201407.$C$3:.$C$33]) + SUMPRODUCT([Thong_Tin_Ngay_Nghi_201408.$B$3:.$B$36]=[.B28];[$Thong_Tin_Ngay_Nghi_201408.$C$3:.$C$36])" office:value-type="float" office:value="11">
            <text:p>11</text:p>
          </table:table-cell>
          <table:table-cell table:style-name="ce99" table:formula="of:=IF(DATE(YEAR([.E28]);MONTH([.E28]);DAY([.E28]))&lt;=DATE(YEAR([.E28]);3;31); [.F28]+[.C28]-[.G28]; IF([.G28]-[.C28]&lt;0;[.F28]-[.H28];[.F28]+[.C28]-[.H28]))" office:value-type="float" office:value="-0.5">
            <text:p>-0.5</text:p>
          </table:table-cell>
          <table:table-cell table:number-columns-repeated="1015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ThachBK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7-23">
            <text:p>07/23/14</text:p>
          </table:table-cell>
          <table:table-cell table:style-name="ce102" table:formula="of:=IF(YEAR(NOW())&gt;YEAR([.D29]);DATE(YEAR([.D29]);12;31);NOW())" office:value-type="date" office:date-value="2014-08-27T10:01:22.5">
            <text:p>08/27/14</text:p>
          </table:table-cell>
          <table:table-cell table:style-name="ce99" table:formula="of:=IF(YEAR([.E29])&gt;YEAR([.D29]);12;IF(DAY([.E29])&lt;DAY(DATE(YEAR([.E29]);MONTH([.E29])+1;1)-1)/2;MONTH([.E29])-1;MONTH([.E29])))  -  IF(DAY(DATE(YEAR([.D29]);MONTH([.D29])+1;1)-1) - DAY([.D29]) + 1&lt; DAY(DATE(YEAR([.D29]);MONTH([.D29])+1;1)-1)/2;MONTH([.D29]);MONTH([.D29])-1)" office:value-type="float" office:value="1">
            <text:p>1</text:p>
          </table:table-cell>
          <table:table-cell table:style-name="ce110"/>
          <table:table-cell table:style-name="ce110" table:formula="of:=SUMPRODUCT([Thong_Tin_Ngay_Nghi_201401.$B$3:.$B$18]=[.B29];[Thong_Tin_Ngay_Nghi_201401.$C$3:.$C$18]) + SUMPRODUCT([Thong_Tin_Ngay_Nghi_201402.$B$3:.$B$21]=[.B29];[Thong_Tin_Ngay_Nghi_201402.$C$3:.$C$21]) + SUMPRODUCT([Thong_Tin_Ngay_Nghi_201403.$B$3:.$B$22]=[.B29];[Thong_Tin_Ngay_Nghi_201403.$C$3:.$C$22]) + SUMPRODUCT([Thong_Tin_Ngay_Nghi_201404.$B$4:.$B$32]=[.B29];[Thong_Tin_Ngay_Nghi_201404.$C$4:.$C$32]) + SUMPRODUCT([Thong_Tin_Ngay_Nghi_201405.$B$2:.$B$30]=[.B29];[Thong_Tin_Ngay_Nghi_201405.$C$2:.$C$30]) +SUMPRODUCT([Thong_Tin_Ngay_Nghi_201406.$B$3:.$B$34]=[.B29];[Thong_Tin_Ngay_Nghi_201406.$C$3:.$C$34]) + SUMPRODUCT([$Thong_Tin_Ngay_Nghi_201407.$B$3:.$B$33]=[.B29];[$Thong_Tin_Ngay_Nghi_201407.$C$3:.$C$33]) + SUMPRODUCT([Thong_Tin_Ngay_Nghi_201408.$B$3:.$B$36]=[.B29];[$Thong_Tin_Ngay_Nghi_201408.$C$3:.$C$36])" office:value-type="float" office:value="0.5">
            <text:p>0.5</text:p>
          </table:table-cell>
          <table:table-cell table:style-name="ce99" table:formula="of:=IF(DATE(YEAR([.E29]);MONTH([.E29]);DAY([.E29]))&lt;=DATE(YEAR([.E29]);3;31); [.F29]+[.C29]-[.G29]; IF([.G29]-[.C29]&lt;0;[.F29]-[.H29];[.F29]+[.C29]-[.H29]))" office:value-type="float" office:value="0.5">
            <text:p>0.5</text:p>
          </table:table-cell>
          <table:table-cell table:number-columns-repeated="1015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ThaoDTH</text:p>
          </table:table-cell>
          <table:table-cell table:style-name="ce99" office:value-type="float" office:value="1.5">
            <text:p>1.5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30]);DATE(YEAR([.D30]);12;31);NOW())" office:value-type="date" office:date-value="2014-08-27T10:01:22.51">
            <text:p>08/27/14</text:p>
          </table:table-cell>
          <table:table-cell table:style-name="ce99" table:formula="of:=IF(YEAR([.E30])&gt;YEAR([.D30]);12;IF(DAY([.E30])&lt;DAY(DATE(YEAR([.E30]);MONTH([.E30])+1;1)-1)/2;MONTH([.E30])-1;MONTH([.E30])))  -  IF(DAY(DATE(YEAR([.D30]);MONTH([.D30])+1;1)-1) - DAY([.D30]) + 1&lt; DAY(DATE(YEAR([.D30]);MONTH([.D30])+1;1)-1)/2;MONTH([.D30]);MONTH([.D30])-1)" office:value-type="float" office:value="8">
            <text:p>8</text:p>
          </table:table-cell>
          <table:table-cell table:style-name="ce110" table:formula="of:=SUMPRODUCT([Thong_Tin_Ngay_Nghi_201401.$B$3:.$B$17]=[.B30];[Thong_Tin_Ngay_Nghi_201401.$C$3:.$C$17]) + SUMPRODUCT([Thong_Tin_Ngay_Nghi_201402.$B$3:.$B$20]=[.B30];[Thong_Tin_Ngay_Nghi_201402.$C$3:.$C$20]) + SUMPRODUCT([Thong_Tin_Ngay_Nghi_201403.$B$3:.$B$21]=[.B30];[Thong_Tin_Ngay_Nghi_201403.$C$3:.$C$21])" office:value-type="float" office:value="8">
            <text:p>8</text:p>
          </table:table-cell>
          <table:table-cell table:style-name="ce110" table:formula="of:=SUMPRODUCT([Thong_Tin_Ngay_Nghi_201401.$B$3:.$B$18]=[.B30];[Thong_Tin_Ngay_Nghi_201401.$C$3:.$C$18]) + SUMPRODUCT([Thong_Tin_Ngay_Nghi_201402.$B$3:.$B$21]=[.B30];[Thong_Tin_Ngay_Nghi_201402.$C$3:.$C$21]) + SUMPRODUCT([Thong_Tin_Ngay_Nghi_201403.$B$3:.$B$22]=[.B30];[Thong_Tin_Ngay_Nghi_201403.$C$3:.$C$22]) + SUMPRODUCT([Thong_Tin_Ngay_Nghi_201404.$B$4:.$B$32]=[.B30];[Thong_Tin_Ngay_Nghi_201404.$C$4:.$C$32]) + SUMPRODUCT([Thong_Tin_Ngay_Nghi_201405.$B$2:.$B$30]=[.B30];[Thong_Tin_Ngay_Nghi_201405.$C$2:.$C$30]) +SUMPRODUCT([Thong_Tin_Ngay_Nghi_201406.$B$3:.$B$34]=[.B30];[Thong_Tin_Ngay_Nghi_201406.$C$3:.$C$34]) + SUMPRODUCT([$Thong_Tin_Ngay_Nghi_201407.$B$3:.$B$33]=[.B30];[$Thong_Tin_Ngay_Nghi_201407.$C$3:.$C$33]) + SUMPRODUCT([Thong_Tin_Ngay_Nghi_201408.$B$3:.$B$36]=[.B30];[$Thong_Tin_Ngay_Nghi_201408.$C$3:.$C$36])" office:value-type="float" office:value="13.5">
            <text:p>13.5</text:p>
          </table:table-cell>
          <table:table-cell table:style-name="ce99" table:formula="of:=IF(DATE(YEAR([.E30]);MONTH([.E30]);DAY([.E30]))&lt;=DATE(YEAR([.E30]);3;31); [.F30]+[.C30]-[.G30]; IF([.G30]-[.C30]&lt;0;[.F30]-[.H30];[.F30]+[.C30]-[.H30]))" office:value-type="float" office:value="-4">
            <text:p>-4</text:p>
          </table:table-cell>
          <table:table-cell table:number-columns-repeated="1015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97" office:value-type="string">
            <text:p>ThaoTP</text:p>
          </table:table-cell>
          <table:table-cell table:style-name="ce101" office:value-type="float" office:value="0">
            <text:p>0</text:p>
          </table:table-cell>
          <table:table-cell table:style-name="ce109" office:value-type="date" office:date-value="2014-06-16">
            <text:p>06/16/14</text:p>
          </table:table-cell>
          <table:table-cell table:style-name="ce109" table:formula="of:=IF(YEAR(NOW())&gt;YEAR([.D31]);DATE(YEAR([.D31]);12;31);NOW())" office:value-type="date" office:date-value="2014-08-27T10:01:22.51">
            <text:p>08/27/14</text:p>
          </table:table-cell>
          <table:table-cell table:style-name="ce101" table:formula="of:=IF(YEAR([.E31])&gt;YEAR([.D31]);12;IF(DAY([.E31])&lt;DAY(DATE(YEAR([.E31]);MONTH([.E31])+1;1)-1)/2;MONTH([.E31])-1;MONTH([.E31])))  -  IF(DAY(DATE(YEAR([.D31]);MONTH([.D31])+1;1)-1) - DAY([.D31]) + 1&lt; DAY(DATE(YEAR([.D31]);MONTH([.D31])+1;1)-1)/2;MONTH([.D31]);MONTH([.D31])-1)" office:value-type="float" office:value="3">
            <text:p>3</text:p>
          </table:table-cell>
          <table:table-cell table:style-name="ce110"/>
          <table:table-cell table:style-name="ce110" table:formula="of:=SUMPRODUCT([Thong_Tin_Ngay_Nghi_201401.$B$3:.$B$18]=[.B31];[Thong_Tin_Ngay_Nghi_201401.$C$3:.$C$18]) + SUMPRODUCT([Thong_Tin_Ngay_Nghi_201402.$B$3:.$B$21]=[.B31];[Thong_Tin_Ngay_Nghi_201402.$C$3:.$C$21]) + SUMPRODUCT([Thong_Tin_Ngay_Nghi_201403.$B$3:.$B$22]=[.B31];[Thong_Tin_Ngay_Nghi_201403.$C$3:.$C$22]) + SUMPRODUCT([Thong_Tin_Ngay_Nghi_201404.$B$4:.$B$32]=[.B31];[Thong_Tin_Ngay_Nghi_201404.$C$4:.$C$32]) + SUMPRODUCT([Thong_Tin_Ngay_Nghi_201405.$B$2:.$B$30]=[.B31];[Thong_Tin_Ngay_Nghi_201405.$C$2:.$C$30]) +SUMPRODUCT([Thong_Tin_Ngay_Nghi_201406.$B$3:.$B$34]=[.B31];[Thong_Tin_Ngay_Nghi_201406.$C$3:.$C$34]) + SUMPRODUCT([$Thong_Tin_Ngay_Nghi_201407.$B$3:.$B$33]=[.B31];[$Thong_Tin_Ngay_Nghi_201407.$C$3:.$C$33]) + SUMPRODUCT([Thong_Tin_Ngay_Nghi_201408.$B$3:.$B$36]=[.B31];[$Thong_Tin_Ngay_Nghi_201408.$C$3:.$C$36])" office:value-type="float" office:value="6">
            <text:p>6</text:p>
          </table:table-cell>
          <table:table-cell table:style-name="ce101" table:formula="of:=IF(DATE(YEAR([.E31]);MONTH([.E31]);DAY([.E31]))&lt;=DATE(YEAR([.E31]);3;31); [.F31]+[.C31]-[.G31]; IF([.G31]-[.C31]&lt;0;[.F31]-[.H31];[.F31]+[.C31]-[.H31]))" office:value-type="float" office:value="-3">
            <text:p>-3</text:p>
          </table:table-cell>
          <table:table-cell table:style-name="ce113" table:number-columns-repeated="1015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7" office:value-type="string">
            <text:p>ThamDT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3-13">
            <text:p>03/13/14</text:p>
          </table:table-cell>
          <table:table-cell table:style-name="ce102" table:formula="of:=IF(YEAR(NOW())&gt;YEAR([.D32]);DATE(YEAR([.D32]);12;31);NOW())" office:value-type="date" office:date-value="2014-08-27T10:01:22.51">
            <text:p>08/27/14</text:p>
          </table:table-cell>
          <table:table-cell table:style-name="ce99" table:formula="of:=IF(YEAR([.E32])&gt;YEAR([.D32]);12;IF(DAY([.E32])&lt;DAY(DATE(YEAR([.E32]);MONTH([.E32])+1;1)-1)/2;MONTH([.E32])-1;MONTH([.E32])))  -  IF(DAY(DATE(YEAR([.D32]);MONTH([.D32])+1;1)-1) - DAY([.D32]) + 1&lt; DAY(DATE(YEAR([.D32]);MONTH([.D32])+1;1)-1)/2;MONTH([.D32]);MONTH([.D32])-1)" office:value-type="float" office:value="6">
            <text:p>6</text:p>
          </table:table-cell>
          <table:table-cell table:style-name="ce110" table:formula="of:=SUMPRODUCT([Thong_Tin_Ngay_Nghi_201401.$B$3:.$B$17]=[.B32];[Thong_Tin_Ngay_Nghi_201401.$C$3:.$C$17]) + SUMPRODUCT([Thong_Tin_Ngay_Nghi_201402.$B$3:.$B$20]=[.B32];[Thong_Tin_Ngay_Nghi_201402.$C$3:.$C$20]) + SUMPRODUCT([Thong_Tin_Ngay_Nghi_201403.$B$3:.$B$21]=[.B32];[Thong_Tin_Ngay_Nghi_201403.$C$3:.$C$21])" office:value-type="float" office:value="0">
            <text:p>0</text:p>
          </table:table-cell>
          <table:table-cell table:style-name="ce110" table:formula="of:=SUMPRODUCT([Thong_Tin_Ngay_Nghi_201401.$B$3:.$B$18]=[.B32];[Thong_Tin_Ngay_Nghi_201401.$C$3:.$C$18]) + SUMPRODUCT([Thong_Tin_Ngay_Nghi_201402.$B$3:.$B$21]=[.B32];[Thong_Tin_Ngay_Nghi_201402.$C$3:.$C$21]) + SUMPRODUCT([Thong_Tin_Ngay_Nghi_201403.$B$3:.$B$22]=[.B32];[Thong_Tin_Ngay_Nghi_201403.$C$3:.$C$22]) + SUMPRODUCT([Thong_Tin_Ngay_Nghi_201404.$B$4:.$B$32]=[.B32];[Thong_Tin_Ngay_Nghi_201404.$C$4:.$C$32]) + SUMPRODUCT([Thong_Tin_Ngay_Nghi_201405.$B$2:.$B$30]=[.B32];[Thong_Tin_Ngay_Nghi_201405.$C$2:.$C$30]) +SUMPRODUCT([Thong_Tin_Ngay_Nghi_201406.$B$3:.$B$34]=[.B32];[Thong_Tin_Ngay_Nghi_201406.$C$3:.$C$34]) + SUMPRODUCT([$Thong_Tin_Ngay_Nghi_201407.$B$3:.$B$33]=[.B32];[$Thong_Tin_Ngay_Nghi_201407.$C$3:.$C$33]) + SUMPRODUCT([Thong_Tin_Ngay_Nghi_201408.$B$3:.$B$36]=[.B32];[$Thong_Tin_Ngay_Nghi_201408.$C$3:.$C$36])" office:value-type="float" office:value="1">
            <text:p>1</text:p>
          </table:table-cell>
          <table:table-cell table:style-name="ce99" table:formula="of:=IF(DATE(YEAR([.E32]);MONTH([.E32]);DAY([.E32]))&lt;=DATE(YEAR([.E32]);3;31); [.F32]+[.C32]-[.G32]; IF([.G32]-[.C32]&lt;0;[.F32]-[.H32];[.F32]+[.C32]-[.H32]))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7" office:value-type="string">
            <text:p>ThieuNV</text:p>
          </table:table-cell>
          <table:table-cell table:style-name="ce99" office:value-type="float" office:value="4.5">
            <text:p>4.5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33]);DATE(YEAR([.D33]);12;31);NOW())" office:value-type="date" office:date-value="2014-08-27T10:01:22.51">
            <text:p>08/27/14</text:p>
          </table:table-cell>
          <table:table-cell table:style-name="ce99" table:formula="of:=IF(YEAR([.E33])&gt;YEAR([.D33]);12;IF(DAY([.E33])&lt;DAY(DATE(YEAR([.E33]);MONTH([.E33])+1;1)-1)/2;MONTH([.E33])-1;MONTH([.E33])))  -  IF(DAY(DATE(YEAR([.D33]);MONTH([.D33])+1;1)-1) - DAY([.D33]) + 1&lt; DAY(DATE(YEAR([.D33]);MONTH([.D33])+1;1)-1)/2;MONTH([.D33]);MONTH([.D33])-1)" office:value-type="float" office:value="8">
            <text:p>8</text:p>
          </table:table-cell>
          <table:table-cell table:style-name="ce110" table:formula="of:=SUMPRODUCT([Thong_Tin_Ngay_Nghi_201401.$B$3:.$B$17]=[.B33];[Thong_Tin_Ngay_Nghi_201401.$C$3:.$C$17]) + SUMPRODUCT([Thong_Tin_Ngay_Nghi_201402.$B$3:.$B$20]=[.B33];[Thong_Tin_Ngay_Nghi_201402.$C$3:.$C$20]) + SUMPRODUCT([Thong_Tin_Ngay_Nghi_201403.$B$3:.$B$21]=[.B33];[Thong_Tin_Ngay_Nghi_201403.$C$3:.$C$21])" office:value-type="float" office:value="6">
            <text:p>6</text:p>
          </table:table-cell>
          <table:table-cell table:style-name="ce110" table:formula="of:=SUMPRODUCT([Thong_Tin_Ngay_Nghi_201401.$B$3:.$B$18]=[.B33];[Thong_Tin_Ngay_Nghi_201401.$C$3:.$C$18]) + SUMPRODUCT([Thong_Tin_Ngay_Nghi_201402.$B$3:.$B$21]=[.B33];[Thong_Tin_Ngay_Nghi_201402.$C$3:.$C$21]) + SUMPRODUCT([Thong_Tin_Ngay_Nghi_201403.$B$3:.$B$22]=[.B33];[Thong_Tin_Ngay_Nghi_201403.$C$3:.$C$22]) + SUMPRODUCT([Thong_Tin_Ngay_Nghi_201404.$B$4:.$B$32]=[.B33];[Thong_Tin_Ngay_Nghi_201404.$C$4:.$C$32]) + SUMPRODUCT([Thong_Tin_Ngay_Nghi_201405.$B$2:.$B$30]=[.B33];[Thong_Tin_Ngay_Nghi_201405.$C$2:.$C$30]) +SUMPRODUCT([Thong_Tin_Ngay_Nghi_201406.$B$3:.$B$34]=[.B33];[Thong_Tin_Ngay_Nghi_201406.$C$3:.$C$34]) + SUMPRODUCT([$Thong_Tin_Ngay_Nghi_201407.$B$3:.$B$33]=[.B33];[$Thong_Tin_Ngay_Nghi_201407.$C$3:.$C$33]) + SUMPRODUCT([Thong_Tin_Ngay_Nghi_201408.$B$3:.$B$36]=[.B33];[$Thong_Tin_Ngay_Nghi_201408.$C$3:.$C$36])" office:value-type="float" office:value="9">
            <text:p>9</text:p>
          </table:table-cell>
          <table:table-cell table:style-name="ce99" table:formula="of:=IF(DATE(YEAR([.E33]);MONTH([.E33]);DAY([.E33]))&lt;=DATE(YEAR([.E33]);3;31); [.F33]+[.C33]-[.G33]; IF([.G33]-[.C33]&lt;0;[.F33]-[.H33];[.F33]+[.C33]-[.H33]))" office:value-type="float" office:value="3.5">
            <text:p>3.5</text:p>
          </table:table-cell>
          <table:table-cell table:number-columns-repeated="1015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7" office:value-type="string">
            <text:p>ThuyLTT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34]);DATE(YEAR([.D34]);12;31);NOW())" office:value-type="date" office:date-value="2014-08-27T10:01:22.51">
            <text:p>08/27/14</text:p>
          </table:table-cell>
          <table:table-cell table:style-name="ce99" table:formula="of:=IF(YEAR([.E34])&gt;YEAR([.D34]);12;IF(DAY([.E34])&lt;DAY(DATE(YEAR([.E34]);MONTH([.E34])+1;1)-1)/2;MONTH([.E34])-1;MONTH([.E34])))  -  IF(DAY(DATE(YEAR([.D34]);MONTH([.D34])+1;1)-1) - DAY([.D34]) + 1&lt; DAY(DATE(YEAR([.D34]);MONTH([.D34])+1;1)-1)/2;MONTH([.D34]);MONTH([.D34])-1)" office:value-type="float" office:value="8">
            <text:p>8</text:p>
          </table:table-cell>
          <table:table-cell table:style-name="ce110" table:formula="of:=SUMPRODUCT([Thong_Tin_Ngay_Nghi_201401.$B$3:.$B$17]=[.B34];[Thong_Tin_Ngay_Nghi_201401.$C$3:.$C$17]) + SUMPRODUCT([Thong_Tin_Ngay_Nghi_201402.$B$3:.$B$20]=[.B34];[Thong_Tin_Ngay_Nghi_201402.$C$3:.$C$20]) + SUMPRODUCT([Thong_Tin_Ngay_Nghi_201403.$B$3:.$B$21]=[.B34];[Thong_Tin_Ngay_Nghi_201403.$C$3:.$C$21])" office:value-type="float" office:value="5">
            <text:p>5</text:p>
          </table:table-cell>
          <table:table-cell table:style-name="ce110" table:formula="of:=SUMPRODUCT([Thong_Tin_Ngay_Nghi_201401.$B$3:.$B$18]=[.B34];[Thong_Tin_Ngay_Nghi_201401.$C$3:.$C$18]) + SUMPRODUCT([Thong_Tin_Ngay_Nghi_201402.$B$3:.$B$21]=[.B34];[Thong_Tin_Ngay_Nghi_201402.$C$3:.$C$21]) + SUMPRODUCT([Thong_Tin_Ngay_Nghi_201403.$B$3:.$B$22]=[.B34];[Thong_Tin_Ngay_Nghi_201403.$C$3:.$C$22]) + SUMPRODUCT([Thong_Tin_Ngay_Nghi_201404.$B$4:.$B$32]=[.B34];[Thong_Tin_Ngay_Nghi_201404.$C$4:.$C$32]) + SUMPRODUCT([Thong_Tin_Ngay_Nghi_201405.$B$2:.$B$30]=[.B34];[Thong_Tin_Ngay_Nghi_201405.$C$2:.$C$30]) +SUMPRODUCT([Thong_Tin_Ngay_Nghi_201406.$B$3:.$B$34]=[.B34];[Thong_Tin_Ngay_Nghi_201406.$C$3:.$C$34]) + SUMPRODUCT([$Thong_Tin_Ngay_Nghi_201407.$B$3:.$B$33]=[.B34];[$Thong_Tin_Ngay_Nghi_201407.$C$3:.$C$33]) + SUMPRODUCT([Thong_Tin_Ngay_Nghi_201408.$B$3:.$B$36]=[.B34];[$Thong_Tin_Ngay_Nghi_201408.$C$3:.$C$36])" office:value-type="float" office:value="7">
            <text:p>7</text:p>
          </table:table-cell>
          <table:table-cell table:style-name="ce99" table:formula="of:=IF(DATE(YEAR([.E34]);MONTH([.E34]);DAY([.E34]))&lt;=DATE(YEAR([.E34]);3;31); [.F34]+[.C34]-[.G34]; IF([.G34]-[.C34]&lt;0;[.F34]-[.H34];[.F34]+[.C34]-[.H34]))" office:value-type="float" office:value="1">
            <text:p>1</text:p>
          </table:table-cell>
          <table:table-cell table:number-columns-repeated="1015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7" office:value-type="string">
            <text:p>VanN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8-18">
            <text:p>08/18/14</text:p>
          </table:table-cell>
          <table:table-cell table:style-name="ce102" table:formula="of:=IF(YEAR(NOW())&gt;YEAR([.D35]);DATE(YEAR([.D35]);12;31);NOW())" office:value-type="date" office:date-value="2014-08-27T10:01:22.51">
            <text:p>08/27/14</text:p>
          </table:table-cell>
          <table:table-cell table:style-name="ce99" table:formula="of:=IF(YEAR([.E35])&gt;YEAR([.D35]);12;IF(DAY([.E35])&lt;DAY(DATE(YEAR([.E35]);MONTH([.E35])+1;1)-1)/2;MONTH([.E35])-1;MONTH([.E35])))  -  IF(DAY(DATE(YEAR([.D35]);MONTH([.D35])+1;1)-1) - DAY([.D35]) + 1&lt; DAY(DATE(YEAR([.D35]);MONTH([.D35])+1;1)-1)/2;MONTH([.D35]);MONTH([.D35])-1)" office:value-type="float" office:value="0">
            <text:p>0</text:p>
          </table:table-cell>
          <table:table-cell table:style-name="ce110"/>
          <table:table-cell table:style-name="ce110" table:formula="of:=SUMPRODUCT([Thong_Tin_Ngay_Nghi_201401.$B$3:.$B$18]=[.B35];[Thong_Tin_Ngay_Nghi_201401.$C$3:.$C$18]) + SUMPRODUCT([Thong_Tin_Ngay_Nghi_201402.$B$3:.$B$21]=[.B35];[Thong_Tin_Ngay_Nghi_201402.$C$3:.$C$21]) + SUMPRODUCT([Thong_Tin_Ngay_Nghi_201403.$B$3:.$B$22]=[.B35];[Thong_Tin_Ngay_Nghi_201403.$C$3:.$C$22]) + SUMPRODUCT([Thong_Tin_Ngay_Nghi_201404.$B$4:.$B$32]=[.B35];[Thong_Tin_Ngay_Nghi_201404.$C$4:.$C$32]) + SUMPRODUCT([Thong_Tin_Ngay_Nghi_201405.$B$2:.$B$30]=[.B35];[Thong_Tin_Ngay_Nghi_201405.$C$2:.$C$30]) +SUMPRODUCT([Thong_Tin_Ngay_Nghi_201406.$B$3:.$B$34]=[.B35];[Thong_Tin_Ngay_Nghi_201406.$C$3:.$C$34]) + SUMPRODUCT([$Thong_Tin_Ngay_Nghi_201407.$B$3:.$B$33]=[.B35];[$Thong_Tin_Ngay_Nghi_201407.$C$3:.$C$33]) + SUMPRODUCT([Thong_Tin_Ngay_Nghi_201408.$B$3:.$B$36]=[.B35];[$Thong_Tin_Ngay_Nghi_201408.$C$3:.$C$36])" office:value-type="float" office:value="0">
            <text:p>0</text:p>
          </table:table-cell>
          <table:table-cell table:style-name="ce99" table:formula="of:=IF(DATE(YEAR([.E35]);MONTH([.E35]);DAY([.E35]))&lt;=DATE(YEAR([.E35]);3;31); [.F35]+[.C35]-[.G35]; IF([.G35]-[.C35]&lt;0;[.F35]-[.H35];[.F35]+[.C35]-[.H35]))" office:value-type="float" office:value="0">
            <text:p>0</text:p>
          </table:table-cell>
          <table:table-cell table:number-columns-repeated="1015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7" office:value-type="string">
            <text:p>VietBA</text:p>
          </table:table-cell>
          <table:table-cell table:style-name="ce99" office:value-type="float" office:value="2">
            <text:p>2</text:p>
          </table:table-cell>
          <table:table-cell table:style-name="ce102" office:value-type="date" office:date-value="2014-01-01">
            <text:p>01/01/14</text:p>
          </table:table-cell>
          <table:table-cell table:style-name="ce102" table:formula="of:=IF(YEAR(NOW())&gt;YEAR([.D36]);DATE(YEAR([.D36]);12;31);NOW())" office:value-type="date" office:date-value="2014-08-27T10:01:22.51">
            <text:p>08/27/14</text:p>
          </table:table-cell>
          <table:table-cell table:style-name="ce99" table:formula="of:=IF(YEAR([.E36])&gt;YEAR([.D36]);12;IF(DAY([.E36])&lt;DAY(DATE(YEAR([.E36]);MONTH([.E36])+1;1)-1)/2;MONTH([.E36])-1;MONTH([.E36])))  -  IF(DAY(DATE(YEAR([.D36]);MONTH([.D36])+1;1)-1) - DAY([.D36]) + 1&lt; DAY(DATE(YEAR([.D36]);MONTH([.D36])+1;1)-1)/2;MONTH([.D36]);MONTH([.D36])-1)" office:value-type="float" office:value="8">
            <text:p>8</text:p>
          </table:table-cell>
          <table:table-cell table:style-name="ce110" table:formula="of:=SUMPRODUCT([Thong_Tin_Ngay_Nghi_201401.$B$3:.$B$17]=[.B36];[Thong_Tin_Ngay_Nghi_201401.$C$3:.$C$17]) + SUMPRODUCT([Thong_Tin_Ngay_Nghi_201402.$B$3:.$B$20]=[.B36];[Thong_Tin_Ngay_Nghi_201402.$C$3:.$C$20]) + SUMPRODUCT([Thong_Tin_Ngay_Nghi_201403.$B$3:.$B$21]=[.B36];[Thong_Tin_Ngay_Nghi_201403.$C$3:.$C$21])" office:value-type="float" office:value="3.5">
            <text:p>3.5</text:p>
          </table:table-cell>
          <table:table-cell table:style-name="ce110" table:formula="of:=SUMPRODUCT([Thong_Tin_Ngay_Nghi_201401.$B$3:.$B$18]=[.B36];[Thong_Tin_Ngay_Nghi_201401.$C$3:.$C$18]) + SUMPRODUCT([Thong_Tin_Ngay_Nghi_201402.$B$3:.$B$21]=[.B36];[Thong_Tin_Ngay_Nghi_201402.$C$3:.$C$21]) + SUMPRODUCT([Thong_Tin_Ngay_Nghi_201403.$B$3:.$B$22]=[.B36];[Thong_Tin_Ngay_Nghi_201403.$C$3:.$C$22]) + SUMPRODUCT([Thong_Tin_Ngay_Nghi_201404.$B$4:.$B$32]=[.B36];[Thong_Tin_Ngay_Nghi_201404.$C$4:.$C$32]) + SUMPRODUCT([Thong_Tin_Ngay_Nghi_201405.$B$2:.$B$30]=[.B36];[Thong_Tin_Ngay_Nghi_201405.$C$2:.$C$30]) +SUMPRODUCT([Thong_Tin_Ngay_Nghi_201406.$B$3:.$B$34]=[.B36];[Thong_Tin_Ngay_Nghi_201406.$C$3:.$C$34]) + SUMPRODUCT([$Thong_Tin_Ngay_Nghi_201407.$B$3:.$B$33]=[.B36];[$Thong_Tin_Ngay_Nghi_201407.$C$3:.$C$33]) + SUMPRODUCT([Thong_Tin_Ngay_Nghi_201408.$B$3:.$B$36]=[.B36];[$Thong_Tin_Ngay_Nghi_201408.$C$3:.$C$36])" office:value-type="float" office:value="12">
            <text:p>12</text:p>
          </table:table-cell>
          <table:table-cell table:style-name="ce99" table:formula="of:=IF(DATE(YEAR([.E36]);MONTH([.E36]);DAY([.E36]))&lt;=DATE(YEAR([.E36]);3;31); [.F36]+[.C36]-[.G36]; IF([.G36]-[.C36]&lt;0;[.F36]-[.H36];[.F36]+[.C36]-[.H36]))" office:value-type="float" office:value="-2">
            <text:p>-2</text:p>
          </table:table-cell>
          <table:table-cell table:number-columns-repeated="1015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7" office:value-type="string">
            <text:p>VietTH</text:p>
          </table:table-cell>
          <table:table-cell table:style-name="ce99" office:value-type="float" office:value="0">
            <text:p>0</text:p>
          </table:table-cell>
          <table:table-cell table:style-name="ce102" office:value-type="date" office:date-value="2014-04-06">
            <text:p>04/06/14</text:p>
          </table:table-cell>
          <table:table-cell table:style-name="ce102" table:formula="of:=IF(YEAR(NOW())&gt;YEAR([.D37]);DATE(YEAR([.D37]);12;31);NOW())" office:value-type="date" office:date-value="2014-08-27T10:01:22.51">
            <text:p>08/27/14</text:p>
          </table:table-cell>
          <table:table-cell table:style-name="ce99" table:formula="of:=IF(YEAR([.E37])&gt;YEAR([.D37]);12;IF(DAY([.E37])&lt;DAY(DATE(YEAR([.E37]);MONTH([.E37])+1;1)-1)/2;MONTH([.E37])-1;MONTH([.E37])))  -  IF(DAY(DATE(YEAR([.D37]);MONTH([.D37])+1;1)-1) - DAY([.D37]) + 1&lt; DAY(DATE(YEAR([.D37]);MONTH([.D37])+1;1)-1)/2;MONTH([.D37]);MONTH([.D37])-1)" office:value-type="float" office:value="5">
            <text:p>5</text:p>
          </table:table-cell>
          <table:table-cell table:style-name="ce110" table:formula="of:=SUMPRODUCT([Thong_Tin_Ngay_Nghi_201401.$B$3:.$B$17]=[.B37];[Thong_Tin_Ngay_Nghi_201401.$C$3:.$C$17]) + SUMPRODUCT([Thong_Tin_Ngay_Nghi_201402.$B$3:.$B$20]=[.B37];[Thong_Tin_Ngay_Nghi_201402.$C$3:.$C$20]) + SUMPRODUCT([Thong_Tin_Ngay_Nghi_201403.$B$3:.$B$21]=[.B37];[Thong_Tin_Ngay_Nghi_201403.$C$3:.$C$21])" office:value-type="float" office:value="0">
            <text:p>0</text:p>
          </table:table-cell>
          <table:table-cell table:style-name="ce110" table:formula="of:=SUMPRODUCT([Thong_Tin_Ngay_Nghi_201401.$B$3:.$B$18]=[.B37];[Thong_Tin_Ngay_Nghi_201401.$C$3:.$C$18]) + SUMPRODUCT([Thong_Tin_Ngay_Nghi_201402.$B$3:.$B$21]=[.B37];[Thong_Tin_Ngay_Nghi_201402.$C$3:.$C$21]) + SUMPRODUCT([Thong_Tin_Ngay_Nghi_201403.$B$3:.$B$22]=[.B37];[Thong_Tin_Ngay_Nghi_201403.$C$3:.$C$22]) + SUMPRODUCT([Thong_Tin_Ngay_Nghi_201404.$B$4:.$B$32]=[.B37];[Thong_Tin_Ngay_Nghi_201404.$C$4:.$C$32]) + SUMPRODUCT([Thong_Tin_Ngay_Nghi_201405.$B$2:.$B$30]=[.B37];[Thong_Tin_Ngay_Nghi_201405.$C$2:.$C$30]) +SUMPRODUCT([Thong_Tin_Ngay_Nghi_201406.$B$3:.$B$34]=[.B37];[Thong_Tin_Ngay_Nghi_201406.$C$3:.$C$34]) + SUMPRODUCT([$Thong_Tin_Ngay_Nghi_201407.$B$3:.$B$33]=[.B37];[$Thong_Tin_Ngay_Nghi_201407.$C$3:.$C$33]) + SUMPRODUCT([Thong_Tin_Ngay_Nghi_201408.$B$3:.$B$36]=[.B37];[$Thong_Tin_Ngay_Nghi_201408.$C$3:.$C$36])" office:value-type="float" office:value="5">
            <text:p>5</text:p>
          </table:table-cell>
          <table:table-cell table:style-name="ce99" table:formula="of:=IF(DATE(YEAR([.E37]);MONTH([.E37]);DAY([.E37]))&lt;=DATE(YEAR([.E37]);3;31); [.F37]+[.C37]-[.G37]; IF([.G37]-[.C37]&lt;0;[.F37]-[.H37];[.F37]+[.C37]-[.H37]))" office:value-type="float" office:value="0">
            <text:p>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401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51"/>
          <table:table-cell table:style-name="ce36" table:number-columns-repeated="2"/>
          <table:table-cell table:style-name="ce53" office:value-type="string" table:number-columns-spanned="31" table:number-rows-spanned="1">
            <text:p>January</text:p>
          </table:table-cell>
          <table:covered-table-cell table:number-columns-repeated="30" table:style-name="ce56"/>
          <table:table-cell table:style-name="ce57" table:number-columns-repeated="978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54" office:value-type="float" office:value="1">
            <office:annotation draw:style-name="gr2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-4">
            <text:p>-4</text:p>
          </table:table-cell>
          <table:table-cell table:style-name="ce54" office:value-type="float" office:value="-5">
            <text:p>-5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-11">
            <text:p>-11</text:p>
          </table:table-cell>
          <table:table-cell table:style-name="ce54" office:value-type="float" office:value="-12">
            <text:p>-12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-18">
            <text:p>-18</text:p>
          </table:table-cell>
          <table:table-cell table:style-name="ce54" office:value-type="float" office:value="-19">
            <text:p>-19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24">
            <text:p>24</text:p>
          </table:table-cell>
          <table:table-cell table:style-name="ce54" office:value-type="float" office:value="-25">
            <text:p>-25</text:p>
          </table:table-cell>
          <table:table-cell table:style-name="ce54" office:value-type="float" office:value="-26">
            <text:p>-26</text:p>
          </table:table-cell>
          <table:table-cell table:style-name="ce54" office:value-type="float" office:value="27">
            <text:p>27</text:p>
          </table:table-cell>
          <table:table-cell table:style-name="ce54" office:value-type="float" office:value="28">
            <text:p>28</text:p>
          </table:table-cell>
          <table:table-cell table:style-name="ce54" office:value-type="float" office:value="29">
            <text:p>29</text:p>
          </table:table-cell>
          <table:table-cell table:style-name="ce54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54" office:value-type="float" office:value="31">
            <office:annotation draw:style-name="gr2" draw:text-style-name="P2" svg:width="1.1413in" svg:height="0.2346in" svg:x="13.6421in" svg:y="0.0535in" draw:caption-point-x="-0.2402in" draw:caption-point-y="0.1839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5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52" table:formula="of:=SUM([.D3:.AH3])" office:value-type="float" office:value="0">
            <text:p>0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ienTX</text:p>
          </table:table-cell>
          <table:table-cell table:style-name="ce52" table:formula="of:=SUM([.D4:.AH4])" office:value-type="float" office:value="7">
            <text:p>7</text:p>
          </table:table-cell>
          <table:table-cell table:style-name="ce55"/>
          <table:table-cell table:number-columns-repeated="2" table:style-name="ce55" office:value-type="float" office:value="1">
            <text:p>1</text:p>
          </table:table-cell>
          <table:table-cell table:style-name="ce55" table:number-columns-repeated="2"/>
          <table:table-cell table:number-columns-repeated="2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DuongDN</text:p>
          </table:table-cell>
          <table:table-cell table:style-name="ce52" table:formula="of:=SUM([.D5:.AH5])" office:value-type="float" office:value="0.5">
            <text:p>0.5</text:p>
          </table:table-cell>
          <table:table-cell table:style-name="ce55"/>
          <table:table-cell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HangHT</text:p>
          </table:table-cell>
          <table:table-cell table:style-name="ce52" table:formula="of:=SUM([.D6:.AH6])" office:value-type="float" office:value="3">
            <text:p>3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HienNV</text:p>
          </table:table-cell>
          <table:table-cell table:style-name="ce52" table:formula="of:=SUM([.D7:.AH7])" office:value-type="float" office:value="0">
            <text:p>0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iepNH</text:p>
          </table:table-cell>
          <table:table-cell table:style-name="ce52" table:formula="of:=SUM([.D8:.AH8])" office:value-type="float" office:value="0">
            <text:p>0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0">
            <office:annotation draw:style-name="gr2" draw:text-style-name="P2" svg:width="1.1413in" svg:height="0.5457in" svg:x="6.9921in" svg:y="1.1256in" draw:caption-point-x="-0.2402in" draw:caption-point-y="0.5976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uongDT</text:p>
          </table:table-cell>
          <table:table-cell table:style-name="ce52" table:formula="of:=SUM([.D9:.AH9])" office:value-type="float" office:value="7.5">
            <text:p>7.5</text:p>
          </table:table-cell>
          <table:table-cell table:style-name="ce55"/>
          <table:table-cell table:number-columns-repeated="2" table:style-name="ce55" office:value-type="float" office:value="1">
            <text:p>1</text:p>
          </table:table-cell>
          <table:table-cell table:style-name="ce55" table:number-columns-repeated="2"/>
          <table:table-cell table:number-columns-repeated="2" table:style-name="ce55" office:value-type="float" office:value="1">
            <text:p>1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LocNP</text:p>
          </table:table-cell>
          <table:table-cell table:style-name="ce52" table:formula="of:=SUM([.D10:.AH10])" office:value-type="float" office:value="0">
            <text:p>0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0">
            <office:annotation draw:style-name="gr2" draw:text-style-name="P2" svg:width="1.1413in" svg:height="0.5457in" svg:x="4.4059in" svg:y="1.6213in" draw:caption-point-x="-0.2402in" draw:caption-point-y="0.5976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0">
            <office:annotation draw:style-name="gr2" draw:text-style-name="P2" svg:width="1.1413in" svg:height="0.5457in" svg:x="6.9921in" svg:y="1.6213in" draw:caption-point-x="-0.2402in" draw:caption-point-y="0.5976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NamTV</text:p>
          </table:table-cell>
          <table:table-cell table:style-name="ce52" table:formula="of:=SUM([.D11:.AH11])" office:value-type="float" office:value="1">
            <text:p>1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NhanNM</text:p>
          </table:table-cell>
          <table:table-cell table:style-name="ce52" table:formula="of:=SUM([.D12:.AH12])" office:value-type="float" office:value="1.5">
            <text:p>1.5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style-name="ce55" office:value-type="float" office:value="0.5">
            <text:p>0.5</text:p>
          </table:table-cell>
          <table:table-cell table:number-columns-repeated="4" table:style-name="ce55" office:value-type="float" office:value="0">
            <text:p>0</text:p>
          </table:table-cell>
          <table:table-cell table:style-name="ce55" table:number-columns-repeated="2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SinhNT</text:p>
          </table:table-cell>
          <table:table-cell table:style-name="ce52" table:formula="of:=SUM([.D13:.AH13])" office:value-type="float" office:value="3">
            <text:p>3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ThaoDTH</text:p>
          </table:table-cell>
          <table:table-cell table:style-name="ce52" table:formula="of:=SUM([.D14:.AH14])" office:value-type="float" office:value="3.5">
            <text:p>3.5</text:p>
          </table:table-cell>
          <table:table-cell table:style-name="ce55"/>
          <table:table-cell table:style-name="ce55" office:value-type="float" office:value="0.5">
            <text:p>0.5</text:p>
          </table:table-cell>
          <table:table-cell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ThieuNV</text:p>
          </table:table-cell>
          <table:table-cell table:style-name="ce52" table:formula="of:=SUM([.D15:.AH15])" office:value-type="float" office:value="3">
            <text:p>3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ThuyLTT</text:p>
          </table:table-cell>
          <table:table-cell table:style-name="ce52" table:formula="of:=SUM([.D16:.AH16])" office:value-type="float" office:value="3.5">
            <text:p>3.5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2"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1">
            <text:p>1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VietBA</text:p>
          </table:table-cell>
          <table:table-cell table:style-name="ce52" table:formula="of:=SUM([.D17:.AH17])" office:value-type="float" office:value="1.5">
            <text:p>1.5</text:p>
          </table:table-cell>
          <table:table-cell table:style-name="ce55"/>
          <table:table-cell table:number-columns-repeated="2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office:value-type="float" office:value="0.5">
            <text:p>0.5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5" table:style-name="ce55" office:value-type="float" office:value="0">
            <text:p>0</text:p>
          </table:table-cell>
          <table:table-cell table:style-name="ce55" table:number-columns-repeated="2"/>
          <table:table-cell table:number-columns-repeated="3" table:style-name="ce55" office:value-type="float" office:value="0">
            <text:p>0</text:p>
          </table:table-cell>
          <table:table-cell table:style-name="ce55" table:number-columns-repeated="2"/>
          <table:table-cell table:style-name="ce36" table:number-columns-repeated="958"/>
          <table:table-cell table:number-columns-repeated="20"/>
        </table:table-row>
        <table:table-row table:style-name="ro2" table:number-rows-repeated="9">
          <table:table-cell table:style-name="ce36" table:number-columns-repeated="992"/>
          <table:table-cell table:number-columns-repeated="20"/>
        </table:table-row>
        <table:table-row table:style-name="ro2">
          <table:table-cell table:style-name="ce36" table:number-columns-repeated="21"/>
          <table:table-cell table:style-name="ce36" office:value-type="string">
            <text:p>=</text:p>
          </table:table-cell>
          <table:table-cell table:style-name="ce36" table:number-columns-repeated="970"/>
          <table:table-cell table:number-columns-repeated="20"/>
        </table:table-row>
        <table:table-row table:style-name="ro2" table:number-rows-repeated="65400">
          <table:table-cell table:style-name="ce36" table:number-columns-repeated="992"/>
          <table:table-cell table:number-columns-repeated="20"/>
        </table:table-row>
        <table:table-row table:style-name="ro2" table:number-rows-repeated="983148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51"/>
          <table:table-cell table:style-name="ce36" table:number-columns-repeated="2"/>
          <table:table-cell table:style-name="ce59" office:value-type="string" table:number-columns-spanned="28" table:number-rows-spanned="1">
            <text:p>February</text:p>
          </table:table-cell>
          <table:covered-table-cell table:number-columns-repeated="27" table:style-name="ce62"/>
          <table:table-cell table:style-name="ce57" table:number-columns-repeated="978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60" office:value-type="float" office:value="1">
            <office:annotation draw:style-name="gr2" draw:text-style-name="P2" svg:width="1.1413in" svg:height="0.2346in" svg:x="2.5587in" svg:y="0.0504in" draw:caption-point-x="-0.2402in" draw:caption-point-y="0.187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60" office:value-type="float" office:value="2">
            <office:annotation draw:style-name="gr2" draw:text-style-name="P2" svg:width="1.1413in" svg:height="0.2346in" svg:x="2.928in" svg:y="0.0504in" draw:caption-point-x="-0.2402in" draw:caption-point-y="0.187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60" office:value-type="float" office:value="3">
            <office:annotation draw:style-name="gr2" draw:text-style-name="P2" svg:width="1.1413in" svg:height="0.2346in" svg:x="3.2976in" svg:y="0.0504in" draw:caption-point-x="-0.2402in" draw:caption-point-y="0.187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60" office:value-type="float" office:value="4">
            <office:annotation draw:style-name="gr2" draw:text-style-name="P2" svg:width="1.1413in" svg:height="0.2346in" svg:x="3.6669in" svg:y="0.0504in" draw:caption-point-x="-0.2402in" draw:caption-point-y="0.187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60" office:value-type="float" office:value="5">
            <office:annotation draw:style-name="gr2" draw:text-style-name="P2" svg:width="1.1413in" svg:height="0.2346in" svg:x="4.0362in" svg:y="0.0504in" draw:caption-point-x="-0.2402in" draw:caption-point-y="0.187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-8">
            <text:p>-8</text:p>
          </table:table-cell>
          <table:table-cell table:style-name="ce60" office:value-type="float" office:value="-9">
            <text:p>-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-15">
            <text:p>-15</text:p>
          </table:table-cell>
          <table:table-cell table:style-name="ce60" office:value-type="float" office:value="-16">
            <text:p>-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-22">
            <text:p>-22</text:p>
          </table:table-cell>
          <table:table-cell table:style-name="ce60" office:value-type="float" office:value="-23">
            <text:p>-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5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58" table:formula="of:=SUM([.D3:.AE3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ienTX</text:p>
          </table:table-cell>
          <table:table-cell table:style-name="ce58" table:formula="of:=SUM([.D4:.AE4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uongLT</text:p>
          </table:table-cell>
          <table:table-cell table:style-name="ce58" table:formula="of:=SUM([.D5:.AE5])" office:value-type="float" office:value="0">
            <text:p>0</text:p>
          </table:table-cell>
          <table:table-cell table:style-name="ce61" table:number-columns-repeated="16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DuongDN</text:p>
          </table:table-cell>
          <table:table-cell table:style-name="ce58" table:formula="of:=SUM([.D6:.AE6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9.9476in" svg:y="0.6299in" draw:caption-point-x="-0.2402in" draw:caption-point-y="0.598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8567in" svg:x="11.0559in" svg:y="0.6299in" draw:caption-point-x="-0.2402in" draw:caption-point-y="0.598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11.4252in" svg:y="0.6299in" draw:caption-point-x="-0.2402in" draw:caption-point-y="0.598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12.1642in" svg:y="0.6299in" draw:caption-point-x="-0.2402in" draw:caption-point-y="0.598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HangHT</text:p>
          </table:table-cell>
          <table:table-cell table:style-name="ce58" table:formula="of:=SUM([.D7:.AE7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ienNV</text:p>
          </table:table-cell>
          <table:table-cell table:style-name="ce58" table:formula="of:=SUM([.D8:.AE8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pNH</text:p>
          </table:table-cell>
          <table:table-cell table:style-name="ce58" table:formula="of:=SUM([.D9:.AE9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uongDT</text:p>
          </table:table-cell>
          <table:table-cell table:style-name="ce58" table:formula="of:=SUM([.D10:.AE10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LocNP</text:p>
          </table:table-cell>
          <table:table-cell table:style-name="ce58" table:formula="of:=SUM([.D11:.AE11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NamTV</text:p>
          </table:table-cell>
          <table:table-cell table:style-name="ce58" table:formula="of:=SUM([.D12:.AE12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NhanNM</text:p>
          </table:table-cell>
          <table:table-cell table:style-name="ce58" table:formula="of:=SUM([.D13:.AE13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SinhNT</text:p>
          </table:table-cell>
          <table:table-cell table:style-name="ce58" table:formula="of:=SUM([.D14:.AE14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5457in" svg:x="11.7949in" svg:y="2.6114in" draw:caption-point-x="-0.2402in" draw:caption-point-y="0.598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ThaoDTH</text:p>
          </table:table-cell>
          <table:table-cell table:style-name="ce58" table:formula="of:=SUM([.D15:.AE15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ThieuNV</text:p>
          </table:table-cell>
          <table:table-cell table:style-name="ce58" table:formula="of:=SUM([.D16:.AE16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ThuyLTT</text:p>
          </table:table-cell>
          <table:table-cell table:style-name="ce58" table:formula="of:=SUM([.D17:.AE17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VietBA</text:p>
          </table:table-cell>
          <table:table-cell table:style-name="ce58" table:formula="of:=SUM([.D18:.AE18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6" table:number-columns-repeated="958"/>
          <table:table-cell table:number-columns-repeated="20"/>
        </table:table-row>
        <table:table-row table:style-name="ro2" table:number-rows-repeated="65410">
          <table:table-cell table:style-name="ce36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6" table:number-columns-repeated="2"/>
          <table:table-cell table:style-name="ce64" office:value-type="string" table:number-columns-spanned="31" table:number-rows-spanned="1">
            <text:p>March</text:p>
          </table:table-cell>
          <table:covered-table-cell table:number-columns-repeated="30" table:style-name="ce67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65" office:value-type="float" office:value="-1">
            <text:p>-1</text:p>
          </table:table-cell>
          <table:table-cell table:style-name="ce65" office:value-type="float" office:value="-2">
            <text:p>-2</text:p>
          </table:table-cell>
          <table:table-cell table:style-name="ce65" office:value-type="float" office:value="3">
            <text:p>3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-8">
            <text:p>-8</text:p>
          </table:table-cell>
          <table:table-cell table:style-name="ce65" office:value-type="float" office:value="-9">
            <text:p>-9</text:p>
          </table:table-cell>
          <table:table-cell table:style-name="ce65" office:value-type="float" office:value="10">
            <text:p>10</text:p>
          </table:table-cell>
          <table:table-cell table:style-name="ce65" office:value-type="float" office:value="11">
            <text:p>11</text:p>
          </table:table-cell>
          <table:table-cell table:style-name="ce65" office:value-type="float" office:value="12">
            <text:p>12</text:p>
          </table:table-cell>
          <table:table-cell table:style-name="ce65" office:value-type="float" office:value="13">
            <text:p>13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-15">
            <text:p>-15</text:p>
          </table:table-cell>
          <table:table-cell table:style-name="ce65" office:value-type="float" office:value="-16">
            <text:p>-16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18">
            <text:p>18</text:p>
          </table:table-cell>
          <table:table-cell table:style-name="ce65" office:value-type="float" office:value="19">
            <text:p>19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21">
            <text:p>21</text:p>
          </table:table-cell>
          <table:table-cell table:style-name="ce65" office:value-type="float" office:value="-22">
            <text:p>-22</text:p>
          </table:table-cell>
          <table:table-cell table:style-name="ce65" office:value-type="float" office:value="-23">
            <text:p>-23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25">
            <text:p>25</text:p>
          </table:table-cell>
          <table:table-cell table:style-name="ce65" office:value-type="float" office:value="26">
            <text:p>26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28">
            <text:p>28</text:p>
          </table:table-cell>
          <table:table-cell table:style-name="ce65" office:value-type="float" office:value="-29">
            <text:p>-29</text:p>
          </table:table-cell>
          <table:table-cell table:style-name="ce65" office:value-type="float" office:value="-30">
            <text:p>-30</text:p>
          </table:table-cell>
          <table:table-cell table:style-name="ce65" office:value-type="float" office:value="31">
            <text:p>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BinhNT</text:p>
          </table:table-cell>
          <table:table-cell table:style-name="ce63" table:formula="of:=SUM([.D3:.AE3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ChienTX</text:p>
          </table:table-cell>
          <table:table-cell table:style-name="ce63" table:formula="of:=SUM([.D4:.AE4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">
            <office:annotation draw:style-name="gr2" draw:text-style-name="P2" svg:width="1.1413in" svg:height="0.3902in" svg:x="9.578in" svg:y="0.1335in" draw:caption-point-x="-0.2402in" draw:caption-point-y="0.5992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uongLT</text:p>
          </table:table-cell>
          <table:table-cell table:style-name="ce63" table:formula="of:=SUM([.D5:.AE5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DuongDN</text:p>
          </table:table-cell>
          <table:table-cell table:style-name="ce63" table:formula="of:=SUM([.D6:.AE6])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2" draw:text-style-name="P2" svg:width="1.1413in" svg:height="0.8567in" svg:x="3.2976in" svg:y="0.628in" draw:caption-point-x="-0.2402in" draw:caption-point-y="0.6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66" office:value-type="float" office:value="0">
            <office:annotation draw:style-name="gr2" draw:text-style-name="P2" svg:width="1.1413in" svg:height="0.8567in" svg:x="3.6669in" svg:y="0.628in" draw:caption-point-x="-0.2402in" draw:caption-point-y="0.6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66" office:value-type="float" office:value="0">
            <office:annotation draw:style-name="gr2" draw:text-style-name="P2" svg:width="1.1413in" svg:height="0.8567in" svg:x="4.0362in" svg:y="0.628in" draw:caption-point-x="-0.2402in" draw:caption-point-y="0.6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2" draw:text-style-name="P2" svg:width="1.1413in" svg:height="0.8567in" svg:x="5.8835in" svg:y="0.628in" draw:caption-point-x="-0.2402in" draw:caption-point-y="0.6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2" draw:text-style-name="P2" svg:width="1.1413in" svg:height="0.2346in" svg:x="13.6421in" svg:y="0.6303in" draw:caption-point-x="-0.2402in" draw:caption-point-y="0.5976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HangHT</text:p>
          </table:table-cell>
          <table:table-cell table:style-name="ce63" table:formula="of:=SUM([.D7:.AE7])" office:value-type="float" office:value="1.5">
            <text:p>1.5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office:value-type="float" office:value="1">
            <text:p>1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HienNV</text:p>
          </table:table-cell>
          <table:table-cell table:style-name="ce63" table:formula="of:=SUM([.D8:.AE8])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iepNH</text:p>
          </table:table-cell>
          <table:table-cell table:style-name="ce63" table:formula="of:=SUM([.D9:.AE9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oaHM</text:p>
          </table:table-cell>
          <table:table-cell table:style-name="ce63" table:formula="of:=SUM([.D10:.AE10])" office:value-type="float" office:value="1">
            <text:p>1</text:p>
          </table:table-cell>
          <table:table-cell table:style-name="ce66" table:number-columns-repeated="9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">
            <office:annotation draw:style-name="gr2" draw:text-style-name="P2" svg:width="1.1413in" svg:height="0.3902in" svg:x="12.5335in" svg:y="1.6205in" draw:caption-point-x="-0.2402in" draw:caption-point-y="0.5984in">
              <dc:date>2014-03-31T00:00:00</dc:date>
              <text:p text:style-name="P2"><text:span text:style-name="T1">Đi trễ &gt; 1h nhưng có làm bù</text:span></text:p>
            </office:annotation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uongDT</text:p>
          </table:table-cell>
          <table:table-cell table:style-name="ce63" table:formula="of:=SUM([.D11:.AE11])" office:value-type="float" office:value="0.5"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LocNP</text:p>
          </table:table-cell>
          <table:table-cell table:style-name="ce63" table:formula="of:=SUM([.D12:.AE12])" office:value-type="float" office:value="2">
            <text:p>2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style-name="ce66" office:value-type="float" office:value="0">
            <office:annotation draw:style-name="gr2" draw:text-style-name="P2" svg:width="1.1413in" svg:height="0.7012in" svg:x="3.6669in" svg:y="2.1142in" draw:caption-point-x="-0.2402in" draw:caption-point-y="0.6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office:annotation draw:style-name="gr2" draw:text-style-name="P2" svg:width="1.1413in" svg:height="0.5457in" svg:x="7.3614in" svg:y="2.1146in" draw:caption-point-x="-0.2402in" draw:caption-point-y="0.5996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office:annotation draw:style-name="gr2" draw:text-style-name="P2" svg:width="1.1413in" svg:height="0.5457in" svg:x="9.578in" svg:y="2.115in" draw:caption-point-x="-0.2402in" draw:caption-point-y="0.5992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">
            <office:annotation draw:style-name="gr2" draw:text-style-name="P2" svg:width="1.1413in" svg:height="0.3902in" svg:x="12.1642in" svg:y="2.1154in" draw:caption-point-x="-0.2402in" draw:caption-point-y="0.5988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LocNPQ</text:p>
          </table:table-cell>
          <table:table-cell table:style-name="ce63" table:formula="of:=SUM([.D13:.AE13])" office:value-type="float" office:value="0">
            <text:p>0</text:p>
          </table:table-cell>
          <table:table-cell table:style-name="ce66" table:number-columns-repeated="18"/>
          <table:table-cell table:number-columns-repeated="3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NamTV</text:p>
          </table:table-cell>
          <table:table-cell table:style-name="ce63" table:formula="of:=SUM([.D14:.AE14])" office:value-type="float" office:value="4">
            <text:p>4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NhanNM</text:p>
          </table:table-cell>
          <table:table-cell table:style-name="ce63" table:formula="of:=SUM([.D15:.AE15])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66" office:value-type="float" office:value="0.5">
            <office:annotation draw:style-name="gr2" draw:text-style-name="P2" svg:width="1.1413in" svg:height="1.3232in" svg:x="11.4252in" svg:y="2.8579in" draw:caption-point-x="-0.2402in" draw:caption-point-y="0.5992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SinhNT</text:p>
          </table:table-cell>
          <table:table-cell table:style-name="ce63" table:formula="of:=SUM([.D16:.AE16])" office:value-type="float" office:value="3.5">
            <text:p>3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3" table:style-name="ce66" office:value-type="float" office:value="1">
            <text:p>1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3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ThaoDTH</text:p>
          </table:table-cell>
          <table:table-cell table:style-name="ce63" table:formula="of:=SUM([.D17:.AE17])" office:value-type="float" office:value="2">
            <text:p>2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2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office:value-type="float" office:value="0">
            <office:annotation draw:style-name="gr2" draw:text-style-name="P2" svg:width="1.1413in" svg:height="0.3902in" svg:x="9.578in" svg:y="3.3531in" draw:caption-point-x="-0.2402in" draw:caption-point-y="0.5992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6" office:value-type="float" office:value="0">
            <office:annotation draw:style-name="gr2" draw:text-style-name="P2" svg:width="1.1413in" svg:height="0.3902in" svg:x="9.9476in" svg:y="3.3531in" draw:caption-point-x="-0.2402in" draw:caption-point-y="0.5992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2" draw:text-style-name="P2" svg:width="1.1413in" svg:height="0.3902in" svg:x="11.0559in" svg:y="3.3531in" draw:caption-point-x="-0.2402in" draw:caption-point-y="0.5992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66" office:value-type="float" office:value="0.5">
            <office:annotation draw:style-name="gr2" draw:text-style-name="P2" svg:width="1.1413in" svg:height="0.5457in" svg:x="11.4252in" svg:y="3.3531in" draw:caption-point-x="-0.2402in" draw:caption-point-y="0.5992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style-name="ce66" office:value-type="float" office:value="0.5">
            <office:annotation draw:style-name="gr2" draw:text-style-name="P2" svg:width="1.1413in" svg:height="0.5457in" svg:x="11.7949in" svg:y="3.3531in" draw:caption-point-x="-0.2402in" draw:caption-point-y="0.5992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ThamDT</text:p>
          </table:table-cell>
          <table:table-cell table:style-name="ce63" table:formula="of:=SUM([.D18:.AE18])" office:value-type="float" office:value="0">
            <text:p>0</text:p>
          </table:table-cell>
          <table:table-cell table:style-name="ce66" table:number-columns-repeated="12"/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ThieuNV</text:p>
          </table:table-cell>
          <table:table-cell table:style-name="ce63" table:formula="of:=SUM([.D19:.AE19])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.5">
            <text:p>0.5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ThuyLTT</text:p>
          </table:table-cell>
          <table:table-cell table:style-name="ce63" table:formula="of:=SUM([.D20:.AE20])" office:value-type="float" office:value="1.5">
            <text:p>1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1">
            <text:p>1</text:p>
          </table:table-cell>
          <table:table-cell table:number-columns-repeated="4" table:style-name="ce66" office:value-type="float" office:value="0">
            <text:p>0</text:p>
          </table:table-cell>
          <table:table-cell table:style-name="ce66" table:number-columns-repeated="2"/>
          <table:table-cell table:number-columns-repeated="4" table:style-name="ce66" office:value-type="float" office:value="0">
            <text:p>0</text:p>
          </table:table-cell>
          <table:table-cell table:style-name="ce66" office:value-type="float" office:value="0.5">
            <text:p>0.5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VietBA</text:p>
          </table:table-cell>
          <table:table-cell table:style-name="ce63" table:formula="of:=SUM([.D21:.AE21])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number-columns-repeated="5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office:annotation draw:style-name="gr2" draw:text-style-name="P2" svg:width="1.1413in" svg:height="0.2346in" svg:x="11.0559in" svg:y="4.3441in" draw:caption-point-x="-0.2402in" draw:caption-point-y="0.5992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6" office:value-type="float" office:value="0">
            <office:annotation draw:style-name="gr2" draw:text-style-name="P2" svg:width="1.1413in" svg:height="0.2346in" svg:x="11.4252in" svg:y="4.3469in" draw:caption-point-x="-0.2402in" draw:caption-point-y="0.5965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66" office:value-type="float" office:value="0">
            <office:annotation draw:style-name="gr2" draw:text-style-name="P2" svg:width="1.1413in" svg:height="0.2346in" svg:x="11.7949in" svg:y="4.3469in" draw:caption-point-x="-0.2402in" draw:caption-point-y="0.5965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66" office:value-type="float" office:value="0">
            <text:p>0</text:p>
          </table:table-cell>
          <table:table-cell table:style-name="ce66" table:number-columns-repeated="2"/>
          <table:table-cell table:style-name="ce6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4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6" table:number-columns-repeated="2"/>
          <table:table-cell table:style-name="ce69" office:value-type="string" table:number-columns-spanned="30" table:number-rows-spanned="1">
            <text:p>April</text:p>
          </table:table-cell>
          <table:covered-table-cell table:number-columns-repeated="29" table:style-name="ce72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-5">
            <text:p>-5</text:p>
          </table:table-cell>
          <table:table-cell table:style-name="ce70" office:value-type="float" office:value="-6">
            <text:p>-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office:annotation draw:style-name="gr2" draw:text-style-name="P2" svg:width="1.1413in" svg:height="0.3902in" svg:x="5.5142in" svg:y="0in" draw:caption-point-x="-0.2402in" draw:caption-point-y="0.2374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70" office:value-type="float" office:value="10">
            <text:p>10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-12">
            <text:p>-12</text:p>
          </table:table-cell>
          <table:table-cell table:style-name="ce70" office:value-type="float" office:value="-13">
            <text:p>-13</text:p>
          </table:table-cell>
          <table:table-cell table:style-name="ce70" office:value-type="float" office:value="14">
            <text:p>14</text:p>
          </table:table-cell>
          <table:table-cell table:style-name="ce70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70" office:value-type="float" office:value="17">
            <text:p>17</text:p>
          </table:table-cell>
          <table:table-cell table:style-name="ce70" office:value-type="float" office:value="18">
            <text:p>18</text:p>
          </table:table-cell>
          <table:table-cell table:style-name="ce70" office:value-type="float" office:value="-19">
            <text:p>-19</text:p>
          </table:table-cell>
          <table:table-cell table:style-name="ce70" office:value-type="float" office:value="-20">
            <text:p>-20</text:p>
          </table:table-cell>
          <table:table-cell table:style-name="ce70" office:value-type="float" office:value="21">
            <text:p>21</text:p>
          </table:table-cell>
          <table:table-cell table:style-name="ce70" office:value-type="float" office:value="22">
            <text:p>22</text:p>
          </table:table-cell>
          <table:table-cell table:style-name="ce70" office:value-type="float" office:value="23">
            <text:p>23</text:p>
          </table:table-cell>
          <table:table-cell table:style-name="ce70" office:value-type="float" office:value="24">
            <text:p>24</text:p>
          </table:table-cell>
          <table:table-cell table:style-name="ce70" office:value-type="float" office:value="25">
            <text:p>25</text:p>
          </table:table-cell>
          <table:table-cell table:style-name="ce70" office:value-type="float" office:value="-26">
            <office:annotation draw:style-name="gr2" draw:text-style-name="P2" svg:width="1.1413in" svg:height="0.3902in" svg:x="11.7949in" svg:y="0in" draw:caption-point-x="-0.2402in" draw:caption-point-y="0.2374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70" office:value-type="float" office:value="-27">
            <text:p>-27</text:p>
          </table:table-cell>
          <table:table-cell table:style-name="ce70" office:value-type="float" office:value="28">
            <text:p>28</text:p>
          </table:table-cell>
          <table:table-cell table:style-name="ce70" office:value-type="float" office:value="29">
            <text:p>29</text:p>
          </table:table-cell>
          <table:table-cell table:style-name="ce70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VT</text:p>
          </table:table-cell>
          <table:table-cell table:style-name="ce68" table:formula="of:=SUM([.D3:.AG3])" office:value-type="float" office:value="0">
            <text:p>0</text:p>
          </table:table-cell>
          <table:table-cell table:style-name="ce71" table:number-columns-repeated="13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BinhNT</text:p>
          </table:table-cell>
          <table:table-cell table:style-name="ce68" table:formula="of:=SUM([.D4:.AG4])" office:value-type="float" office:value="0.5"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2" svg:width="1.1413in" svg:height="0.3902in" svg:x="9.9476in" svg:y="0.1307in" draw:caption-point-x="-0.2402in" draw:caption-point-y="0.602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ChanhLH</text:p>
          </table:table-cell>
          <table:table-cell table:style-name="ce68" table:formula="of:=SUM([.D5:.AG5])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ienTX</text:p>
          </table:table-cell>
          <table:table-cell table:style-name="ce68" table:formula="of:=SUM([.D6:.AG6])" office:value-type="float" office:value="1"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number-columns-repeated="2" table:style-name="ce71" office:value-type="float" office:value="0.5"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uongLT</text:p>
          </table:table-cell>
          <table:table-cell table:style-name="ce68" table:formula="of:=SUM([.D7:.AG7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DuongDN</text:p>
          </table:table-cell>
          <table:table-cell table:style-name="ce68" table:formula="of:=SUM([.D8:.AG8])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2" svg:width="1.1413in" svg:height="0.5457in" svg:x="2.928in" svg:y="1.1165in" draw:caption-point-x="-0.2402in" draw:caption-point-y="0.6067in">
              <dc:date>2014-05-12T00:00:00</dc:date>
              <text:p text:style-name="P2"><text:span text:style-name="T1">Đi học từ 8h-11h sáng nhưng có làm bù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2" svg:width="1.1413in" svg:height="0.2346in" svg:x="4.7752in" svg:y="1.1181in" draw:caption-point-x="-0.2402in" draw:caption-point-y="0.6051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2" svg:width="1.1413in" svg:height="0.3902in" svg:x="7.3614in" svg:y="1.1193in" draw:caption-point-x="-0.2402in" draw:caption-point-y="0.6039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2" svg:width="1.1413in" svg:height="0.3902in" svg:x="8.1004in" svg:y="1.1201in" draw:caption-point-x="-0.2402in" draw:caption-point-y="0.6031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2" svg:width="1.1413in" svg:height="0.3902in" svg:x="9.9476in" svg:y="1.1213in" draw:caption-point-x="-0.2402in" draw:caption-point-y="0.602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2" svg:width="1.1413in" svg:height="0.3902in" svg:x="10.6866in" svg:y="1.1224in" draw:caption-point-x="-0.2402in" draw:caption-point-y="0.6008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HangHT</text:p>
          </table:table-cell>
          <table:table-cell table:style-name="ce68" table:formula="of:=SUM([.D9:.AG9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2" svg:width="1.1413in" svg:height="0.3902in" svg:x="6.2531in" svg:y="1.3665in" draw:caption-point-x="-0.2402in" draw:caption-point-y="0.6047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ienNV</text:p>
          </table:table-cell>
          <table:table-cell table:style-name="ce68" table:formula="of:=SUM([.D10:.AG10])" office:value-type="float" office:value="3">
            <text:p>3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2"/>
          <table:table-cell table:style-name="ce71" office:value-type="float" office:value="0.5"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iepNH</text:p>
          </table:table-cell>
          <table:table-cell table:style-name="ce68" table:formula="of:=SUM([.D11:.AG11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2" svg:width="1.1413in" svg:height="0.3902in" svg:x="4.7752in" svg:y="1.8606in" draw:caption-point-x="-0.2402in" draw:caption-point-y="0.6059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2" svg:width="1.1413in" svg:height="0.3902in" svg:x="5.1449in" svg:y="1.8614in" draw:caption-point-x="-0.2402in" draw:caption-point-y="0.6051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1"/>
          <table:table-cell table:style-name="ce71" office:value-type="float" office:value="0">
            <office:annotation draw:style-name="gr2" draw:text-style-name="P2" svg:width="1.1413in" svg:height="0.3902in" svg:x="5.8835in" svg:y="1.8618in" draw:caption-point-x="-0.2402in" draw:caption-point-y="0.604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2" svg:width="1.1413in" svg:height="0.3902in" svg:x="6.2531in" svg:y="1.8618in" draw:caption-point-x="-0.2402in" draw:caption-point-y="0.604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oaHM</text:p>
          </table:table-cell>
          <table:table-cell table:style-name="ce68" table:formula="of:=SUM([.D12:.AG12])" office:value-type="float" office:value="1.5">
            <text:p>1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uongDT</text:p>
          </table:table-cell>
          <table:table-cell table:style-name="ce68" table:formula="of:=SUM([.D13:.AG13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LocNP</text:p>
          </table:table-cell>
          <table:table-cell table:style-name="ce68" table:formula="of:=SUM([.D14:.AG14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LocNPQ</text:p>
          </table:table-cell>
          <table:table-cell table:style-name="ce68" table:formula="of:=SUM([.D15:.AG15])" office:value-type="float" office:value="5">
            <text:p>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text:p>0</text:p>
          </table:table-cell>
          <table:table-cell table:style-name="ce71" office:value-type="float" office:value="1">
            <office:annotation draw:style-name="gr2" draw:text-style-name="P2" svg:width="1.1413in" svg:height="0.2346in" svg:x="10.3169in" svg:y="2.8559in" draw:caption-point-x="-0.2402in" draw:caption-point-y="0.6012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71" office:value-type="float" office:value="1">
            <office:annotation draw:style-name="gr2" draw:text-style-name="P2" svg:width="1.1413in" svg:height="0.2346in" svg:x="10.6866in" svg:y="2.8563in" draw:caption-point-x="-0.2402in" draw:caption-point-y="0.6008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71" office:value-type="float" office:value="1">
            <office:annotation draw:style-name="gr2" draw:text-style-name="P2" svg:width="1.1413in" svg:height="0.2346in" svg:x="11.0559in" svg:y="2.8575in" draw:caption-point-x="-0.2402in" draw:caption-point-y="0.5996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71" office:value-type="float" office:value="1">
            <office:annotation draw:style-name="gr2" draw:text-style-name="P2" svg:width="1.1413in" svg:height="0.2346in" svg:x="12.5335in" svg:y="2.8594in" draw:caption-point-x="-0.2402in" draw:caption-point-y="0.5976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1" office:value-type="float" office:value="1">
            <office:annotation draw:style-name="gr2" draw:text-style-name="P2" svg:width="1.1413in" svg:height="0.2346in" svg:x="12.9031in" svg:y="2.8594in" draw:caption-point-x="-0.2402in" draw:caption-point-y="0.5976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NamTV</text:p>
          </table:table-cell>
          <table:table-cell table:style-name="ce68" table:formula="of:=SUM([.D16:.AG16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NhanNM</text:p>
          </table:table-cell>
          <table:table-cell table:style-name="ce68" table:formula="of:=SUM([.D17:.AG17])" office:value-type="float" office:value="0.5"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2" svg:width="1.1413in" svg:height="0.5457in" svg:x="4.7752in" svg:y="3.3465in" draw:caption-point-x="-0.2402in" draw:caption-point-y="0.6059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71" office:value-type="float" office:value="0.5">
            <office:annotation draw:style-name="gr2" draw:text-style-name="P2" svg:width="1.1413in" svg:height="0.5457in" svg:x="5.1449in" svg:y="3.3524in" draw:caption-point-x="-0.2402in" draw:caption-point-y="0.6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NhanNV</text:p>
          </table:table-cell>
          <table:table-cell table:style-name="ce68" table:formula="of:=SUM([.D18:.AG18])" office:value-type="float" office:value="0">
            <text:p>0</text:p>
          </table:table-cell>
          <table:table-cell table:style-name="ce71" table:number-columns-repeated="23"/>
          <table:table-cell table:number-columns-repeated="3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SinhNT</text:p>
          </table:table-cell>
          <table:table-cell table:style-name="ce68" table:formula="of:=SUM([.D19:.AG19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ThaoDTH</text:p>
          </table:table-cell>
          <table:table-cell table:style-name="ce68" table:formula="of:=SUM([.D20:.AG20])" office:value-type="float" office:value="0.5"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ThamDT</text:p>
          </table:table-cell>
          <table:table-cell table:style-name="ce68" table:formula="of:=SUM([.D21:.AG21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ThieuNV</text:p>
          </table:table-cell>
          <table:table-cell table:style-name="ce68" table:formula="of:=SUM([.D22:.AG22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ThuyLTT</text:p>
          </table:table-cell>
          <table:table-cell table:style-name="ce68" table:formula="of:=SUM([.D23:.AG23])" office:value-type="float" office:value="0"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VietBA</text:p>
          </table:table-cell>
          <table:table-cell table:style-name="ce68" table:formula="of:=SUM([.D24:.AG24])" office:value-type="float" office:value="6">
            <text:p>6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office:annotation draw:style-name="gr2" draw:text-style-name="P2" svg:width="1.1413in" svg:height="0.2346in" svg:x="9.9476in" svg:y="5.0799in" draw:caption-point-x="-0.2402in" draw:caption-point-y="0.606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2" draw:text-style-name="P2" svg:width="1.1413in" svg:height="0.2346in" svg:x="10.3169in" svg:y="5.0799in" draw:caption-point-x="-0.2402in" draw:caption-point-y="0.606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2" draw:text-style-name="P2" svg:width="1.1413in" svg:height="0.2346in" svg:x="10.6866in" svg:y="5.0799in" draw:caption-point-x="-0.2402in" draw:caption-point-y="0.606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2" draw:text-style-name="P2" svg:width="1.1413in" svg:height="0.2346in" svg:x="11.0559in" svg:y="5.0799in" draw:caption-point-x="-0.2402in" draw:caption-point-y="0.606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2" draw:text-style-name="P2" svg:width="1.1413in" svg:height="0.2346in" svg:x="11.4252in" svg:y="5.0799in" draw:caption-point-x="-0.2402in" draw:caption-point-y="0.606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 office:value-type="float" office:value="1">
            <office:annotation draw:style-name="gr2" draw:text-style-name="P2" svg:width="1.1413in" svg:height="0.2346in" svg:x="11.7949in" svg:y="5.0799in" draw:caption-point-x="-0.2402in" draw:caption-point-y="0.6063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VietTH</text:p>
          </table:table-cell>
          <table:table-cell table:style-name="ce68" table:formula="of:=SUM([.D25:.AG25])" office:value-type="float" office:value="0">
            <text:p>0</text:p>
          </table:table-cell>
          <table:table-cell table:style-name="ce71" table:number-columns-repeated="6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6" table:style-name="ce71" office:value-type="float" office:value="0">
            <text:p>0</text:p>
          </table:table-cell>
          <table:table-cell table:style-name="ce71"/>
          <table:table-cell table:number-columns-repeated="2" table:style-name="ce71" office:value-type="float" office:value="0">
            <text:p>0</text:p>
          </table:table-cell>
          <table:table-cell table:style-name="ce71"/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8"/>
          <table:table-cell table:number-columns-repeated="20"/>
        </table:table-row>
        <table:table-row table:style-name="ro2" table:number-rows-repeated="983144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6" table:number-columns-repeated="2"/>
          <table:table-cell table:style-name="ce74" office:value-type="string" table:number-columns-spanned="31" table:number-rows-spanned="1">
            <text:p>May</text:p>
          </table:table-cell>
          <table:covered-table-cell table:number-columns-repeated="30" table:style-name="ce77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75" office:value-type="float" office:value="1">
            <office:annotation draw:style-name="gr2" draw:text-style-name="P2" svg:width="1.1413in" svg:height="0.2346in" svg:x="2.5587in" svg:y="0in" draw:caption-point-x="-0.2402in" draw:caption-point-y="0.2374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75" office:value-type="float" office:value="2">
            <office:annotation draw:style-name="gr2" draw:text-style-name="P2" svg:width="1.1413in" svg:height="0.2346in" svg:x="2.928in" svg:y="0in" draw:caption-point-x="-0.2402in" draw:caption-point-y="0.2374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75" office:value-type="float" office:value="-3">
            <text:p>-3</text:p>
          </table:table-cell>
          <table:table-cell table:style-name="ce75" office:value-type="float" office:value="-4">
            <text:p>-4</text:p>
          </table:table-cell>
          <table:table-cell table:style-name="ce75" office:value-type="float" office:value="5">
            <text:p>5</text:p>
          </table:table-cell>
          <table:table-cell table:style-name="ce75" office:value-type="float" office:value="6">
            <text:p>6</text:p>
          </table:table-cell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75" office:value-type="float" office:value="9">
            <text:p>9</text:p>
          </table:table-cell>
          <table:table-cell table:style-name="ce75" office:value-type="float" office:value="-10">
            <text:p>-10</text:p>
          </table:table-cell>
          <table:table-cell table:style-name="ce75" office:value-type="float" office:value="-11">
            <text:p>-11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3">
            <text:p>13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5">
            <text:p>15</text:p>
          </table:table-cell>
          <table:table-cell table:style-name="ce75" office:value-type="float" office:value="16">
            <text:p>16</text:p>
          </table:table-cell>
          <table:table-cell table:style-name="ce75" office:value-type="float" office:value="-17">
            <text:p>-17</text:p>
          </table:table-cell>
          <table:table-cell table:style-name="ce75" office:value-type="float" office:value="-18">
            <text:p>-18</text:p>
          </table:table-cell>
          <table:table-cell table:style-name="ce75" office:value-type="float" office:value="19">
            <text:p>19</text:p>
          </table:table-cell>
          <table:table-cell table:style-name="ce75" office:value-type="float" office:value="20">
            <text:p>20</text:p>
          </table:table-cell>
          <table:table-cell table:style-name="ce75" office:value-type="float" office:value="21">
            <text:p>21</text:p>
          </table:table-cell>
          <table:table-cell table:style-name="ce75" office:value-type="float" office:value="22">
            <text:p>22</text:p>
          </table:table-cell>
          <table:table-cell table:style-name="ce75" office:value-type="float" office:value="23">
            <text:p>23</text:p>
          </table:table-cell>
          <table:table-cell table:style-name="ce75" office:value-type="float" office:value="-24">
            <text:p>-24</text:p>
          </table:table-cell>
          <table:table-cell table:style-name="ce75" office:value-type="float" office:value="-25">
            <text:p>-25</text:p>
          </table:table-cell>
          <table:table-cell table:style-name="ce75" office:value-type="float" office:value="26">
            <text:p>26</text:p>
          </table:table-cell>
          <table:table-cell table:style-name="ce75" office:value-type="float" office:value="27">
            <text:p>27</text:p>
          </table:table-cell>
          <table:table-cell table:style-name="ce75" office:value-type="float" office:value="28">
            <text:p>28</text:p>
          </table:table-cell>
          <table:table-cell table:style-name="ce75" office:value-type="float" office:value="29">
            <text:p>29</text:p>
          </table:table-cell>
          <table:table-cell table:style-name="ce75" office:value-type="float" office:value="30">
            <text:p>30</text:p>
          </table:table-cell>
          <table:table-cell table:style-name="ce75" office:value-type="float" office:value="-31">
            <text:p>-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VH</text:p>
          </table:table-cell>
          <table:table-cell table:style-name="ce73" table:formula="of:=SUM([.D3:.AH3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AnVT</text:p>
          </table:table-cell>
          <table:table-cell table:style-name="ce73" table:formula="of:=SUM([.D4:.AH4])" office:value-type="float" office:value="0.5">
            <text:p>0.5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BinhNT</text:p>
          </table:table-cell>
          <table:table-cell table:style-name="ce73" table:formula="of:=SUM([.D5:.AH5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anhLH</text:p>
          </table:table-cell>
          <table:table-cell table:style-name="ce73" table:formula="of:=SUM([.D6:.AH6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2" svg:width="1.1413in" svg:height="0.2346in" svg:x="9.578in" svg:y="0.6272in" draw:caption-point-x="-0.2402in" draw:caption-point-y="0.6008in">
              <dc:date>2014-05-20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2" svg:width="1.1413in" svg:height="0.2346in" svg:x="10.6866in" svg:y="0.6283in" draw:caption-point-x="-0.2402in" draw:caption-point-y="0.5996in">
              <dc:date>2014-05-23T00:00:00</dc:date>
              <text:p text:style-name="P2"><text:span text:style-name="T1">Đi trễ </text:span><text:span text:style-name="T3">~1h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1">
            <office:annotation draw:style-name="gr2" draw:text-style-name="P2" svg:width="1.1413in" svg:height="0.2346in" svg:x="11.7949in" svg:y="0.6291in" draw:caption-point-x="-0.2402in" draw:caption-point-y="0.5988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hienTX</text:p>
          </table:table-cell>
          <table:table-cell table:style-name="ce73" table:formula="of:=SUM([.D7:.AH7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CuongLT</text:p>
          </table:table-cell>
          <table:table-cell table:style-name="ce73" table:formula="of:=SUM([.D8:.AH8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2" draw:text-style-name="P2" svg:width="1.1413in" svg:height="0.2346in" svg:x="12.1642in" svg:y="1.1244in" draw:caption-point-x="-0.2402in" draw:caption-point-y="0.5988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DuongDN</text:p>
          </table:table-cell>
          <table:table-cell table:style-name="ce73" table:formula="of:=SUM([.D9:.AH9])" office:value-type="float" office:value="1.5">
            <text:p>1.5</text:p>
          </table:table-cell>
          <table:table-cell table:style-name="ce76" table:number-columns-repeated="4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2" svg:width="1.1413in" svg:height="0.3902in" svg:x="4.7752in" svg:y="1.3634in" draw:caption-point-x="-0.2402in" draw:caption-point-y="0.607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2" svg:width="1.1413in" svg:height="0.3902in" svg:x="6.6224in" svg:y="1.3654in" draw:caption-point-x="-0.2402in" draw:caption-point-y="0.605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2" svg:width="1.1413in" svg:height="0.5457in" svg:x="7.3614in" svg:y="1.3685in" draw:caption-point-x="-0.2402in" draw:caption-point-y="0.6028in">
              <dc:date>2014-05-14T00:00:00</dc:date>
              <text:p text:style-name="P2"><text:span text:style-name="T1">Đi học buổi sáng nhưng có làm bù</text:span></text:p>
              <text:p text:style-name="P2"><text:span text:style-name="T1"/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2" svg:width="1.1413in" svg:height="0.3902in" svg:x="9.9476in" svg:y="1.3724in" draw:caption-point-x="-0.2402in" draw:caption-point-y="0.5988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2" svg:width="1.1413in" svg:height="0.2346in" svg:x="11.7949in" svg:y="1.3724in" draw:caption-point-x="-0.2402in" draw:caption-point-y="0.5988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angHT</text:p>
          </table:table-cell>
          <table:table-cell table:style-name="ce73" table:formula="of:=SUM([.D10:.AH10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ienNV</text:p>
          </table:table-cell>
          <table:table-cell table:style-name="ce73" table:formula="of:=SUM([.D11:.AH11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iepNH</text:p>
          </table:table-cell>
          <table:table-cell table:style-name="ce73" table:formula="of:=SUM([.D12:.AH12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oaHM</text:p>
          </table:table-cell>
          <table:table-cell table:style-name="ce73" table:formula="of:=SUM([.D13:.AH13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2" svg:width="1.1413in" svg:height="0.2346in" svg:x="6.9921in" svg:y="2.3579in" draw:caption-point-x="-0.2402in" draw:caption-point-y="0.6039in">
              <dc:date>2014-05-13T00:00:00</dc:date>
              <text:p text:style-name="P2"><text:span text:style-name="T1">Nghỉ ốm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HuongDT</text:p>
          </table:table-cell>
          <table:table-cell table:style-name="ce73" table:formula="of:=SUM([.D14:.AH14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LocNP</text:p>
          </table:table-cell>
          <table:table-cell table:style-name="ce73" table:formula="of:=SUM([.D15:.AH15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2" svg:width="1.1413in" svg:height="0.2346in" svg:x="10.3169in" svg:y="2.8567in" draw:caption-point-x="-0.2402in" draw:caption-point-y="0.6004in">
              <dc:date>2014-05-22T00:00:00</dc:date>
              <text:p text:style-name="P2"><text:span text:style-name="T1">Đi trễ 1h 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LocNPQ</text:p>
          </table:table-cell>
          <table:table-cell table:style-name="ce73" table:formula="of:=SUM([.D16:.AH16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2" svg:width="1.1413in" svg:height="0.2346in" svg:x="10.6866in" svg:y="3.1055in" draw:caption-point-x="-0.2402in" draw:caption-point-y="0.5992in">
              <dc:date>2014-05-23T00:00:00</dc:date>
              <text:p text:style-name="P2"><text:span text:style-name="T1">Đi trễ &gt;1h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NamTV</text:p>
          </table:table-cell>
          <table:table-cell table:style-name="ce73" table:formula="of:=SUM([.D17:.AH17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NguyenHTT</text:p>
          </table:table-cell>
          <table:table-cell table:style-name="ce73" table:formula="of:=SUM([.D18:.AH18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NhanNM</text:p>
          </table:table-cell>
          <table:table-cell table:style-name="ce73" table:formula="of:=SUM([.D19:.AH19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NhanNV</text:p>
          </table:table-cell>
          <table:table-cell table:style-name="ce73" table:formula="of:=SUM([.D20:.AH20])" office:value-type="float" office:value="3.5">
            <text:p>3.5</text:p>
          </table:table-cell>
          <table:table-cell table:style-name="ce76" table:number-columns-repeated="4"/>
          <table:table-cell table:style-name="ce76" office:value-type="float" office:value="0.5">
            <office:annotation draw:style-name="gr2" draw:text-style-name="P2" svg:width="1.1413in" svg:height="0.2346in" svg:x="4.0362in" svg:y="4.0929in" draw:caption-point-x="-0.2402in" draw:caption-point-y="0.6028in">
              <dc:date>2014-05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2" svg:width="1.1413in" svg:height="0.3902in" svg:x="6.9921in" svg:y="4.0929in" draw:caption-point-x="-0.2402in" draw:caption-point-y="0.6028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2" svg:width="1.1413in" svg:height="0.3902in" svg:x="7.7307in" svg:y="4.0933in" draw:caption-point-x="-0.2402in" draw:caption-point-y="0.6024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2" svg:width="1.1413in" svg:height="0.3902in" svg:x="9.578in" svg:y="4.0949in" draw:caption-point-x="-0.2402in" draw:caption-point-y="0.6008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2" svg:width="1.1413in" svg:height="0.3902in" svg:x="10.3169in" svg:y="4.0957in" draw:caption-point-x="-0.2402in" draw:caption-point-y="0.6in">
              <dc:date>2014-05-2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2" svg:width="1.1413in" svg:height="0.3902in" svg:x="12.1642in" svg:y="4.0984in" draw:caption-point-x="-0.2402in" draw:caption-point-y="0.5972in">
              <dc:date>2014-05-30T00:00:00</dc:date>
              <text:p text:style-name="P2"><text:span text:style-name="T1">Đi học buổi <text:s/>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2" svg:width="1.1413in" svg:height="0.3902in" svg:x="12.9031in" svg:y="4.0984in" draw:caption-point-x="-0.2402in" draw:caption-point-y="0.5972in">
              <dc:date>2014-05-3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SinhNT</text:p>
          </table:table-cell>
          <table:table-cell table:style-name="ce73" table:formula="of:=SUM([.D21:.AH21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ThaoDTH</text:p>
          </table:table-cell>
          <table:table-cell table:style-name="ce73" table:formula="of:=SUM([.D22:.AH22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ThamDT</text:p>
          </table:table-cell>
          <table:table-cell table:style-name="ce73" table:formula="of:=SUM([.D23:.AH23])" office:value-type="float" office:value="0.5">
            <text:p>0.5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ThieuNV</text:p>
          </table:table-cell>
          <table:table-cell table:style-name="ce73" table:formula="of:=SUM([.D24:.AH24])" office:value-type="float" office:value="1">
            <text:p>1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>
            <office:annotation draw:style-name="gr2" draw:text-style-name="P2" svg:width="1.1413in" svg:height="0.2346in" svg:x="10.6866in" svg:y="5.0874in" draw:caption-point-x="-0.2402in" draw:caption-point-y="0.5988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ThuyLTT</text:p>
          </table:table-cell>
          <table:table-cell table:style-name="ce73" table:formula="of:=SUM([.D25:.AH25])" office:value-type="float" office:value="0.5">
            <text:p>0.5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VietBA</text:p>
          </table:table-cell>
          <table:table-cell table:style-name="ce73" table:formula="of:=SUM([.D26:.AH26])" office:value-type="float" office:value="0">
            <text:p>0</text:p>
          </table:table-cell>
          <table:table-cell table:style-name="ce76" table:number-columns-repeated="4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VietTH</text:p>
          </table:table-cell>
          <table:table-cell table:style-name="ce73" table:formula="of:=SUM([.D27:.AH27])" office:value-type="float" office:value="1">
            <text:p>1</text:p>
          </table:table-cell>
          <table:table-cell table:style-name="ce76" table:number-columns-repeated="4"/>
          <table:table-cell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/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42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6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6" table:number-columns-repeated="2"/>
          <table:table-cell table:style-name="ce79" office:value-type="string" table:number-columns-spanned="30" table:number-rows-spanned="1">
            <text:p>June</text:p>
          </table:table-cell>
          <table:covered-table-cell table:number-columns-repeated="29" table:style-name="ce82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80" office:value-type="float" office:value="-1">
            <text:p>-1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3">
            <text:p>3</text:p>
          </table:table-cell>
          <table:table-cell table:style-name="ce80" office:value-type="float" office:value="4">
            <text:p>4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-7">
            <text:p>-7</text:p>
          </table:table-cell>
          <table:table-cell table:style-name="ce80" office:value-type="float" office:value="-8">
            <text:p>-8</text:p>
          </table:table-cell>
          <table:table-cell table:style-name="ce80" office:value-type="float" office:value="9">
            <text:p>9</text:p>
          </table:table-cell>
          <table:table-cell table:style-name="ce80" office:value-type="float" office:value="10">
            <text:p>10</text:p>
          </table:table-cell>
          <table:table-cell table:style-name="ce80" office:value-type="float" office:value="11">
            <text:p>11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-14">
            <text:p>-1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6">
            <text:p>16</text:p>
          </table:table-cell>
          <table:table-cell table:style-name="ce80" office:value-type="float" office:value="17">
            <text:p>17</text:p>
          </table:table-cell>
          <table:table-cell table:style-name="ce80" office:value-type="float" office:value="18">
            <text:p>18</text:p>
          </table:table-cell>
          <table:table-cell table:style-name="ce80" office:value-type="float" office:value="19">
            <text:p>19</text:p>
          </table:table-cell>
          <table:table-cell table:style-name="ce80" office:value-type="float" office:value="20">
            <text:p>20</text:p>
          </table:table-cell>
          <table:table-cell table:style-name="ce80" office:value-type="float" office:value="-21">
            <text:p>-21</text:p>
          </table:table-cell>
          <table:table-cell table:style-name="ce80" office:value-type="float" office:value="-22">
            <text:p>-22</text:p>
          </table:table-cell>
          <table:table-cell table:style-name="ce80" office:value-type="float" office:value="23">
            <text:p>23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25">
            <text:p>25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7">
            <text:p>27</text:p>
          </table:table-cell>
          <table:table-cell table:style-name="ce80" office:value-type="float" office:value="-28">
            <text:p>-28</text:p>
          </table:table-cell>
          <table:table-cell table:style-name="ce80" office:value-type="float" office:value="-29">
            <text:p>-29</text:p>
          </table:table-cell>
          <table:table-cell table:style-name="ce80" office:value-type="float" office:value="30">
            <text:p>30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VH</text:p>
          </table:table-cell>
          <table:table-cell table:style-name="ce78" table:formula="of:=SUM([.D3:.AG3])" office:value-type="float" office:value="2.5">
            <text:p>2.5</text:p>
          </table:table-cell>
          <table:table-cell table:style-name="ce81"/>
          <table:table-cell table:style-name="ce81" office:value-type="float" office:value="1">
            <text:p>1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office:value-type="float" office:value="0">
            <office:annotation draw:style-name="gr2" draw:text-style-name="P2" svg:width="1.1413in" svg:height="0.2346in" svg:x="4.0362in" svg:y="0in" draw:caption-point-x="-0.2402in" draw:caption-point-y="0.485in">
              <dc:date>2014-06-05T00:00:00</dc:date>
              <text:p text:style-name="P2"><text:span text:style-name="T1">Đi trễ 1h</text:span></text:p>
            </office:annotation>
            <text:p>0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.5">
            <text:p>0.5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AnVT</text:p>
          </table:table-cell>
          <table:table-cell table:style-name="ce78" table:formula="of:=SUM([.D4:.AG4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BinhNT</text:p>
          </table:table-cell>
          <table:table-cell table:style-name="ce78" table:formula="of:=SUM([.D5:.AG5])" office:value-type="float" office:value="0.5">
            <text:p>0.5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0.5">
            <office:annotation draw:style-name="gr2" draw:text-style-name="P2" svg:width="1.1413in" svg:height="0.2346in" svg:x="9.578in" svg:y="0.3827in" draw:caption-point-x="-0.2402in" draw:caption-point-y="0.5976in">
              <dc:date>2014-06-23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anhLH</text:p>
          </table:table-cell>
          <table:table-cell table:style-name="ce78" table:formula="of:=SUM([.D6:.AG6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office:annotation draw:style-name="gr2" draw:text-style-name="P2" svg:width="1.1413in" svg:height="0.2346in" svg:x="10.6866in" svg:y="0.6303in" draw:caption-point-x="-0.2402in" draw:caption-point-y="0.5976in">
              <dc:date>2014-06-23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hienTX</text:p>
          </table:table-cell>
          <table:table-cell table:style-name="ce78" table:formula="of:=SUM([.D7:.AG7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81" office:value-type="float" office:value="0">
            <office:annotation draw:style-name="gr2" draw:text-style-name="P2" svg:width="1.1413in" svg:height="0.2346in" svg:x="11.0559in" svg:y="0.8783in" draw:caption-point-x="-0.2402in" draw:caption-point-y="0.5972in">
              <dc:date>2014-06-25T00:00:00</dc:date>
              <text:p text:style-name="P2"><text:span text:style-name="T1">Nghỉ sớm 1h</text:span></text:p>
            </office:annotation>
            <text:p>0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CuongLT</text:p>
          </table:table-cell>
          <table:table-cell table:style-name="ce78" table:formula="of:=SUM([.D8:.AG8])" office:value-type="float" office:value="2">
            <text:p>2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office:annotation draw:style-name="gr2" draw:text-style-name="P2" svg:width="1.1413in" svg:height="0.2346in" svg:x="5.5142in" svg:y="1.1213in" draw:caption-point-x="-0.2402in" draw:caption-point-y="0.602in">
              <dc:date>2014-06-09T00:00:00</dc:date>
              <text:p text:style-name="P2"><text:span text:style-name="T1">Đi khám mắt</text:span></text:p>
            </office:annotation>
            <text:p>1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office:annotation draw:style-name="gr2" draw:text-style-name="P2" svg:width="1.1413in" svg:height="0.3902in" svg:x="13.2724in" svg:y="1.1272in" draw:caption-point-x="-0.2402in" draw:caption-point-y="0.5961in">
              <dc:date>2014-06-30T00:00:00</dc:date>
              <text:p text:style-name="P2"><text:span text:style-name="T1">Về quê khám NVQS</text:span></text:p>
            </office:annotation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DuongDN</text:p>
          </table:table-cell>
          <table:table-cell table:style-name="ce78" table:formula="of:=SUM([.D9:.AG9])" office:value-type="float" office:value="0">
            <text:p>0</text:p>
          </table:table-cell>
          <table:table-cell table:style-name="ce81"/>
          <table:table-cell table:style-name="ce81" office:value-type="float" office:value="0">
            <office:annotation draw:style-name="gr2" draw:text-style-name="P2" svg:width="1.1413in" svg:height="0.2346in" svg:x="2.928in" svg:y="1.3681in" draw:caption-point-x="-0.2402in" draw:caption-point-y="0.603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office:annotation draw:style-name="gr2" draw:text-style-name="P2" svg:width="1.1413in" svg:height="0.2346in" svg:x="3.6669in" svg:y="1.3681in" draw:caption-point-x="-0.2402in" draw:caption-point-y="0.6031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office:annotation draw:style-name="gr2" draw:text-style-name="P2" svg:width="1.1413in" svg:height="0.2346in" svg:x="5.5142in" svg:y="1.3697in" draw:caption-point-x="-0.2402in" draw:caption-point-y="0.6016in">
              <dc:date>2014-06-09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">
            <office:annotation draw:style-name="gr2" draw:text-style-name="P2" svg:width="1.1413in" svg:height="0.2346in" svg:x="6.2531in" svg:y="1.3701in" draw:caption-point-x="-0.2402in" draw:caption-point-y="0.6012in">
              <dc:date>2014-06-11T00:00:00</dc:date>
              <text:p text:style-name="P2"><text:span text:style-name="T1">Đi trễ <text:s/>1h</text:span></text:p>
            </office:annotation>
            <text:p>0</text:p>
          </table:table-cell>
          <table:table-cell table:number-columns-repeated="2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office:annotation draw:style-name="gr2" draw:text-style-name="P2" svg:width="1.1413in" svg:height="0.2346in" svg:x="8.1004in" svg:y="1.3717in" draw:caption-point-x="-0.2402in" draw:caption-point-y="0.5996in">
              <dc:date>2014-06-1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angHT</text:p>
          </table:table-cell>
          <table:table-cell table:style-name="ce78" table:formula="of:=SUM([.D10:.AG10])" office:value-type="float" office:value="1">
            <text:p>1</text:p>
          </table:table-cell>
          <table:table-cell table:style-name="ce81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ienNV</text:p>
          </table:table-cell>
          <table:table-cell table:style-name="ce78" table:formula="of:=SUM([.D11:.AG11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iepNH</text:p>
          </table:table-cell>
          <table:table-cell table:style-name="ce78" table:formula="of:=SUM([.D12:.AG12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oaHM</text:p>
          </table:table-cell>
          <table:table-cell table:style-name="ce78" table:formula="of:=SUM([.D13:.AG13])" office:value-type="float" office:value="0.5">
            <text:p>0.5</text:p>
          </table:table-cell>
          <table:table-cell table:style-name="ce81"/>
          <table:table-cell table:style-name="ce81" office:value-type="float" office:value="0">
            <office:annotation draw:style-name="gr2" draw:text-style-name="P2" svg:width="1.1413in" svg:height="0.2346in" svg:x="2.928in" svg:y="2.3571in" draw:caption-point-x="-0.2402in" draw:caption-point-y="0.6047in">
              <dc:date>2014-06-02T00:00:00</dc:date>
              <text:p text:style-name="P2"><text:span text:style-name="T1">Đi trễ 1h (xe hư)</text:span></text:p>
            </office:annotation>
            <text:p>0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">
            <office:annotation draw:style-name="gr2" draw:text-style-name="P2" svg:width="1.1413in" svg:height="0.3902in" svg:x="9.2087in" svg:y="2.3626in" draw:caption-point-x="-0.2402in" draw:caption-point-y="0.5992in">
              <dc:date>2014-06-19T00:00:00</dc:date>
              <text:p text:style-name="P2"><text:span text:style-name="T1">Đi trễ vì bể bánh xe</text:span></text:p>
            </office:annotation>
            <text:p>0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.5">
            <text:p>0.5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HuongDT</text:p>
          </table:table-cell>
          <table:table-cell table:style-name="ce78" table:formula="of:=SUM([.D14:.AG14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LocNP</text:p>
          </table:table-cell>
          <table:table-cell table:style-name="ce78" table:formula="of:=SUM([.D15:.AG15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office:annotation draw:style-name="gr2" draw:text-style-name="P2" svg:width="1.1413in" svg:height="0.2346in" svg:x="13.2724in" svg:y="2.861in" draw:caption-point-x="-0.2402in" draw:caption-point-y="0.5961in">
              <dc:date>2014-06-30T00:00:00</dc:date>
              <text:p text:style-name="P2"><text:span text:style-name="T1">Bị ốm</text:span></text:p>
            </office:annotation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LocNPQ</text:p>
          </table:table-cell>
          <table:table-cell table:style-name="ce78" table:formula="of:=SUM([.D16:.AG16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MinhHA</text:p>
          </table:table-cell>
          <table:table-cell table:style-name="ce78" table:formula="of:=SUM([.D17:.AG17])" office:value-type="float" office:value="1">
            <text:p>1</text:p>
          </table:table-cell>
          <table:table-cell table:style-name="ce81" table:number-columns-repeated="9"/>
          <table:table-cell table:number-columns-repeated="3" table:style-name="ce81" office:value-type="float" office:value="0">
            <text:p>0</text:p>
          </table:table-cell>
          <table:table-cell table:style-name="ce81" office:value-type="float" office:value="0.5">
            <text:p>0.5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.5">
            <office:annotation draw:style-name="gr2" draw:text-style-name="P2" svg:width="1.1413in" svg:height="0.3902in" svg:x="10.6866in" svg:y="3.3543in" draw:caption-point-x="-0.2402in" draw:caption-point-y="0.598in">
              <dc:date>2014-06-23T00:00:00</dc:date>
              <text:p text:style-name="P2"><text:span text:style-name="T1">Lên trường lấy bằng</text:span></text:p>
            </office:annotation>
            <text:p>0.5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NamTV</text:p>
          </table:table-cell>
          <table:table-cell table:style-name="ce78" table:formula="of:=SUM([.D18:.AG18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NguyenHTT</text:p>
          </table:table-cell>
          <table:table-cell table:style-name="ce78" table:formula="of:=SUM([.D19:.AG19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NhanNM</text:p>
          </table:table-cell>
          <table:table-cell table:style-name="ce78" table:formula="of:=SUM([.D20:.AG20])" office:value-type="float" office:value="1">
            <text:p>1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0">
            <office:annotation draw:style-name="gr2" draw:text-style-name="P2" svg:width="1.1413in" svg:height="0.2346in" svg:x="9.578in" svg:y="4.0972in" draw:caption-point-x="-0.2402in" draw:caption-point-y="0.5984in">
              <dc:date>2014-06-20T00:00:00</dc:date>
              <text:p text:style-name="P2"><text:span text:style-name="T1">Đi trễ hơn 1h</text:span></text:p>
            </office:annotation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NhanNV</text:p>
          </table:table-cell>
          <table:table-cell table:style-name="ce78" table:formula="of:=SUM([.D21:.AG21])" office:value-type="float" office:value="3.5">
            <text:p>3.5</text:p>
          </table:table-cell>
          <table:table-cell table:style-name="ce81"/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2" draw:text-style-name="P2" svg:width="1.1413in" svg:height="0.3902in" svg:x="3.2976in" svg:y="4.3417in" draw:caption-point-x="-0.2402in" draw:caption-point-y="0.6016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2" draw:text-style-name="P2" svg:width="1.1413in" svg:height="0.3902in" svg:x="4.0362in" svg:y="4.3417in" draw:caption-point-x="-0.2402in" draw:caption-point-y="0.6016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2" draw:text-style-name="P2" svg:width="1.1413in" svg:height="0.3902in" svg:x="5.8835in" svg:y="4.3417in" draw:caption-point-x="-0.2402in" draw:caption-point-y="0.6016in">
              <dc:date>2014-06-1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2" draw:text-style-name="P2" svg:width="1.1413in" svg:height="0.3902in" svg:x="6.6224in" svg:y="4.3429in" draw:caption-point-x="-0.2402in" draw:caption-point-y="0.6004in">
              <dc:date>2014-06-1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2" draw:text-style-name="P2" svg:width="1.1413in" svg:height="0.3902in" svg:x="8.4697in" svg:y="4.3457in" draw:caption-point-x="-0.2402in" draw:caption-point-y="0.5976in">
              <dc:date>2014-06-23T00:00:00</dc:date>
              <text:p text:style-name="P2"><text:span text:style-name="T1">Đi học buổi chiều</text:span></text:p>
            </office:annotation>
            <text:p>0.5</text:p>
          </table:table-cell>
          <table:table-cell table:number-columns-repeated="3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2" draw:text-style-name="P2" svg:width="1.1413in" svg:height="0.3902in" svg:x="11.0559in" svg:y="4.3465in" draw:caption-point-x="-0.2402in" draw:caption-point-y="0.5969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0.5">
            <office:annotation draw:style-name="gr2" draw:text-style-name="P2" svg:width="1.1413in" svg:height="0.3902in" svg:x="11.7949in" svg:y="4.3465in" draw:caption-point-x="-0.2402in" draw:caption-point-y="0.5969in">
              <dc:date>2014-06-25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SinhNT</text:p>
          </table:table-cell>
          <table:table-cell table:style-name="ce78" table:formula="of:=SUM([.D22:.AG22])" office:value-type="float" office:value="0.5">
            <text:p>0.5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0">
            <office:annotation draw:style-name="gr2" draw:text-style-name="P2" svg:width="1.1413in" svg:height="0.5457in" svg:x="6.9921in" svg:y="4.5909in" draw:caption-point-x="-0.2402in" draw:caption-point-y="0.6in">
              <dc:date>2014-06-13T00:00:00</dc:date>
              <text:p text:style-name="P2"><text:span text:style-name="T1">Ra ngoài có việc riêng 30' nhưng có làm bù</text:span></text:p>
            </office:annotation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.5">
            <text:p>0.5</text:p>
          </table:table-cell>
          <table:table-cell table:number-columns-repeated="4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ThaoDTH</text:p>
          </table:table-cell>
          <table:table-cell table:style-name="ce78" table:formula="of:=SUM([.D23:.AG23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ThaoTP</text:p>
          </table:table-cell>
          <table:table-cell table:style-name="ce78" table:formula="of:=SUM([.D24:.AG24])" office:value-type="float" office:value="4">
            <text:p>4</text:p>
          </table:table-cell>
          <table:table-cell table:style-name="ce81" table:number-columns-repeated="15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repeated="2"/>
          <table:table-cell table:number-columns-repeated="2" table:style-name="ce81" office:value-type="float" office:value="0">
            <text:p>0</text:p>
          </table:table-cell>
          <table:table-cell table:style-name="ce81" office:value-type="float" office:value="1">
            <office:annotation draw:style-name="gr2" draw:text-style-name="P2" svg:width="1.1413in" svg:height="0.2346in" svg:x="11.4252in" svg:y="5.0894in" draw:caption-point-x="-0.2402in" draw:caption-point-y="0.5969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1" office:value-type="float" office:value="1">
            <office:annotation draw:style-name="gr2" draw:text-style-name="P2" svg:width="1.1413in" svg:height="0.2346in" svg:x="11.7949in" svg:y="5.0894in" draw:caption-point-x="-0.2402in" draw:caption-point-y="0.5969in">
              <dc:date>2014-06-25T00:00:00</dc:date>
              <text:p text:style-name="P2"><text:span text:style-name="T1">Đi thi</text:span></text:p>
            </office:annotation>
            <text:p>1</text:p>
          </table:table-cell>
          <table:table-cell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1">
            <office:annotation draw:style-name="gr2" draw:text-style-name="P2" svg:width="1.1413in" svg:height="0.2346in" svg:x="13.2724in" svg:y="5.0902in" draw:caption-point-x="-0.2402in" draw:caption-point-y="0.5961in">
              <dc:date>2014-06-30T00:00:00</dc:date>
              <text:p text:style-name="P2"><text:span text:style-name="T1">Đi thi</text:span></text:p>
            </office:annotation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ThamDT</text:p>
          </table:table-cell>
          <table:table-cell table:style-name="ce78" table:formula="of:=SUM([.D25:.AG25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ThieuNV</text:p>
          </table:table-cell>
          <table:table-cell table:style-name="ce78" table:formula="of:=SUM([.D26:.AG26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ThuyLTT</text:p>
          </table:table-cell>
          <table:table-cell table:style-name="ce78" table:formula="of:=SUM([.D27:.AG27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7" office:value-type="string">
            <text:p>VietBA</text:p>
          </table:table-cell>
          <table:table-cell table:style-name="ce78" table:formula="of:=SUM([.D28:.AG28])" office:value-type="float" office:value="0">
            <text:p>0</text:p>
          </table:table-cell>
          <table:table-cell table:style-name="ce81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7" office:value-type="string">
            <text:p>VietTH</text:p>
          </table:table-cell>
          <table:table-cell table:style-name="ce78" table:formula="of:=SUM([.D29:.AG29])" office:value-type="float" office:value="1.5">
            <text:p>1.5</text:p>
          </table:table-cell>
          <table:table-cell table:style-name="ce81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1">
            <text:p>1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5" table:style-name="ce81" office:value-type="float" office:value="0">
            <text:p>0</text:p>
          </table:table-cell>
          <table:table-cell table:style-name="ce81" table:number-columns-repeated="2"/>
          <table:table-cell table:number-columns-repeated="4" table:style-name="ce81" office:value-type="float" office:value="0">
            <text:p>0</text:p>
          </table:table-cell>
          <table:table-cell table:style-name="ce81" office:value-type="float" office:value="0.5">
            <office:annotation draw:style-name="gr2" draw:text-style-name="P2" svg:width="1.1413in" svg:height="0.2346in" svg:x="12.1642in" svg:y="6.3283in" draw:caption-point-x="-0.2402in" draw:caption-point-y="0.5965in">
              <dc:date>2014-06-30T00:00:00</dc:date>
              <text:p text:style-name="P2"><text:span text:style-name="T1">Nghỉ buổi chiều</text:span></text:p>
            </office:annotation>
            <text:p>0.5</text:p>
          </table:table-cell>
          <table:table-cell table:style-name="ce81" table:number-columns-repeated="2"/>
          <table:table-cell table:style-name="ce81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8"/>
          <table:table-cell table:number-columns-repeated="20"/>
        </table:table-row>
        <table:table-row table:style-name="ro2" table:number-rows-repeated="983140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7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6" table:number-columns-repeated="2"/>
          <table:table-cell table:style-name="ce84" office:value-type="string" table:number-columns-spanned="31" table:number-rows-spanned="1">
            <text:p>July</text:p>
          </table:table-cell>
          <table:covered-table-cell table:number-columns-repeated="30" table:style-name="ce87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4">
            <text:p>4</text:p>
          </table:table-cell>
          <table:table-cell table:style-name="ce85" office:value-type="float" office:value="-5">
            <text:p>-5</text:p>
          </table:table-cell>
          <table:table-cell table:style-name="ce85" office:value-type="float" office:value="-6">
            <text:p>-6</text:p>
          </table:table-cell>
          <table:table-cell table:style-name="ce85" office:value-type="float" office:value="7">
            <text:p>7</text:p>
          </table:table-cell>
          <table:table-cell table:style-name="ce85" office:value-type="float" office:value="8">
            <text:p>8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-12">
            <text:p>-12</text:p>
          </table:table-cell>
          <table:table-cell table:style-name="ce85" office:value-type="float" office:value="-13">
            <text:p>-13</text:p>
          </table:table-cell>
          <table:table-cell table:style-name="ce85" office:value-type="float" office:value="14">
            <text:p>14</text:p>
          </table:table-cell>
          <table:table-cell table:style-name="ce85" office:value-type="float" office:value="15">
            <text:p>15</text:p>
          </table:table-cell>
          <table:table-cell table:style-name="ce85" office:value-type="float" office:value="16">
            <text:p>16</text:p>
          </table:table-cell>
          <table:table-cell table:style-name="ce85" office:value-type="float" office:value="17">
            <text:p>17</text:p>
          </table:table-cell>
          <table:table-cell table:style-name="ce85" office:value-type="float" office:value="18">
            <text:p>18</text:p>
          </table:table-cell>
          <table:table-cell table:style-name="ce85" office:value-type="float" office:value="-19">
            <text:p>-19</text:p>
          </table:table-cell>
          <table:table-cell table:style-name="ce85" office:value-type="float" office:value="-20">
            <text:p>-20</text:p>
          </table:table-cell>
          <table:table-cell table:style-name="ce85" office:value-type="float" office:value="21">
            <text:p>21</text:p>
          </table:table-cell>
          <table:table-cell table:style-name="ce85" office:value-type="float" office:value="22">
            <text:p>22</text:p>
          </table:table-cell>
          <table:table-cell table:style-name="ce85" office:value-type="float" office:value="23">
            <text:p>23</text:p>
          </table:table-cell>
          <table:table-cell table:style-name="ce85" office:value-type="float" office:value="24">
            <text:p>24</text:p>
          </table:table-cell>
          <table:table-cell table:style-name="ce85" office:value-type="float" office:value="25">
            <text:p>25</text:p>
          </table:table-cell>
          <table:table-cell table:style-name="ce85" office:value-type="float" office:value="-26">
            <text:p>-26</text:p>
          </table:table-cell>
          <table:table-cell table:style-name="ce85" office:value-type="float" office:value="-27">
            <text:p>-27</text:p>
          </table:table-cell>
          <table:table-cell table:style-name="ce85" office:value-type="float" office:value="28">
            <text:p>28</text:p>
          </table:table-cell>
          <table:table-cell table:style-name="ce85" office:value-type="float" office:value="29">
            <text:p>29</text:p>
          </table:table-cell>
          <table:table-cell table:style-name="ce85" office:value-type="float" office:value="30">
            <text:p>30</text:p>
          </table:table-cell>
          <table:table-cell table:style-name="ce85" office:value-type="float" office:value="31">
            <text:p>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VH</text:p>
          </table:table-cell>
          <table:table-cell table:style-name="ce83" table:formula="of:=SUM([.D3:.AH3])" office:value-type="float" office:value="3.5">
            <text:p>3.5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AnVT</text:p>
          </table:table-cell>
          <table:table-cell table:style-name="ce83" table:formula="of:=SUM([.D4:.AH4])" office:value-type="float" office:value="4">
            <text:p>4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1"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BinhNT</text:p>
          </table:table-cell>
          <table:table-cell table:style-name="ce83" table:formula="of:=SUM([.D5:.AH5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anhLH</text:p>
          </table:table-cell>
          <table:table-cell table:style-name="ce83" table:formula="of:=SUM([.D6:.AH6])" office:value-type="float" office:value="0.5">
            <text:p>0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0">
            <office:annotation draw:style-name="gr2" draw:text-style-name="P2" svg:width="1.1413in" svg:height="0.2346in" svg:x="11.4252in" svg:y="0.6291in" draw:caption-point-x="-0.2402in" draw:caption-point-y="0.5988in">
              <dc:date>2014-07-25T00:00:00</dc:date>
              <text:p text:style-name="P2"><text:span text:style-name="T1">Đi trễ 30 p</text:span></text:p>
            </office:annotation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hienTX</text:p>
          </table:table-cell>
          <table:table-cell table:style-name="ce83" table:formula="of:=SUM([.D7:.AH7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CuongLT</text:p>
          </table:table-cell>
          <table:table-cell table:style-name="ce83" table:formula="of:=SUM([.D8:.AH8])" office:value-type="float" office:value="1.5">
            <text:p>1.5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5">
            <text:p>0.5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0">
            <office:annotation draw:style-name="gr2" draw:text-style-name="P2" svg:width="1.1413in" svg:height="0.2346in" svg:x="11.4252in" svg:y="1.1244in" draw:caption-point-x="-0.2402in" draw:caption-point-y="0.5988in">
              <dc:date>2014-07-25T00:00:00</dc:date>
              <text:p text:style-name="P2"><text:span text:style-name="T1">Đi trễ 20 p</text:span></text:p>
            </office:annotation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DuongDN</text:p>
          </table:table-cell>
          <table:table-cell table:style-name="ce83" table:formula="of:=SUM([.D9:.AH9])" office:value-type="float" office:value="0.5">
            <text:p>0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">
            <office:annotation draw:style-name="gr2" draw:text-style-name="P2" svg:width="1.1413in" svg:height="0.2346in" svg:x="12.9031in" svg:y="1.3736in" draw:caption-point-x="-0.2402in" draw:caption-point-y="0.5976in">
              <dc:date>2014-07-29T00:00:00</dc:date>
              <text:p text:style-name="P2"><text:span text:style-name="T1">Đi trễ 30 phút</text:span></text:p>
            </office:annotation>
            <text:p>0</text:p>
          </table:table-cell>
          <table:table-cell table:number-columns-repeated="2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angHT</text:p>
          </table:table-cell>
          <table:table-cell table:style-name="ce83" table:formula="of:=SUM([.D10:.AH10])" office:value-type="float" office:value="4">
            <text:p>4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3" table:style-name="ce86" office:value-type="float" office:value="0">
            <text:p>0</text:p>
          </table:table-cell>
          <table:table-cell table:number-columns-repeated="2" table:style-name="ce86" office:value-type="float" office:value="1">
            <text:p>1</text:p>
          </table:table-cell>
          <table:table-cell table:style-name="ce86" table:number-columns-repeated="2"/>
          <table:table-cell table:number-columns-repeated="2" table:style-name="ce86" office:value-type="float" office:value="1">
            <text:p>1</text:p>
          </table:table-cell>
          <table:table-cell table:number-columns-repeated="2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ienNV</text:p>
          </table:table-cell>
          <table:table-cell table:style-name="ce83" table:formula="of:=SUM([.D11:.AH11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iepNH</text:p>
          </table:table-cell>
          <table:table-cell table:style-name="ce83" table:formula="of:=SUM([.D12:.AH12])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0">
            <office:annotation draw:style-name="gr2" draw:text-style-name="P2" svg:width="1.1413in" svg:height="0.2346in" svg:x="11.4252in" svg:y="2.1154in" draw:caption-point-x="-0.2402in" draw:caption-point-y="0.5988in">
              <dc:date>2014-07-25T00:00:00</dc:date>
              <text:p text:style-name="P2"><text:span text:style-name="T1">Đi trễ 20 p</text:span></text:p>
            </office:annotation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oaHM</text:p>
          </table:table-cell>
          <table:table-cell table:style-name="ce83" table:formula="of:=SUM([.D13:.AH13])" office:value-type="float" office:value="2.5">
            <text:p>2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office:annotation draw:style-name="gr2" draw:text-style-name="P2" svg:width="1.1413in" svg:height="0.2346in" svg:x="7.3614in" svg:y="2.3563in" draw:caption-point-x="-0.2402in" draw:caption-point-y="0.6055in">
              <dc:date>2014-07-14T00:00:00</dc:date>
              <text:p text:style-name="P2"><text:span text:style-name="T1">Đi trễ 1h</text:span></text:p>
            </office:annotation>
            <text:p>0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HuongDT</text:p>
          </table:table-cell>
          <table:table-cell table:style-name="ce83" table:formula="of:=SUM([.D14:.AH14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7" office:value-type="string">
            <text:p>LocNP</text:p>
          </table:table-cell>
          <table:table-cell table:style-name="ce83" table:formula="of:=SUM([.D15:.AH15])" office:value-type="float" office:value="3">
            <text:p>3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number-columns-repeated="2"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office:annotation draw:style-name="gr2" draw:text-style-name="P2" svg:width="1.1413in" svg:height="0.2346in" svg:x="12.5335in" svg:y="2.8594in" draw:caption-point-x="-0.2402in" draw:caption-point-y="0.5976in">
              <dc:date>2014-07-29T00:00:00</dc:date>
              <text:p text:style-name="P2"><text:span text:style-name="T1">Đi trễ 45 phút</text:span></text:p>
            </office:annotation>
            <text:p>0</text:p>
          </table:table-cell>
          <table:table-cell table:style-name="ce86" office:value-type="float" office:value="0">
            <office:annotation draw:style-name="gr2" draw:text-style-name="P2" svg:width="1.1413in" svg:height="0.2346in" svg:x="12.9031in" svg:y="2.8602in" draw:caption-point-x="-0.2402in" draw:caption-point-y="0.5969in">
              <dc:date>2014-07-29T00:00:00</dc:date>
              <text:p text:style-name="P2"><text:span text:style-name="T1">Đi trễ 1h</text:span></text:p>
            </office:annotation>
            <text:p>0</text:p>
          </table:table-cell>
          <table:table-cell table:number-columns-repeated="2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LocNPQ</text:p>
          </table:table-cell>
          <table:table-cell table:style-name="ce83" table:formula="of:=SUM([.D16:.AH16])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MinhHA</text:p>
          </table:table-cell>
          <table:table-cell table:style-name="ce83" table:formula="of:=SUM([.D17:.AH17])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NamTV</text:p>
          </table:table-cell>
          <table:table-cell table:style-name="ce83" table:formula="of:=SUM([.D18:.AH18])" office:value-type="float" office:value="1.5">
            <text:p>1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.5">
            <text:p>0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NguyenHTT</text:p>
          </table:table-cell>
          <table:table-cell table:style-name="ce83" table:formula="of:=SUM([.D19:.AH19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NhanNM</text:p>
          </table:table-cell>
          <table:table-cell table:style-name="ce83" table:formula="of:=SUM([.D20:.AH20])" office:value-type="float" office:value="0">
            <text:p>0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NhanNV</text:p>
          </table:table-cell>
          <table:table-cell table:style-name="ce83" table:formula="of:=SUM([.D21:.AH21])" office:value-type="float" office:value="4.5">
            <text:p>4.5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office:annotation draw:style-name="gr2" draw:text-style-name="P2" svg:width="1.1413in" svg:height="0.2346in" svg:x="7.7307in" svg:y="4.3386in" draw:caption-point-x="-0.2402in" draw:caption-point-y="0.6047in">
              <dc:date>2014-07-15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1">
            <text:p>1</text:p>
          </table:table-cell>
          <table:table-cell table:style-name="ce86" office:value-type="float" office:value="0.5">
            <office:annotation draw:style-name="gr2" draw:text-style-name="P2" svg:width="1.1413in" svg:height="0.2346in" svg:x="10.3169in" svg:y="4.3425in" draw:caption-point-x="-0.2402in" draw:caption-point-y="0.6008in">
              <dc:date>2014-07-22T00:00:00</dc:date>
              <text:p text:style-name="P2"><text:span text:style-name="T1">Nghỉ buổi sáng</text:span></text:p>
            </office:annotation>
            <text:p>0.5</text:p>
          </table:table-cell>
          <table:table-cell table:style-name="ce86">
            <office:annotation draw:style-name="gr2" draw:text-style-name="P2" svg:width="1.1413in" svg:height="0.3902in" svg:x="10.6866in" svg:y="4.348in" draw:caption-point-x="-0.2402in" draw:caption-point-y="0.5953in">
              <dc:date>2014-08-07T00:00:00</dc:date>
              <text:p text:style-name="P2"><text:span text:style-name="T1">Bắt <text:s/>đầu nghỉ để làm luận văn</text:span></text:p>
            </office:annotation>
          </table:table-cell>
          <table:table-cell table:style-name="ce86" table:number-columns-repeated="8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SinhNT</text:p>
          </table:table-cell>
          <table:table-cell table:style-name="ce83" table:formula="of:=SUM([.D22:.AH22])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.5">
            <office:annotation draw:style-name="gr2" draw:text-style-name="P2" svg:width="1.1413in" svg:height="0.2346in" svg:x="7.3614in" svg:y="4.5862in" draw:caption-point-x="-0.2402in" draw:caption-point-y="0.6047in">
              <dc:date>2014-07-15T00:00:00</dc:date>
              <text:p text:style-name="P2"><text:span text:style-name="T1">Nghỉ buồi sáng</text:span></text:p>
            </office:annotation>
            <text:p>0.5</text:p>
          </table:table-cell>
          <table:table-cell table:style-name="ce86" office:value-type="float" office:value="0.5">
            <office:annotation draw:style-name="gr2" draw:text-style-name="P2" svg:width="1.1413in" svg:height="0.3902in" svg:x="7.7307in" svg:y="4.5862in" draw:caption-point-x="-0.2402in" draw:caption-point-y="0.6047in">
              <dc:date>2014-07-15T00:00:00</dc:date>
              <text:p text:style-name="P2"><text:span text:style-name="T1">Vô trễ &gt; 2h, tính nghỉ 1 buổi</text:span></text:p>
            </office:annotation>
            <text:p>0.5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ThachBK</text:p>
          </table:table-cell>
          <table:table-cell table:style-name="ce83" table:formula="of:=SUM([.D23:.AH23])" office:value-type="float" office:value="0">
            <text:p>0</text:p>
          </table:table-cell>
          <table:table-cell table:style-name="ce86" table:number-columns-repeated="22"/>
          <table:table-cell table:number-columns-repeated="3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ThaoDTH</text:p>
          </table:table-cell>
          <table:table-cell table:style-name="ce83" table:formula="of:=SUM([.D24:.AH24])" office:value-type="float" office:value="2">
            <text:p>2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>
            <office:annotation draw:style-name="gr2" draw:text-style-name="P2" svg:width="1.1413in" svg:height="0.2346in" svg:x="13.6421in" svg:y="5.0909in" draw:caption-point-x="-0.2402in" draw:caption-point-y="0.5953in">
              <dc:date>2014-08-07T00:00:00</dc:date>
              <text:p text:style-name="P2"><text:span text:style-name="T1">Bị ốm</text:span></text:p>
            </office:annotation>
            <text:p>1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ThaoTP</text:p>
          </table:table-cell>
          <table:table-cell table:style-name="ce83" table:formula="of:=SUM([.D25:.AH25])" office:value-type="float" office:value="1">
            <text:p>1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ThamDT</text:p>
          </table:table-cell>
          <table:table-cell table:style-name="ce83" table:formula="of:=SUM([.D26:.AH26])" office:value-type="float" office:value="0.5">
            <text:p>0.5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ThieuNV</text:p>
          </table:table-cell>
          <table:table-cell table:style-name="ce83" table:formula="of:=SUM([.D27:.AH27])" office:value-type="float" office:value="2">
            <text:p>2</text:p>
          </table:table-cell>
          <table:table-cell table:style-name="ce86" office:value-type="float" office:value="0">
            <text:p>0</text:p>
          </table:table-cell>
          <table:table-cell table:number-columns-repeated="2"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7" office:value-type="string">
            <text:p>ThuyLTT</text:p>
          </table:table-cell>
          <table:table-cell table:style-name="ce83" table:formula="of:=SUM([.D28:.AH28])" office:value-type="float" office:value="0.5">
            <text:p>0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7" office:value-type="string">
            <text:p>VietBA</text:p>
          </table:table-cell>
          <table:table-cell table:style-name="ce83" table:formula="of:=SUM([.D29:.AH29])" office:value-type="float" office:value="2.5">
            <text:p>2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0.5">
            <text:p>0.5</text:p>
          </table:table-cell>
          <table:table-cell table:number-columns-repeated="2" table:style-name="ce86" office:value-type="float" office:value="1">
            <text:p>1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7" office:value-type="string">
            <text:p>VietTH</text:p>
          </table:table-cell>
          <table:table-cell table:style-name="ce83" table:formula="of:=SUM([.D30:.AH30])" office:value-type="float" office:value="2.5">
            <text:p>2.5</text:p>
          </table:table-cell>
          <table:table-cell table:number-columns-repeated="4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number-columns-repeated="5" table:style-name="ce86" office:value-type="float" office:value="0">
            <text:p>0</text:p>
          </table:table-cell>
          <table:table-cell table:style-name="ce86" table:number-columns-repeated="2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.5">
            <text:p>0.5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number-columns-repeated="4" table:style-name="ce86" office:value-type="float" office:value="0">
            <text:p>0</text:p>
          </table:table-cell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39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8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1"/>
          <table:table-cell table:style-name="ce36" table:number-columns-repeated="2"/>
          <table:table-cell table:style-name="ce105" office:value-type="string" table:number-columns-spanned="31" table:number-rows-spanned="1">
            <text:p>August</text:p>
          </table:table-cell>
          <table:covered-table-cell table:number-columns-repeated="30" table:style-name="ce108"/>
          <table:table-cell table:style-name="ce57" table:number-columns-repeated="975"/>
        </table:table-row>
        <table:table-row table:style-name="ro6">
          <table:table-cell table:style-name="ce51" office:value-type="string">
            <text:p>No.</text:p>
          </table:table-cell>
          <table:table-cell table:style-name="ce51" office:value-type="string">
            <text:p>Name</text:p>
          </table:table-cell>
          <table:table-cell table:style-name="ce51" office:value-type="string">
            <text:p>Absent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-2">
            <text:p>-2</text:p>
          </table:table-cell>
          <table:table-cell table:style-name="ce106" office:value-type="float" office:value="-3">
            <text:p>-3</text:p>
          </table:table-cell>
          <table:table-cell table:style-name="ce106" office:value-type="float" office:value="4">
            <text:p>4</text:p>
          </table:table-cell>
          <table:table-cell table:style-name="ce106" office:value-type="float" office:value="5">
            <text:p>5</text:p>
          </table:table-cell>
          <table:table-cell table:style-name="ce106" office:value-type="float" office:value="6">
            <text:p>6</text:p>
          </table:table-cell>
          <table:table-cell table:style-name="ce106" office:value-type="float" office:value="7">
            <text:p>7</text:p>
          </table:table-cell>
          <table:table-cell table:style-name="ce106" office:value-type="float" office:value="8">
            <text:p>8</text:p>
          </table:table-cell>
          <table:table-cell table:style-name="ce106" office:value-type="float" office:value="-9">
            <text:p>-9</text:p>
          </table:table-cell>
          <table:table-cell table:style-name="ce106" office:value-type="float" office:value="-10">
            <text:p>-10</text:p>
          </table:table-cell>
          <table:table-cell table:style-name="ce106" office:value-type="float" office:value="11">
            <text:p>11</text:p>
          </table:table-cell>
          <table:table-cell table:style-name="ce106" office:value-type="float" office:value="12">
            <text:p>12</text:p>
          </table:table-cell>
          <table:table-cell table:style-name="ce106" office:value-type="float" office:value="13">
            <text:p>13</text:p>
          </table:table-cell>
          <table:table-cell table:style-name="ce106" office:value-type="float" office:value="14">
            <text:p>14</text:p>
          </table:table-cell>
          <table:table-cell table:style-name="ce106" office:value-type="float" office:value="15">
            <text:p>15</text:p>
          </table:table-cell>
          <table:table-cell table:style-name="ce106" office:value-type="float" office:value="-16">
            <text:p>-16</text:p>
          </table:table-cell>
          <table:table-cell table:style-name="ce106" office:value-type="float" office:value="-17">
            <text:p>-17</text:p>
          </table:table-cell>
          <table:table-cell table:style-name="ce106" office:value-type="float" office:value="18">
            <text:p>18</text:p>
          </table:table-cell>
          <table:table-cell table:style-name="ce106" office:value-type="float" office:value="19">
            <text:p>19</text:p>
          </table:table-cell>
          <table:table-cell table:style-name="ce106" office:value-type="float" office:value="20">
            <text:p>20</text:p>
          </table:table-cell>
          <table:table-cell table:style-name="ce106" office:value-type="float" office:value="21">
            <text:p>21</text:p>
          </table:table-cell>
          <table:table-cell table:style-name="ce106" office:value-type="float" office:value="22">
            <text:p>22</text:p>
          </table:table-cell>
          <table:table-cell table:style-name="ce106" office:value-type="float" office:value="-23">
            <text:p>-23</text:p>
          </table:table-cell>
          <table:table-cell table:style-name="ce106" office:value-type="float" office:value="-24">
            <text:p>-24</text:p>
          </table:table-cell>
          <table:table-cell table:style-name="ce106" office:value-type="float" office:value="25">
            <text:p>25</text:p>
          </table:table-cell>
          <table:table-cell table:style-name="ce106" office:value-type="float" office:value="26">
            <text:p>26</text:p>
          </table:table-cell>
          <table:table-cell table:style-name="ce106" office:value-type="float" office:value="27">
            <text:p>27</text:p>
          </table:table-cell>
          <table:table-cell table:style-name="ce106" office:value-type="float" office:value="28">
            <text:p>28</text:p>
          </table:table-cell>
          <table:table-cell table:style-name="ce106" office:value-type="float" office:value="29">
            <text:p>29</text:p>
          </table:table-cell>
          <table:table-cell table:style-name="ce106" office:value-type="float" office:value="-30">
            <text:p>-30</text:p>
          </table:table-cell>
          <table:table-cell table:style-name="ce106" office:value-type="float" office:value="-31">
            <text:p>-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7" office:value-type="string">
            <text:p>AnVH</text:p>
          </table:table-cell>
          <table:table-cell table:style-name="ce104" table:formula="of:=SUM([.D3:.AH3])" office:value-type="float" office:value="3">
            <text:p>3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number-columns-repeated="4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7" office:value-type="string">
            <text:p>AnVT</text:p>
          </table:table-cell>
          <table:table-cell table:style-name="ce104" table:formula="of:=SUM([.D4:.AH4])" office:value-type="float" office:value="1">
            <text:p>1</text:p>
          </table:table-cell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7" office:value-type="string">
            <text:p>BinhNT</text:p>
          </table:table-cell>
          <table:table-cell table:style-name="ce104" table:formula="of:=SUM([.D5:.AH5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7" office:value-type="string">
            <text:p>ChanhLH</text:p>
          </table:table-cell>
          <table:table-cell table:style-name="ce104" table:formula="of:=SUM([.D6:.AH6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7" office:value-type="string">
            <text:p>ChienTX</text:p>
          </table:table-cell>
          <table:table-cell table:style-name="ce104" table:formula="of:=SUM([.D7:.AH7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7" office:value-type="string">
            <text:p>CuongLT</text:p>
          </table:table-cell>
          <table:table-cell table:style-name="ce104" table:formula="of:=SUM([.D8:.AH8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7" office:value-type="string">
            <text:p>DuongDN</text:p>
          </table:table-cell>
          <table:table-cell table:style-name="ce104" table:formula="of:=SUM([.D9:.AH9])" office:value-type="float" office:value="1">
            <text:p>1</text:p>
          </table:table-cell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7" office:value-type="string">
            <text:p>HangHT</text:p>
          </table:table-cell>
          <table:table-cell table:style-name="ce104" table:formula="of:=SUM([.D10:.AH10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7" office:value-type="string">
            <text:p>HienNV</text:p>
          </table:table-cell>
          <table:table-cell table:style-name="ce104" table:formula="of:=SUM([.D11:.AH11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7" office:value-type="string">
            <text:p>HiepNH</text:p>
          </table:table-cell>
          <table:table-cell table:style-name="ce104" table:formula="of:=SUM([.D12:.AH12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7" office:value-type="string">
            <text:p>HoaHM</text:p>
          </table:table-cell>
          <table:table-cell table:style-name="ce104" table:formula="of:=SUM([.D13:.AH13])" office:value-type="float" office:value="2.5">
            <text:p>2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7" office:value-type="string">
            <text:p>HuongDT</text:p>
          </table:table-cell>
          <table:table-cell table:style-name="ce104" table:formula="of:=SUM([.D14:.AH14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2">
          <table:table-cell table:style-name="ce34" office:value-type="float" office:value="13">
            <text:p>13</text:p>
          </table:table-cell>
          <table:table-cell table:style-name="ce37" office:value-type="string">
            <text:p>KhoiNLD</text:p>
          </table:table-cell>
          <table:table-cell table:style-name="ce104"/>
          <table:table-cell table:style-name="ce107" table:number-columns-repeated="10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7" office:value-type="string">
            <text:p>LocNP</text:p>
          </table:table-cell>
          <table:table-cell table:style-name="ce104" table:formula="of:=SUM([.D16:.AH16])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7" office:value-type="string">
            <text:p>LocNPQ</text:p>
          </table:table-cell>
          <table:table-cell table:style-name="ce104" table:formula="of:=SUM([.D17:.AH17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7" office:value-type="string">
            <text:p>MaiNTP</text:p>
          </table:table-cell>
          <table:table-cell table:style-name="ce104" table:formula="of:=SUM([.D18:.AH18])" office:value-type="float" office:value="0">
            <text:p>0</text:p>
          </table:table-cell>
          <table:table-cell table:style-name="ce107" table:number-columns-repeated="19"/>
          <table:table-cell table:number-columns-repeated="3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7" office:value-type="string">
            <text:p>MinhHA</text:p>
          </table:table-cell>
          <table:table-cell table:style-name="ce104" table:formula="of:=SUM([.D19:.AH19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7" office:value-type="string">
            <text:p>NamTV</text:p>
          </table:table-cell>
          <table:table-cell table:style-name="ce104" table:formula="of:=SUM([.D20:.AH20])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7" office:value-type="string">
            <text:p>NguyenHTT</text:p>
          </table:table-cell>
          <table:table-cell table:style-name="ce104" table:formula="of:=SUM([.D21:.AH21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7" office:value-type="string">
            <text:p>NhanNM</text:p>
          </table:table-cell>
          <table:table-cell table:style-name="ce104" table:formula="of:=SUM([.D22:.AH22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7" office:value-type="string">
            <text:p>NhanNV</text:p>
          </table:table-cell>
          <table:table-cell table:style-name="ce104" table:formula="of:=SUM([.D23:.AH23])" office:value-type="float" office:value="0.5">
            <text:p>0.5</text:p>
          </table:table-cell>
          <table:table-cell table:style-name="ce107" table:number-columns-repeated="19"/>
          <table:table-cell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7" office:value-type="string">
            <text:p>SinhNT</text:p>
          </table:table-cell>
          <table:table-cell table:style-name="ce104" table:formula="of:=SUM([.D24:.AH24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7" office:value-type="string">
            <text:p>ThachBK</text:p>
          </table:table-cell>
          <table:table-cell table:style-name="ce104" table:formula="of:=SUM([.D25:.AH25])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2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number-columns-repeated="2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">
            <office:annotation draw:style-name="gr2" draw:text-style-name="P2" svg:width="1.1413in" svg:height="0.2346in" svg:x="7.7307in" svg:y="5.3213in" draw:caption-point-x="-0.2402in" draw:caption-point-y="0.5976in">
              <dc:date>2014-08-15T00:00:00</dc:date>
              <text:p text:style-name="P2"><text:span text:style-name="T1">Vô trễ 1h</text:span></text:p>
            </office:annotation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7" office:value-type="string">
            <text:p>ThaoDTH</text:p>
          </table:table-cell>
          <table:table-cell table:style-name="ce104" table:formula="of:=SUM([.D26:.AH26])" office:value-type="float" office:value="2">
            <text:p>2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style-name="ce107" office:value-type="float" office:value="1">
            <office:annotation draw:style-name="gr2" draw:text-style-name="P2" svg:width="1.1413in" svg:height="0.2346in" svg:x="3.6669in" svg:y="5.565in" draw:caption-point-x="-0.2402in" draw:caption-point-y="0.602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style-name="ce107" office:value-type="float" office:value="1">
            <office:annotation draw:style-name="gr2" draw:text-style-name="P2" svg:width="1.1413in" svg:height="0.2346in" svg:x="4.0362in" svg:y="5.565in" draw:caption-point-x="-0.2402in" draw:caption-point-y="0.602in">
              <dc:date>2014-08-05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7" office:value-type="string">
            <text:p>ThaoTP</text:p>
          </table:table-cell>
          <table:table-cell table:style-name="ce104" table:formula="of:=SUM([.D27:.AH27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.5">
            <office:annotation draw:style-name="gr2" draw:text-style-name="P2" svg:width="1.1413in" svg:height="0.3902in" svg:x="5.1449in" svg:y="5.8146in" draw:caption-point-x="-0.2402in" draw:caption-point-y="0.6in">
              <dc:date>2014-08-08T00:00:00</dc:date>
              <text:p text:style-name="P2"><text:span text:style-name="T1">Nghỉ buổi sáng</text:span></text:p>
              <text:p text:style-name="P2"><text:span text:style-name="T1"/></text:p>
            </office:annotation>
            <text:p>0.5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7" office:value-type="string">
            <text:p>ThamDT</text:p>
          </table:table-cell>
          <table:table-cell table:style-name="ce104" table:formula="of:=SUM([.D28:.AH28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7" office:value-type="string">
            <text:p>ThieuNV</text:p>
          </table:table-cell>
          <table:table-cell table:style-name="ce104" table:formula="of:=SUM([.D29:.AH29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8">
            <text:p>28</text:p>
          </table:table-cell>
          <table:table-cell table:style-name="ce37" office:value-type="string">
            <text:p>ThuyLTT</text:p>
          </table:table-cell>
          <table:table-cell table:style-name="ce104" table:formula="of:=SUM([.D30:.AH30])" office:value-type="float" office:value="1">
            <text:p>1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4" table:style-name="ce107" office:value-type="float" office:value="0">
            <text:p>0</text:p>
          </table:table-cell>
          <table:table-cell table:style-name="ce107" office:value-type="float" office:value="0.5">
            <text:p>0.5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29">
            <text:p>29</text:p>
          </table:table-cell>
          <table:table-cell table:style-name="ce37" office:value-type="string">
            <text:p>VanN</text:p>
          </table:table-cell>
          <table:table-cell table:style-name="ce104" table:formula="of:=SUM([.D31:.AH31])" office:value-type="float" office:value="0">
            <text:p>0</text:p>
          </table:table-cell>
          <table:table-cell table:style-name="ce107" table:number-columns-repeated="17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0">
            <text:p>30</text:p>
          </table:table-cell>
          <table:table-cell table:style-name="ce37" office:value-type="string">
            <text:p>VietBA</text:p>
          </table:table-cell>
          <table:table-cell table:style-name="ce104" table:formula="of:=SUM([.D32:.AH32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6">
          <table:table-cell table:style-name="ce34" office:value-type="float" office:value="31">
            <text:p>31</text:p>
          </table:table-cell>
          <table:table-cell table:style-name="ce37" office:value-type="string">
            <text:p>VietTH</text:p>
          </table:table-cell>
          <table:table-cell table:style-name="ce104" table:formula="of:=SUM([.D33:.AH33])" office:value-type="float" office:value="0">
            <text:p>0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2"/>
          <table:table-cell table:number-columns-repeated="5" table:style-name="ce107" office:value-type="float" office:value="0">
            <text:p>0</text:p>
          </table:table-cell>
          <table:table-cell table:style-name="ce107" table:number-columns-repeated="9"/>
          <table:table-cell table:style-name="ce36" table:number-columns-repeated="955"/>
          <table:table-cell table:number-columns-repeated="20"/>
        </table:table-row>
        <table:table-row table:style-name="ro2" table:number-rows-repeated="65406">
          <table:table-cell table:style-name="ce36" table:number-columns-repeated="989"/>
          <table:table-cell table:number-columns-repeated="20"/>
        </table:table-row>
        <table:table-row table:style-name="ro2" table:number-rows-repeated="983136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8/27/2014</text:date>, <text:time>10:5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8-27">08/27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538</meta:editing-cycles>
    <meta:editing-duration>P2DT19H21M27S</meta:editing-duration>
    <meta:generator>OpenOffice/4.0.1$Win32 OpenOffice.org_project/401m5$Build-9714</meta:generator>
    <dc:date>2014-08-27T10:58:07.12</dc:date>
    <meta:document-statistic meta:table-count="11" meta:cell-count="4686" meta:object-count="0"/>
    <meta:user-defined meta:name="Info 1"/>
    <meta:user-defined meta:name="Info 2"/>
    <meta:user-defined meta:name="Info 3"/>
    <meta:user-defined meta:name="Info 4"/>
  </office:meta>
</office:document-meta>
</file>